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99CCFF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99CCFF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99CCFF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99CC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#969696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top" fo:wrap-option="wrap" fo:background-color="#969696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fo:background-color="#969696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FFCC00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FCC00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FCC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#FFCC00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double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double #000000" fo:border-bottom="none" fo:border-left="none" fo:border-right="thin double #000000" style:vertical-align="top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none" style:vertical-align="top" fo:wrap-option="wrap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thin double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none" fo:border-bottom="none" fo:border-left="none" fo:border-right="thin double #000000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double #000000" fo:border-bottom="none" fo:border-left="none" fo:border-right="none"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none" fo:border-left="none" fo:border-right="thin double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fo:wrap-option="wrap"/>
    </style:style>
    <style:style style:name="ce29" style:family="table-cell" style:parent-style-name="Default" style:data-style-name="N0">
      <style:table-cell-properties fo:border-top="thin double #000000" fo:border-bottom="none" fo:border-left="thin double #000000" fo:border-right="none" style:vertical-align="top" fo:wrap-option="wrap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none" fo:border-bottom="none" fo:border-left="thin double #000000" fo:border-right="none" style:vertical-align="top" fo:wrap-option="wrap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top" fo:wrap-option="wrap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top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top" fo:wrap-option="wrap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top" fo:wrap-option="wrap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top" fo:wrap-option="wrap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double #000000" fo:border-bottom="none" fo:border-left="thin double #000000" fo:border-right="none" style:vertical-align="top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thin double #000000" fo:border-bottom="none" fo:border-left="none" fo:border-right="none" style:vertical-align="to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none" fo:border-bottom="thin double #000000" fo:border-left="thin double #000000" fo:border-right="none" style:vertical-align="top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none" fo:border-bottom="thin double #000000" fo:border-left="none" fo:border-right="none" style:vertical-align="top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none" fo:border-left="thin double #000000" fo:border-right="none" style:vertical-align="top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top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top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to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top" fo:wrap-option="wrap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order-top="none" fo:border-bottom="none" fo:border-left="none" fo:border-right="thin double #000000" style:vertical-align="top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fo:border-top="none" fo:border-bottom="none" fo:border-left="thin double #000000" fo:border-right="none" style:vertical-align="top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double #000000" fo:border-bottom="none" fo:border-left="thin double #000000" fo:border-right="none" style:vertical-align="top" fo:wrap-option="wrap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order-top="none" fo:border-bottom="thin double #000000" fo:border-left="thin double #000000" fo:border-right="none" style:vertical-align="top" fo:wrap-option="wrap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fo:border-top="thin double #000000" fo:border-bottom="none" fo:border-left="none" fo:border-right="none" style:vertical-align="top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double #000000" fo:border-left="none" fo:border-right="none" style:vertical-align="top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none" fo:border-left="thin double #000000" fo:border-right="none" style:vertical-align="top" fo:wrap-option="wrap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middle" fo:wrap-option="wrap" style:direction="ttb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thin double #000000" fo:border-bottom="thin double #000000" fo:border-left="none" fo:border-right="none" style:vertical-align="top" fo:wrap-option="wrap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double #000000" fo:border-bottom="thin double #000000" fo:border-left="thin double #000000" fo:border-right="none" style:vertical-align="top" fo:wrap-option="wrap" style:repeat-content="false"/>
      <style:paragraph-properties fo:text-align="end" fo:margin-right="0cm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766666666667cm" style:use-optimal-column-width="true"/>
    </style:style>
    <style:style style:name="co5" style:family="table-column">
      <style:table-column-properties fo:break-before="auto" style:column-width="3.81cm" style:use-optimal-column-width="true"/>
    </style:style>
    <style:style style:name="co6" style:family="table-column">
      <style:table-column-properties fo:break-before="auto" style:column-width="2.7305cm" style:use-optimal-column-width="true"/>
    </style:style>
    <style:style style:name="co7" style:family="table-column">
      <style:table-column-properties fo:break-before="auto" style:column-width="1.7145cm" style:use-optimal-column-width="true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714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0955cm" style:use-optimal-column-width="true"/>
    </style:style>
    <style:style style:name="co12" style:family="table-column">
      <style:table-column-properties fo:break-before="auto" style:column-width="2.30716666666667cm"/>
    </style:style>
    <style:style style:name="co13" style:family="table-column">
      <style:table-column-properties fo:break-before="auto" style:column-width="3.97933333333333cm"/>
    </style:style>
    <style:style style:name="co14" style:family="table-column">
      <style:table-column-properties fo:break-before="auto" style:column-width="6.30766666666667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10.3081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管理</text:ruby-base><text:ruby-text text:style-name="T6">カンリ</text:ruby-text></text:ruby>システムにおいては、<text:ruby text:style-name="ru1"><text:ruby-base>以下</text:ruby-base><text:ruby-text text:style-name="T6">イカ</text:ruby-text></text:ruby>について１０<text:ruby text:style-name="ru1"><text:ruby-base>桁</text:ruby-base><text:ruby-text text:style-name="T6">ケタ</text:ruby-text></text:ruby>のユニークなIDを<text:ruby text:style-name="ru1"><text:ruby-base>定</text:ruby-base><text:ruby-text text:style-name="T6">サダ</text:ruby-text></text:ruby>め<text:ruby text:style-name="ru1"><text:ruby-base>管理</text:ruby-base><text:ruby-text text:style-name="T6">カンリ</text:ruby-text></text:ruby>する。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面</text:ruby-base><text:ruby-text text:style-name="T6">ガメン</text:ruby-text></text:ruby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面</text:ruby-base><text:ruby-text text:style-name="T6">ガメン</text:ruby-text></text:ruby>に<text:ruby text:style-name="ru1"><text:ruby-base>対応</text:ruby-base><text:ruby-text text:style-name="T6">タイオウ</text:ruby-text></text:ruby>するサーバプログラム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面</text:ruby-base><text:ruby-text text:style-name="T6">ガメン</text:ruby-text></text:ruby>に<text:ruby text:style-name="ru1"><text:ruby-base>対応</text:ruby-base><text:ruby-text text:style-name="T6">タイオウ</text:ruby-text></text:ruby>するhtmlファイ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面</text:ruby-base><text:ruby-text text:style-name="T6">ガメン</text:ruby-text></text:ruby>に<text:ruby text:style-name="ru1"><text:ruby-base>対応</text:ruby-base><text:ruby-text text:style-name="T6">タイオウ</text:ruby-text></text:ruby>するsqlファイ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avaScrip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ta Fi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像</text:ruby-base><text:ruby-text text:style-name="T6">ガゾウ</text:ruby-text></text:ruby>ファイル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管理</text:ruby-base><text:ruby-text text:style-name="T6">カンリ</text:ruby-text></text:ruby>システムにおいては、テーブル、CSVファイル、htmlファイルにおいて<text:ruby text:style-name="ru1"><text:ruby-base>用</text:ruby-base><text:ruby-text text:style-name="T6">モチ</text:ruby-text></text:ruby>いるコードをコード<text:ruby text:style-name="ru1"><text:ruby-base>一覧</text:ruby-base><text:ruby-text text:style-name="T6">イチラン</text:ruby-text></text:ruby>テーブルに<text:ruby text:style-name="ru1"><text:ruby-base>記</text:ruby-base><text:ruby-text text:style-name="T6">シル</text:ruby-text></text:ruby>し管理する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ruby text:style-name="ru1"><text:ruby-base>本</text:ruby-base><text:ruby-text text:style-name="T6">ホン</text:ruby-text></text:ruby>ブックの「コード<text:ruby text:style-name="ru1"><text:ruby-base>一覧</text:ruby-base><text:ruby-text text:style-name="T6">イチラン</text:ruby-text></text:ruby>」シートがコード<text:ruby text:style-name="ru1"><text:ruby-base>一覧</text:ruby-base><text:ruby-text text:style-name="T6">イチラン</text:ruby-text></text:ruby>テーブルの<text:ruby text:style-name="ru1"><text:ruby-base>内容</text:ruby-base><text:ruby-text text:style-name="T6">ナイヨウ</text:ruby-text></text:ruby>になる。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ID体系" table:style-name="ta2">
        <table:table-column table:style-name="co3" table:default-cell-style-name="ce2"/>
        <table:table-column table:style-name="co4" table:default-cell-style-name="ce3"/>
        <table:table-column table:style-name="co5" table:default-cell-style-name="ce10"/>
        <table:table-column table:style-name="co4" table:default-cell-style-name="ce3"/>
        <table:table-column table:style-name="co6" table:default-cell-style-name="ce10"/>
        <table:table-column table:style-name="co7" table:default-cell-style-name="ce3"/>
        <table:table-column table:style-name="co8" table:default-cell-style-name="ce10"/>
        <table:table-column table:style-name="co8" table:default-cell-style-name="ce3"/>
        <table:table-column table:style-name="co8" table:default-cell-style-name="ce10"/>
        <table:table-column table:style-name="co4" table:default-cell-style-name="ce3"/>
        <table:table-column table:style-name="co9" table:default-cell-style-name="ce10"/>
        <table:table-column table:style-name="co4" table:default-cell-style-name="ce3"/>
        <table:table-column table:style-name="co10" table:default-cell-style-name="ce10"/>
        <table:table-column table:style-name="co11" table:default-cell-style-name="ce3"/>
        <table:table-column table:style-name="co2" table:number-columns-repeated="16370" table:default-cell-style-name="ce1"/>
        <table:table-row table:style-name="ro2">
          <table:table-cell table:style-name="ce14"/>
          <table:table-cell office:value-type="string" table:style-name="ce15">
            <text:p>１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5">
            <text:p>２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5">
            <text:p>３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5">
            <text:p>４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5">
            <text:p>５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5">
            <text:p>６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office:value-type="string" table:style-name="ce16">
            <text:p><text:ruby text:style-name="ru1"><text:ruby-base>意味</text:ruby-base><text:ruby-text text:style-name="T6">イミ</text:ruby-text></text:ruby></text:p>
          </table:table-cell>
          <table:table-cell office:value-type="string" table:style-name="ce17">
            <text:p>７～１０<text:ruby text:style-name="ru1"><text:ruby-base>桁</text:ruby-base><text:ruby-text text:style-name="T6">ケタ</text:ruby-text></text:ruby><text:ruby text:style-name="ru1"><text:ruby-base>目</text:ruby-base><text:ruby-text text:style-name="T6">メ</text:ruby-text></text:ruby>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27" table:style-name="ce67">
            <text:p>ファイル<text:ruby text:style-name="ru1"><text:ruby-base>資源</text:ruby-base><text:ruby-text text:style-name="T6">シゲン</text:ruby-text></text:ruby>(ファイル<text:ruby text:style-name="ru1"><text:ruby-base>名</text:ruby-base><text:ruby-text text:style-name="T6">メイ</text:ruby-text></text:ruby><text:ruby text:style-name="ru1"><text:ruby-base>命名</text:ruby-base><text:ruby-text text:style-name="T6">メイメイ</text:ruby-text></text:ruby><text:ruby text:style-name="ru1"><text:ruby-base>規約</text:ruby-base><text:ruby-text text:style-name="T6">キヤク</text:ruby-text></text:ruby>)</text:p>
          </table:table-cell>
          <table:table-cell office:value-type="string" table:number-columns-spanned="1" table:number-rows-spanned="16" table:style-name="ce68">
            <text:p>d</text:p>
          </table:table-cell>
          <table:table-cell office:value-type="string" table:number-columns-spanned="1" table:number-rows-spanned="16" table:style-name="ce60">
            <text:p><text:ruby text:style-name="ru1"><text:ruby-base>画面</text:ruby-base><text:ruby-text text:style-name="T6">ガメン</text:ruby-text></text:ruby>（ブレード<text:ruby text:style-name="ru1"><text:ruby-base>名</text:ruby-base><text:ruby-text text:style-name="T6">メイ</text:ruby-text></text:ruby><text:ruby text:style-name="ru1"><text:ruby-base>命名規約</text:ruby-base><text:ruby-text text:style-name="T6">メイメイキヤク</text:ruby-text></text:ruby>）</text:p>
          </table:table-cell>
          <table:table-cell office:value-type="float" office:value="0" table:style-name="ce3">
            <text:p>0</text:p>
          </table:table-cell>
          <table:table-cell office:value-type="string" table:style-name="ce10">
            <text:p><text:ruby text:style-name="ru1"><text:ruby-base>全</text:ruby-base><text:ruby-text text:style-name="T6">ゼン</text:ruby-text></text:ruby><text:ruby text:style-name="ru1"><text:ruby-base>権限</text:ruby-base><text:ruby-text text:style-name="T6">ケンゲン</text:ruby-text></text:ruby><text:ruby text:style-name="ru1"><text:ruby-base>共用</text:ruby-base><text:ruby-text text:style-name="T6">キョウヨウ</text:ruby-text></text:ruby></text:p>
          </table:table-cell>
          <table:table-cell office:value-type="string" table:style-name="ce4">
            <text:p>0</text:p>
          </table:table-cell>
          <table:table-cell office:value-type="string" table:style-name="ce10">
            <text:p>その<text:ruby text:style-name="ru1"><text:ruby-base>他</text:ruby-base><text:ruby-text text:style-name="T6">タ</text:ruby-text></text:ruby></text:p>
          </table:table-cell>
          <table:table-cell office:value-type="string" table:style-name="ce3">
            <text:p>0<text:ruby text:style-name="ru1"><text:ruby-base>固定</text:ruby-base><text:ruby-text text:style-name="T6">コテイ</text:ruby-text></text:ruby></text:p>
          </table:table-cell>
          <table:table-cell table:style-name="ce10"/>
          <table:table-cell office:value-type="float" office:value="1" table:style-name="ce3">
            <text:p>1</text:p>
          </table:table-cell>
          <table:table-cell office:value-type="string" table:style-name="ce10">
            <text:p><text:ruby text:style-name="ru1"><text:ruby-base>選択</text:ruby-base><text:ruby-text text:style-name="T6">センタク</text:ruby-text></text:ruby></text:p>
          </table:table-cell>
          <table:table-cell office:value-type="float" office:value="0" table:style-name="ce3">
            <text:p>0</text:p>
          </table:table-cell>
          <table:table-cell office:value-type="string" table:style-name="ce10">
            <text:p><text:ruby text:style-name="ru1"><text:ruby-base>全画面</text:ruby-base><text:ruby-text text:style-name="T6">ゼンガメン</text:ruby-text></text:ruby></text:p>
          </table:table-cell>
          <table:table-cell office:value-type="string" table:style-name="ce3">
            <text:p>0001<text:ruby text:style-name="ru1"><text:ruby-base>固定</text:ruby-base><text:ruby-text text:style-name="T6">コテイ</text:ruby-text></text:ruby>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covered-table-cell/>
          <table:covered-table-cell/>
          <table:covered-table-cell/>
          <table:table-cell office:value-type="float" office:value="1" table:style-name="ce3">
            <text:p>1</text:p>
          </table:table-cell>
          <table:table-cell office:value-type="string" table:style-name="ce10">
            <text:p><text:ruby text:style-name="ru1"><text:ruby-base>作業者</text:ruby-base><text:ruby-text text:style-name="T6">サギョウシャ</text:ruby-text></text:ruby></text:p>
          </table:table-cell>
          <table:table-cell office:value-type="float" office:value="1" table:style-name="ce50">
            <text:p>1</text:p>
          </table:table-cell>
          <table:table-cell office:value-type="string" table:style-name="ce51">
            <text:p><text:ruby text:style-name="ru1"><text:ruby-base>人員</text:ruby-base><text:ruby-text text:style-name="T6">ジンイン</text:ruby-text></text:ruby></text:p>
          </table:table-cell>
          <table:table-cell office:value-type="string" table:style-name="ce33">
            <text:p>0<text:ruby text:style-name="ru1"><text:ruby-base>固定</text:ruby-base><text:ruby-text text:style-name="T6">コテイ</text:ruby-text></text:ruby></text:p>
          </table:table-cell>
          <table:table-cell table:style-name="ce34"/>
          <table:table-cell office:value-type="float" office:value="2" table:style-name="ce3">
            <text:p>2</text:p>
          </table:table-cell>
          <table:table-cell office:value-type="string" table:style-name="ce10">
            <text:p><text:ruby text:style-name="ru1"><text:ruby-base>表示</text:ruby-base><text:ruby-text text:style-name="T6">ヒョウジ</text:ruby-text></text:ruby></text:p>
          </table:table-cell>
          <table:table-cell office:value-type="float" office:value="1" table:style-name="ce3">
            <text:p>1</text:p>
          </table:table-cell>
          <table:table-cell office:value-type="string" table:style-name="ce10">
            <text:p>ヘッダ<text:ruby text:style-name="ru1"><text:ruby-base>画面</text:ruby-base><text:ruby-text text:style-name="T6">ガメン</text:ruby-text></text:ruby></text:p>
          </table:table-cell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office:value-type="float" office:value="9" table:style-name="ce3">
            <text:p>9</text:p>
          </table:table-cell>
          <table:table-cell office:value-type="string" table:style-name="ce10">
            <text:p>システム<text:ruby text:style-name="ru1"><text:ruby-base>管理者</text:ruby-base><text:ruby-text text:style-name="T6">カンリシャ</text:ruby-text></text:ruby></text:p>
          </table:table-cell>
          <table:table-cell office:value-type="float" office:value="2" table:style-name="ce50">
            <text:p>2</text:p>
          </table:table-cell>
          <table:table-cell office:value-type="string" table:style-name="ce51">
            <text:p><text:ruby text:style-name="ru1"><text:ruby-base>部署</text:ruby-base><text:ruby-text text:style-name="T6">ブショ</text:ruby-text></text:ruby></text:p>
          </table:table-cell>
          <table:table-cell office:value-type="float" office:value="1" table:style-name="ce55">
            <text:p>1</text:p>
          </table:table-cell>
          <table:table-cell office:value-type="string" table:style-name="ce34">
            <text:p><text:ruby text:style-name="ru1"><text:ruby-base>部署</text:ruby-base><text:ruby-text text:style-name="T6">ブショ</text:ruby-text></text:ruby></text:p>
          </table:table-cell>
          <table:table-cell office:value-type="float" office:value="3" table:style-name="ce3">
            <text:p>3</text:p>
          </table:table-cell>
          <table:table-cell office:value-type="string" table:style-name="ce10">
            <text:p><text:ruby text:style-name="ru1"><text:ruby-base>登録</text:ruby-base><text:ruby-text text:style-name="T6">トウロク</text:ruby-text></text:ruby></text:p>
          </table:table-cell>
          <table:table-cell office:value-type="float" office:value="2" table:style-name="ce3">
            <text:p>2</text:p>
          </table:table-cell>
          <table:table-cell office:value-type="string" table:style-name="ce10">
            <text:p>ツリー<text:ruby text:style-name="ru1"><text:ruby-base>画面</text:ruby-base><text:ruby-text text:style-name="T6">ガメン</text:ruby-text></text:ruby></text:p>
          </table:table-cell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3"/>
          <table:table-cell table:style-name="ce10"/>
          <table:table-cell table:style-name="ce52"/>
          <table:table-cell table:style-name="ce53"/>
          <table:table-cell office:value-type="float" office:value="2" table:style-name="ce54">
            <text:p>2</text:p>
          </table:table-cell>
          <table:table-cell office:value-type="string" table:style-name="ce38">
            <text:p>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</text:p>
          </table:table-cell>
          <table:table-cell office:value-type="float" office:value="4" table:style-name="ce4">
            <text:p>4</text:p>
          </table:table-cell>
          <table:table-cell office:value-type="string" table:style-name="ce10">
            <text:p><text:ruby text:style-name="ru1"><text:ruby-base>取込</text:ruby-base><text:ruby-text text:style-name="T6">トリコミ</text:ruby-text></text:ruby></text:p>
          </table:table-cell>
          <table:table-cell office:value-type="float" office:value="3" table:style-name="ce58">
            <text:p>3</text:p>
          </table:table-cell>
          <table:table-cell office:value-type="string" table:style-name="ce57">
            <text:p><text:ruby text:style-name="ru1"><text:ruby-base>詳細</text:ruby-base><text:ruby-text text:style-name="T6">ショウサイ</text:ruby-text></text:ruby><text:ruby text:style-name="ru1"><text:ruby-base>画面</text:ruby-base><text:ruby-text text:style-name="T6">ガメン</text:ruby-text></text:ruby></text:p>
          </table:table-cell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3"/>
          <table:table-cell table:style-name="ce10"/>
          <table:table-cell office:value-type="float" office:value="5" table:style-name="ce44">
            <text:p>5</text:p>
          </table:table-cell>
          <table:table-cell office:value-type="string" table:style-name="ce45">
            <text:p><text:ruby text:style-name="ru1"><text:ruby-base>定義</text:ruby-base><text:ruby-text text:style-name="T6">テイギ</text:ruby-text></text:ruby>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<text:ruby text:style-name="ru1"><text:ruby-base>事業</text:ruby-base><text:ruby-text text:style-name="T6">ジギョウ</text:ruby-text></text:ruby></text:p>
          </table:table-cell>
          <table:table-cell office:value-type="float" office:value="5" table:style-name="ce3">
            <text:p>5</text:p>
          </table:table-cell>
          <table:table-cell office:value-type="string" table:style-name="ce10">
            <text:p><text:ruby text:style-name="ru1"><text:ruby-base>検索</text:ruby-base><text:ruby-text text:style-name="T6">ケンサク</text:ruby-text></text:ruby></text:p>
          </table:table-cell>
          <table:table-cell office:value-type="float" office:value="4" table:style-name="ce58">
            <text:p>4</text:p>
          </table:table-cell>
          <table:table-cell office:value-type="string" table:style-name="ce57">
            <text:p>ポップアップ</text:p>
          </table:table-cell>
          <table:table-cell table:style-name="ce13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3"/>
          <table:table-cell table:style-name="ce10"/>
          <table:table-cell table:style-name="ce48"/>
          <table:table-cell table:style-name="ce49"/>
          <table:table-cell office:value-type="float" office:value="1" table:style-name="ce22">
            <text:p>1</text:p>
          </table:table-cell>
          <table:table-cell office:value-type="string" table:style-name="ce23">
            <text:p><text:ruby text:style-name="ru1"><text:ruby-base>作業</text:ruby-base><text:ruby-text text:style-name="T6">サギョウ</text:ruby-text></text:ruby></text:p>
          </table:table-cell>
          <table:table-cell office:value-type="float" office:value="7" table:style-name="ce3">
            <text:p>7</text:p>
          </table:table-cell>
          <table:table-cell office:value-type="string" table:style-name="ce10">
            <text:p><text:ruby text:style-name="ru1"><text:ruby-base>一覧</text:ruby-base><text:ruby-text text:style-name="T6">イチラン</text:ruby-text></text:ruby></text:p>
          </table:table-cell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11"/>
          <table:table-cell table:style-name="ce12"/>
          <table:table-cell table:style-name="ce46"/>
          <table:table-cell table:style-name="ce47"/>
          <table:table-cell office:value-type="float" office:value="2" table:style-name="ce20">
            <text:p>2</text:p>
          </table:table-cell>
          <table:table-cell office:value-type="string" table:style-name="ce21">
            <text:p><text:ruby text:style-name="ru1"><text:ruby-base>商品</text:ruby-base><text:ruby-text text:style-name="T6">ショウヒン</text:ruby-text></text:ruby></text:p>
          </table:table-cell>
          <table:table-cell office:value-type="float" office:value="0" table:style-name="ce4">
            <text:p>0</text:p>
          </table:table-cell>
          <table:table-cell office:value-type="string" table:style-name="ce10">
            <text:p>その<text:ruby text:style-name="ru1"><text:ruby-base>他</text:ruby-base><text:ruby-text text:style-name="T6">タ</text:ruby-text></text:ruby></text:p>
          </table:table-cell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11"/>
          <table:table-cell table:style-name="ce12"/>
          <table:table-cell office:value-type="float" office:value="6" table:style-name="ce39">
            <text:p>6</text:p>
          </table:table-cell>
          <table:table-cell office:value-type="string" table:style-name="ce40">
            <text:p><text:ruby text:style-name="ru1"><text:ruby-base>運用</text:ruby-base><text:ruby-text text:style-name="T6">ウンヨウ</text:ruby-text></text:ruby></text:p>
          </table:table-cell>
          <table:table-cell office:value-type="float" office:value="0" table:style-name="ce33">
            <text:p>0</text:p>
          </table:table-cell>
          <table:table-cell office:value-type="string" table:style-name="ce34">
            <text:p>その<text:ruby text:style-name="ru1"><text:ruby-base>他</text:ruby-base><text:ruby-text text:style-name="T6">タ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11"/>
          <table:table-cell table:style-name="ce12"/>
          <table:table-cell table:style-name="ce32"/>
          <table:table-cell table:style-name="ce41"/>
          <table:table-cell office:value-type="float" office:value="1" table:style-name="ce35">
            <text:p>1</text:p>
          </table:table-cell>
          <table:table-cell office:value-type="string" table:style-name="ce36">
            <text:p><text:ruby text:style-name="ru1"><text:ruby-base>作業</text:ruby-base><text:ruby-text text:style-name="T6">サギョウ</text:ruby-text></text:ruby><text:ruby text:style-name="ru1"><text:ruby-base>運用</text:ruby-base><text:ruby-text text:style-name="T6">ウンヨウ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11"/>
          <table:table-cell table:style-name="ce12"/>
          <table:table-cell table:style-name="ce32"/>
          <table:table-cell table:style-name="ce41"/>
          <table:table-cell table:style-name="ce35"/>
          <table:table-cell table:style-name="ce36"/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11"/>
          <table:table-cell table:style-name="ce12"/>
          <table:table-cell table:style-name="ce32"/>
          <table:table-cell table:style-name="ce41"/>
          <table:table-cell office:value-type="float" office:value="3" table:style-name="ce35">
            <text:p>3</text:p>
          </table:table-cell>
          <table:table-cell office:value-type="string" table:style-name="ce36">
            <text:p><text:ruby text:style-name="ru1"><text:ruby-base>掲示板</text:ruby-base><text:ruby-text text:style-name="T6">ケイジバン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11"/>
          <table:table-cell table:style-name="ce12"/>
          <table:table-cell table:style-name="ce32"/>
          <table:table-cell table:style-name="ce41"/>
          <table:table-cell office:value-type="float" office:value="4" table:style-name="ce35">
            <text:p>4</text:p>
          </table:table-cell>
          <table:table-cell office:value-type="string" table:style-name="ce36">
            <text:p><text:ruby text:style-name="ru1"><text:ruby-base>会議</text:ruby-base><text:ruby-text text:style-name="T6">カイギ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table:style-name="ce11"/>
          <table:table-cell table:style-name="ce12"/>
          <table:table-cell table:style-name="ce32"/>
          <table:table-cell table:style-name="ce41"/>
          <table:table-cell office:value-type="float" office:value="5" table:style-name="ce35">
            <text:p>5</text:p>
          </table:table-cell>
          <table:table-cell office:value-type="string" table:style-name="ce36">
            <text:p>メール<text:ruby text:style-name="ru1"><text:ruby-base>送付</text:ruby-base><text:ruby-text text:style-name="T6">ソウフ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11"/>
          <table:table-cell table:style-name="ce12"/>
          <table:table-cell table:style-name="ce42"/>
          <table:table-cell table:style-name="ce43"/>
          <table:table-cell office:value-type="float" office:value="6" table:style-name="ce37">
            <text:p>6</text:p>
          </table:table-cell>
          <table:table-cell office:value-type="string" table:style-name="ce38">
            <text:p>メッセージ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11"/>
          <table:table-cell table:style-name="ce12"/>
          <table:table-cell office:value-type="float" office:value="9" table:style-name="ce39">
            <text:p>9</text:p>
          </table:table-cell>
          <table:table-cell office:value-type="string" table:style-name="ce40">
            <text:p><text:ruby text:style-name="ru1"><text:ruby-base>管理</text:ruby-base><text:ruby-text text:style-name="T6">カンリ</text:ruby-text></text:ruby></text:p>
          </table:table-cell>
          <table:table-cell office:value-type="float" office:value="3" table:style-name="ce55">
            <text:p>3</text:p>
          </table:table-cell>
          <table:table-cell office:value-type="string" table:style-name="ce34">
            <text:p>システム<text:ruby text:style-name="ru1"><text:ruby-base>設定</text:ruby-base><text:ruby-text text:style-name="T6">セッテイ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style-name="ce11"/>
          <table:table-cell table:style-name="ce12"/>
          <table:table-cell table:style-name="ce42"/>
          <table:table-cell table:style-name="ce43"/>
          <table:table-cell office:value-type="float" office:value="4" table:style-name="ce37">
            <text:p>4</text:p>
          </table:table-cell>
          <table:table-cell office:value-type="string" table:style-name="ce38">
            <text:p>ファイル<text:ruby text:style-name="ru1"><text:ruby-base>取込</text:ruby-base><text:ruby-text text:style-name="T6">トリコミ</text:ruby-text></text:ruby>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/>
          <table:table-cell table:number-columns-repeated="2" table:style-name="ce3"/>
          <table:table-cell table:number-columns-repeated="16368"/>
        </table:table-row>
        <table:table-row table:style-name="ro4">
          <table:covered-table-cell/>
          <table:table-cell office:value-type="string" table:style-name="ce3">
            <text:p>t</text:p>
          </table:table-cell>
          <table:table-cell office:value-type="string" table:style-name="ce10">
            <text:p>プロジェクト<text:ruby text:style-name="ru1"><text:ruby-base>内</text:ruby-base><text:ruby-text text:style-name="T6">ナイ</text:ruby-text></text:ruby><text:ruby text:style-name="ru1"><text:ruby-base>共通</text:ruby-base><text:ruby-text text:style-name="T6">キョウツウ</text:ruby-text></text:ruby><text:ruby text:style-name="ru1"><text:ruby-base>資源</text:ruby-base><text:ruby-text text:style-name="T6">シゲン</text:ruby-text></text:ruby></text:p>
          </table:table-cell>
          <table:table-cell table:style-name="ce3"/>
          <table:table-cell table:number-columns-repeated="10" table:style-name="ce10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</text:p>
          </table:table-cell>
          <table:table-cell office:value-type="string" table:style-name="ce10">
            <text:p><text:ruby text:style-name="ru1"><text:ruby-base>全</text:ruby-base><text:ruby-text text:style-name="T6">ゼン</text:ruby-text></text:ruby>システム<text:ruby text:style-name="ru1"><text:ruby-base>共通</text:ruby-base><text:ruby-text text:style-name="T6">キョウツウ</text:ruby-text></text:ruby><text:ruby text:style-name="ru1"><text:ruby-base>資源</text:ruby-base><text:ruby-text text:style-name="T6">シゲン</text:ruby-text></text:ruby></text:p>
          </table:table-cell>
          <table:table-cell office:value-type="string" table:style-name="ce3">
            <text:p>c</text:p>
          </table:table-cell>
          <table:table-cell office:value-type="string" table:style-name="ce10">
            <text:p>CSS</text:p>
          </table:table-cell>
          <table:table-cell office:value-type="string" table:number-columns-spanned="9" table:number-rows-spanned="1" table:style-name="ce60">
            <text:p><text:ruby text:style-name="ru1"><text:ruby-base>数値</text:ruby-base><text:ruby-text text:style-name="T6">スウチ</text:ruby-text></text:ruby>をユニークに<text:ruby text:style-name="ru1"><text:ruby-base>設定</text:ruby-base><text:ruby-text text:style-name="T6">セッテイ</text:ruby-text></text:ruby></text:p>
          </table:table-cell>
          <table:covered-table-cell table:number-columns-repeated="8"/>
          <table:table-cell table:number-columns-repeated="2" table:style-name="ce3"/>
          <table:table-cell table:number-columns-repeated="16368"/>
        </table:table-row>
        <table:table-row table:style-name="ro3">
          <table:covered-table-cell/>
          <table:table-cell office:value-type="string" table:number-columns-spanned="1" table:number-rows-spanned="9" table:style-name="ce68">
            <text:p>a</text:p>
          </table:table-cell>
          <table:table-cell office:value-type="string" table:number-columns-spanned="1" table:number-rows-spanned="9" table:style-name="ce60">
            <text:p><text:ruby text:style-name="ru1"><text:ruby-base>全</text:ruby-base><text:ruby-text text:style-name="T6">ゼン</text:ruby-text></text:ruby>システム<text:ruby text:style-name="ru1"><text:ruby-base>共通</text:ruby-base><text:ruby-text text:style-name="T6">キョウツウ</text:ruby-text></text:ruby><text:ruby text:style-name="ru1"><text:ruby-base>資源</text:ruby-base><text:ruby-text text:style-name="T6">シゲン</text:ruby-text></text:ruby></text:p>
          </table:table-cell>
          <table:table-cell office:value-type="string" table:number-columns-spanned="1" table:number-rows-spanned="3" table:style-name="ce70">
            <text:p>j</text:p>
          </table:table-cell>
          <table:table-cell office:value-type="string" table:number-columns-spanned="1" table:number-rows-spanned="3" table:style-name="ce69">
            <text:p>JavaScript</text:p>
          </table:table-cell>
          <table:table-cell office:value-type="float" office:value="0" table:style-name="ce18">
            <text:p>0</text:p>
          </table:table-cell>
          <table:table-cell office:value-type="string" table:style-name="ce24">
            <text:p><text:ruby text:style-name="ru1"><text:ruby-base>全</text:ruby-base><text:ruby-text text:style-name="T6">ゼン</text:ruby-text></text:ruby><text:ruby text:style-name="ru1"><text:ruby-base>共通</text:ruby-base><text:ruby-text text:style-name="T6">キョウツウ</text:ruby-text></text:ruby><text:ruby text:style-name="ru1"><text:ruby-base>用</text:ruby-base><text:ruby-text text:style-name="T6">ヨウ</text:ruby-text></text:ruby>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<text:ruby text:style-name="ru1"><text:ruby-base>汎用</text:ruby-base><text:ruby-text text:style-name="T6">ハンヨウ</text:ruby-text></text:ruby></text:p>
          </table:table-cell>
          <table:table-cell office:value-type="string" table:number-columns-spanned="5" table:number-rows-spanned="1" table:style-name="ce59">
            <text:p><text:ruby text:style-name="ru1"><text:ruby-base>数値</text:ruby-base><text:ruby-text text:style-name="T6">スウチ</text:ruby-text></text:ruby>を<text:ruby text:style-name="ru1"><text:ruby-base>自由</text:ruby-base><text:ruby-text text:style-name="T6">ジユウ</text:ruby-text></text:ruby>に<text:ruby text:style-name="ru1"><text:ruby-base>設定</text:ruby-base><text:ruby-text text:style-name="T6">セッテイ</text:ruby-text></text:ruby></text:p>
          </table:table-cell>
          <table:covered-table-cell table:number-columns-repeated="4"/>
          <table:table-cell table:number-columns-repeated="2" table:style-name="ce3"/>
          <table:table-cell table:number-columns-repeated="1636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float" office:value="1" table:number-columns-spanned="1" table:number-rows-spanned="2" table:style-name="ce70">
            <text:p>1</text:p>
          </table:table-cell>
          <table:table-cell office:value-type="string" table:number-columns-spanned="1" table:number-rows-spanned="2" table:style-name="ce69">
            <text:p><text:ruby text:style-name="ru1"><text:ruby-base>部分</text:ruby-base><text:ruby-text text:style-name="T6">ブブン</text:ruby-text></text:ruby><text:ruby text:style-name="ru1"><text:ruby-base>共通</text:ruby-base><text:ruby-text text:style-name="T6">キョウツウ</text:ruby-text></text:ruby><text:ruby text:style-name="ru1"><text:ruby-base>用</text:ruby-base><text:ruby-text text:style-name="T6">ジョウヨウ</text:ruby-text></text:ruby>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PPF<text:ruby text:style-name="ru1"><text:ruby-base>相対</text:ruby-base><text:ruby-text text:style-name="T6">ソウタイ</text:ruby-text></text:ruby><text:ruby text:style-name="ru1"><text:ruby-base>評価</text:ruby-base><text:ruby-text text:style-name="T6">ヒョウカ</text:ruby-text></text:ruby></text:p>
          </table:table-cell>
          <table:table-cell office:value-type="string" table:number-columns-spanned="5" table:number-rows-spanned="1" table:style-name="ce59">
            <text:p><text:ruby text:style-name="ru1"><text:ruby-base>数値</text:ruby-base><text:ruby-text text:style-name="T6">スウチ</text:ruby-text></text:ruby>を<text:ruby text:style-name="ru1"><text:ruby-base>自由</text:ruby-base><text:ruby-text text:style-name="T6">ジユウ</text:ruby-text></text:ruby>に<text:ruby text:style-name="ru1"><text:ruby-base>設定</text:ruby-base><text:ruby-text text:style-name="T6">セッテイ</text:ruby-text></text:ruby></text:p>
          </table:table-cell>
          <table:covered-table-cell table:number-columns-repeated="4"/>
          <table:table-cell table:number-columns-repeated="2" table:style-name="ce3"/>
          <table:table-cell table:number-columns-repeated="1636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0">
            <text:p>5</text:p>
          </table:table-cell>
          <table:table-cell office:value-type="string" table:style-name="ce21">
            <text:p><text:ruby text:style-name="ru1"><text:ruby-base>年金</text:ruby-base><text:ruby-text text:style-name="T6">ネンキン</text:ruby-text></text:ruby><text:ruby text:style-name="ru1"><text:ruby-base>削減</text:ruby-base><text:ruby-text text:style-name="T6">サクゲン</text:ruby-text></text:ruby><text:ruby text:style-name="ru1"><text:ruby-base>効果</text:ruby-base><text:ruby-text text:style-name="T6">コウカ</text:ruby-text></text:ruby></text:p>
          </table:table-cell>
          <table:table-cell office:value-type="string" table:number-columns-spanned="5" table:number-rows-spanned="1" table:style-name="ce59">
            <text:p><text:ruby text:style-name="ru1"><text:ruby-base>数値</text:ruby-base><text:ruby-text text:style-name="T6">スウチ</text:ruby-text></text:ruby>を<text:ruby text:style-name="ru1"><text:ruby-base>自由</text:ruby-base><text:ruby-text text:style-name="T6">ジユウ</text:ruby-text></text:ruby>に<text:ruby text:style-name="ru1"><text:ruby-base>設定</text:ruby-base><text:ruby-text text:style-name="T6">セッテイ</text:ruby-text></text:ruby></text:p>
          </table:table-cell>
          <table:covered-table-cell table:number-columns-repeated="4"/>
          <table:table-cell table:number-columns-repeated="2" table:style-name="ce3"/>
          <table:table-cell table:number-columns-repeated="1636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p</text:p>
          </table:table-cell>
          <table:table-cell office:value-type="string" table:style-name="ce10">
            <text:p>PHP</text:p>
          </table:table-cell>
          <table:table-cell office:value-type="string" table:number-columns-spanned="9" table:number-rows-spanned="1" table:style-name="ce60">
            <text:p><text:ruby text:style-name="ru1"><text:ruby-base>数値</text:ruby-base><text:ruby-text text:style-name="T6">スウチ</text:ruby-text></text:ruby>をユニークに<text:ruby text:style-name="ru1"><text:ruby-base>設定</text:ruby-base><text:ruby-text text:style-name="T6">セッテイ</text:ruby-text></text:ruby></text:p>
          </table:table-cell>
          <table:covered-table-cell table:number-columns-repeated="8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1" table:number-rows-spanned="2" table:style-name="ce70">
            <text:p>d</text:p>
          </table:table-cell>
          <table:table-cell office:value-type="string" table:number-columns-spanned="1" table:number-rows-spanned="2" table:style-name="ce69">
            <text:p>Data File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ReadWrite</text:p>
          </table:table-cell>
          <table:table-cell office:value-type="string" table:number-columns-spanned="7" table:number-rows-spanned="1" table:style-name="ce59">
            <text:p><text:ruby text:style-name="ru1"><text:ruby-base>数値</text:ruby-base><text:ruby-text text:style-name="T6">スウチ</text:ruby-text></text:ruby>を<text:ruby text:style-name="ru1"><text:ruby-base>自由</text:ruby-base><text:ruby-text text:style-name="T6">ジユウ</text:ruby-text></text:ruby>に<text:ruby text:style-name="ru1"><text:ruby-base>設定</text:ruby-base><text:ruby-text text:style-name="T6">セッテイ</text:ruby-text></text:ruby></text:p>
          </table:table-cell>
          <table:covered-table-cell table:number-columns-repeated="6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0">
            <text:p>2</text:p>
          </table:table-cell>
          <table:table-cell office:value-type="string" table:style-name="ce21">
            <text:p>ReadOnly</text:p>
          </table:table-cell>
          <table:table-cell office:value-type="string" table:number-columns-spanned="7" table:number-rows-spanned="1" table:style-name="ce59">
            <text:p><text:ruby text:style-name="ru1"><text:ruby-base>数値</text:ruby-base><text:ruby-text text:style-name="T6">スウチ</text:ruby-text></text:ruby>を<text:ruby text:style-name="ru1"><text:ruby-base>自由</text:ruby-base><text:ruby-text text:style-name="T6">ジユウ</text:ruby-text></text:ruby>に<text:ruby text:style-name="ru1"><text:ruby-base>設定</text:ruby-base><text:ruby-text text:style-name="T6">セッテイ</text:ruby-text></text:ruby></text:p>
          </table:table-cell>
          <table:covered-table-cell table:number-columns-repeated="6"/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h</text:p>
          </table:table-cell>
          <table:table-cell office:value-type="string" table:style-name="ce10">
            <text:p><text:ruby text:style-name="ru1"><text:ruby-base>共用</text:ruby-base><text:ruby-text text:style-name="T6">キョウヨウ</text:ruby-text></text:ruby>html</text:p>
          </table:table-cell>
          <table:table-cell office:value-type="string" table:number-columns-spanned="9" table:number-rows-spanned="1" table:style-name="ce60">
            <text:p><text:ruby text:style-name="ru1"><text:ruby-base>数値</text:ruby-base><text:ruby-text text:style-name="T6">スウチ</text:ruby-text></text:ruby>をユニークに<text:ruby text:style-name="ru1"><text:ruby-base>設定</text:ruby-base><text:ruby-text text:style-name="T6">セッテイ</text:ruby-text></text:ruby></text:p>
          </table:table-cell>
          <table:covered-table-cell table:number-columns-repeated="8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s</text:p>
          </table:table-cell>
          <table:table-cell office:value-type="string" table:style-name="ce10">
            <text:p>sqlファイル</text:p>
          </table:table-cell>
          <table:table-cell office:value-type="string" table:number-columns-spanned="9" table:number-rows-spanned="1" table:style-name="ce60">
            <text:p><text:ruby text:style-name="ru1"><text:ruby-base>数値</text:ruby-base><text:ruby-text text:style-name="T6">スウチ</text:ruby-text></text:ruby>をユニークに<text:ruby text:style-name="ru1"><text:ruby-base>設定</text:ruby-base><text:ruby-text text:style-name="T6">セッテイ</text:ruby-text></text:ruby></text:p>
          </table:table-cell>
          <table:covered-table-cell table:number-columns-repeated="8"/>
          <table:table-cell table:number-columns-repeated="2" table:style-name="ce3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i</text:p>
          </table:table-cell>
          <table:table-cell office:value-type="string" table:style-name="ce10">
            <text:p><text:ruby text:style-name="ru1"><text:ruby-base>画像</text:ruby-base><text:ruby-text text:style-name="T6">ガゾウ</text:ruby-text></text:ruby>ファイル</text:p>
          </table:table-cell>
          <table:table-cell office:value-type="string" table:number-columns-spanned="9" table:number-rows-spanned="1" table:style-name="ce60">
            <text:p><text:ruby text:style-name="ru1"><text:ruby-base>数値</text:ruby-base><text:ruby-text text:style-name="T6">スウチ</text:ruby-text></text:ruby>をユニークに<text:ruby text:style-name="ru1"><text:ruby-base>設定</text:ruby-base><text:ruby-text text:style-name="T6">セッテイ</text:ruby-text></text:ruby></text:p>
          </table:table-cell>
          <table:covered-table-cell table:number-columns-repeated="8"/>
          <table:table-cell table:number-columns-repeated="2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17" table:style-name="ce67">
            <text:p>DB（テーブル<text:ruby text:style-name="ru1"><text:ruby-base>名</text:ruby-base><text:ruby-text text:style-name="T6">メイ</text:ruby-text></text:ruby><text:ruby text:style-name="ru1"><text:ruby-base>命名規約</text:ruby-base><text:ruby-text text:style-name="T6">メイメイキヤク</text:ruby-text></text:ruby>）</text:p>
          </table:table-cell>
          <table:table-cell office:value-type="string" table:style-name="ce3">
            <text:p>j</text:p>
          </table:table-cell>
          <table:table-cell office:value-type="string" table:style-name="ce10">
            <text:p><text:ruby text:style-name="ru1"><text:ruby-base>人員</text:ruby-base><text:ruby-text text:style-name="T6">ジンイン</text:ruby-text></text:ruby></text:p>
          </table:table-cell>
          <table:table-cell office:value-type="float" office:value="0" table:style-name="ce3">
            <text:p>0</text:p>
          </table:table-cell>
          <table:table-cell office:value-type="string" table:style-name="ce10">
            <text:p><text:ruby text:style-name="ru1"><text:ruby-base>固定</text:ruby-base><text:ruby-text text:style-name="T6">コテイ</text:ruby-text></text:ruby></text:p>
          </table:table-cell>
          <table:table-cell office:value-type="string" table:number-columns-spanned="9" table:number-rows-spanned="17" table:style-name="ce60">
            <text:p>00000001から<text:ruby text:style-name="ru1"><text:ruby-base>順</text:ruby-base><text:ruby-text text:style-name="T6">ジュン</text:ruby-text></text:ruby>に<text:ruby text:style-name="ru1"><text:ruby-base>割</text:ruby-base><text:ruby-text text:style-name="T6">ワ</text:ruby-text></text:ruby>り<text:ruby text:style-name="ru1"><text:ruby-base>振</text:ruby-base><text:ruby-text text:style-name="T6">フ</text:ruby-text></text:ruby>る</text:p>
          </table:table-cell>
          <table:covered-table-cell table:number-columns-repeated="8"/>
          <table:table-cell table:number-columns-repeated="16370" table:style-name="ce1"/>
        </table:table-row>
        <table:table-row table:style-name="ro2">
          <table:covered-table-cell/>
          <table:table-cell office:value-type="string" table:number-columns-spanned="1" table:number-rows-spanned="3" table:style-name="ce70">
            <text:p>b</text:p>
          </table:table-cell>
          <table:table-cell office:value-type="string" table:number-columns-spanned="1" table:number-rows-spanned="3" table:style-name="ce69">
            <text:p><text:ruby text:style-name="ru1"><text:ruby-base>部署</text:ruby-base><text:ruby-text text:style-name="T6">ブショ</text:ruby-text></text:ruby>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<text:ruby text:style-name="ru1"><text:ruby-base>会社</text:ruby-base><text:ruby-text text:style-name="T6">カイシャ</text:ruby-text></text:ruby><text:ruby text:style-name="ru1"><text:ruby-base>組織</text:ruby-base><text:ruby-text text:style-name="T6">ソシキ</text:ruby-text></text:ruby></text:p>
          </table:table-cell>
          <table:covered-table-cell/>
          <table:covered-table-cell table:number-columns-repeated="8"/>
          <table:table-cell table:number-columns-repeated="16370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1" table:style-name="ce26">
            <text:p>1</text:p>
          </table:table-cell>
          <table:table-cell office:value-type="string" table:style-name="ce27">
            <text:p><text:ruby text:style-name="ru1"><text:ruby-base>事業</text:ruby-base><text:ruby-text text:style-name="T6">ジギョウ</text:ruby-text></text:ruby><text:ruby text:style-name="ru1"><text:ruby-base>部</text:ruby-base><text:ruby-text text:style-name="T6">ブ</text:ruby-text></text:ruby></text:p>
          </table:table-cell>
          <table:covered-table-cell/>
          <table:covered-table-cell table:number-columns-repeated="8"/>
          <table:table-cell table:number-columns-repeated="16370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20">
            <text:p>2</text:p>
          </table:table-cell>
          <table:table-cell office:value-type="string" table:style-name="ce21">
            <text:p>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</text:p>
          </table:table-cell>
          <table:covered-table-cell/>
          <table:covered-table-cell table:number-columns-repeated="8"/>
          <table:table-cell table:number-columns-repeated="16370" table:style-name="ce1"/>
        </table:table-row>
        <table:table-row table:style-name="ro2">
          <table:covered-table-cell/>
          <table:table-cell office:value-type="string" table:number-columns-spanned="1" table:number-rows-spanned="4" table:style-name="ce70">
            <text:p>t</text:p>
          </table:table-cell>
          <table:table-cell office:value-type="string" table:number-columns-spanned="1" table:number-rows-spanned="4" table:style-name="ce69">
            <text:p><text:ruby text:style-name="ru1"><text:ruby-base>定義</text:ruby-base><text:ruby-text text:style-name="T6">テイギ</text:ruby-text></text:ruby>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<text:ruby text:style-name="ru1"><text:ruby-base>事業</text:ruby-base><text:ruby-text text:style-name="T6">ジギョ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23">
            <text:p><text:ruby text:style-name="ru1"><text:ruby-base>作業</text:ruby-base><text:ruby-text text:style-name="T6">サギョ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56">
            <text:p><text:ruby text:style-name="ru1"><text:ruby-base>商品</text:ruby-base><text:ruby-text text:style-name="T6">ショウヒン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20">
            <text:p>3</text:p>
          </table:table-cell>
          <table:table-cell office:value-type="string" table:style-name="ce21">
            <text:p><text:ruby text:style-name="ru1"><text:ruby-base>資料</text:ruby-base><text:ruby-text text:style-name="T6">シリョ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covered-table-cell/>
          <table:table-cell office:value-type="string" table:style-name="ce29">
            <text:p>u</text:p>
          </table:table-cell>
          <table:table-cell office:value-type="string" table:style-name="ce24">
            <text:p><text:ruby text:style-name="ru1"><text:ruby-base>運用</text:ruby-base><text:ruby-text text:style-name="T6">ウンヨウ</text:ruby-text></text:ruby>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<text:ruby text:style-name="ru1"><text:ruby-base>事業</text:ruby-base><text:ruby-text text:style-name="T6">ジギョ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table-cell table:style-name="ce30"/>
          <table:table-cell table:style-name="ce31"/>
          <table:table-cell office:value-type="float" office:value="1" table:style-name="ce22">
            <text:p>1</text:p>
          </table:table-cell>
          <table:table-cell office:value-type="string" table:style-name="ce23">
            <text:p><text:ruby text:style-name="ru1"><text:ruby-base>作業</text:ruby-base><text:ruby-text text:style-name="T6">サギョウ</text:ruby-text></text:ruby><text:ruby text:style-name="ru1"><text:ruby-base>運用</text:ruby-base><text:ruby-text text:style-name="T6">ウンヨ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table-cell table:style-name="ce30"/>
          <table:table-cell table:style-name="ce31"/>
          <table:table-cell office:value-type="float" office:value="2" table:style-name="ce22">
            <text:p>2</text:p>
          </table:table-cell>
          <table:table-cell office:value-type="string" table:style-name="ce23">
            <text:p><text:ruby text:style-name="ru1"><text:ruby-base>商品</text:ruby-base><text:ruby-text text:style-name="T6">ショウヒン</text:ruby-text></text:ruby><text:ruby text:style-name="ru1"><text:ruby-base>運用</text:ruby-base><text:ruby-text text:style-name="T6">ウンヨウ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table-cell table:style-name="ce30"/>
          <table:table-cell table:style-name="ce31"/>
          <table:table-cell office:value-type="float" office:value="3" table:style-name="ce22">
            <text:p>3</text:p>
          </table:table-cell>
          <table:table-cell office:value-type="string" table:style-name="ce23">
            <text:p><text:ruby text:style-name="ru1"><text:ruby-base>掲示板</text:ruby-base><text:ruby-text text:style-name="T6">ケイジバン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table-cell table:style-name="ce30"/>
          <table:table-cell table:style-name="ce31"/>
          <table:table-cell office:value-type="float" office:value="4" table:style-name="ce22">
            <text:p>4</text:p>
          </table:table-cell>
          <table:table-cell office:value-type="string" table:style-name="ce23">
            <text:p><text:ruby text:style-name="ru1"><text:ruby-base>会議</text:ruby-base><text:ruby-text text:style-name="T6">カイギ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1">
          <table:covered-table-cell/>
          <table:table-cell table:style-name="ce30"/>
          <table:table-cell table:style-name="ce31"/>
          <table:table-cell office:value-type="float" office:value="5" table:style-name="ce22">
            <text:p>5</text:p>
          </table:table-cell>
          <table:table-cell office:value-type="string" table:style-name="ce23">
            <text:p>メール<text:ruby text:style-name="ru1"><text:ruby-base>送付</text:ruby-base><text:ruby-text text:style-name="T6">ソウフ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covered-table-cell/>
          <table:table-cell table:style-name="ce30"/>
          <table:table-cell table:style-name="ce31"/>
          <table:table-cell office:value-type="float" office:value="6" table:style-name="ce22">
            <text:p>6</text:p>
          </table:table-cell>
          <table:table-cell office:value-type="string" table:style-name="ce23">
            <text:p>メッセージ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covered-table-cell/>
          <table:table-cell office:value-type="string" table:style-name="ce39">
            <text:p>k</text:p>
          </table:table-cell>
          <table:table-cell office:value-type="string" table:style-name="ce40">
            <text:p><text:ruby text:style-name="ru1"><text:ruby-base>管理</text:ruby-base><text:ruby-text text:style-name="T6">カンリ</text:ruby-text></text:ruby></text:p>
          </table:table-cell>
          <table:table-cell office:value-type="float" office:value="3" table:style-name="ce55">
            <text:p>3</text:p>
          </table:table-cell>
          <table:table-cell office:value-type="string" table:style-name="ce34">
            <text:p>システム<text:ruby text:style-name="ru1"><text:ruby-base>設定</text:ruby-base><text:ruby-text text:style-name="T6">セッテイ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covered-table-cell/>
          <table:table-cell table:style-name="ce42"/>
          <table:table-cell table:style-name="ce43"/>
          <table:table-cell office:value-type="float" office:value="4" table:style-name="ce37">
            <text:p>4</text:p>
          </table:table-cell>
          <table:table-cell office:value-type="string" table:style-name="ce38">
            <text:p>ファイル<text:ruby text:style-name="ru1"><text:ruby-base>取込</text:ruby-base><text:ruby-text text:style-name="T6">トリコミ</text:ruby-text></text:ruby></text:p>
          </table:table-cell>
          <table:covered-table-cell/>
          <table:covered-table-cell table:number-columns-repeated="8"/>
          <table:table-cell table:number-columns-repeated="16370"/>
        </table:table-row>
        <table:table-row table:style-name="ro2">
          <table:table-cell table:style-name="ce2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number-columns-repeated="16370"/>
        </table:table-row>
        <table:table-row table:number-rows-repeated="1048530" table:style-name="ro1">
          <table:table-cell table:number-columns-repeated="16384"/>
        </table:table-row>
      </table:table>
      <table:table table:name="コード一覧" table:style-name="ta3">
        <table:table-column table:style-name="co12" table:default-cell-style-name="ce1"/>
        <table:table-column table:style-name="co13" table:default-cell-style-name="ce1"/>
        <table:table-column table:style-name="co4" table:default-cell-style-name="ce9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6378" table:default-cell-style-name="ce1"/>
        <table:table-row table:style-name="ro2">
          <table:table-cell office:value-type="string" table:style-name="ce5">
            <text:p><text:ruby text:style-name="ru1"><text:ruby-base>種別</text:ruby-base><text:ruby-text text:style-name="T6">シュベツ</text:ruby-text></text:ruby><text:ruby text:style-name="ru1"><text:ruby-base>英名</text:ruby-base><text:ruby-text text:style-name="T6">エイメイ</text:ruby-text></text:ruby></text:p>
          </table:table-cell>
          <table:table-cell office:value-type="string" table:style-name="ce6">
            <text:p><text:ruby text:style-name="ru1"><text:ruby-base>種別</text:ruby-base><text:ruby-text text:style-name="T6">シュベツ</text:ruby-text></text:ruby><text:ruby text:style-name="ru1"><text:ruby-base>和名</text:ruby-base><text:ruby-text text:style-name="T6">ワメイ</text:ruby-text></text:ruby></text:p>
          </table:table-cell>
          <table:table-cell office:value-type="string" table:style-name="ce8">
            <text:p>コード</text:p>
          </table:table-cell>
          <table:table-cell office:value-type="string" table:style-name="ce6">
            <text:p><text:ruby text:style-name="ru1"><text:ruby-base>表示</text:ruby-base><text:ruby-text text:style-name="T6">ヒョウジ</text:ruby-text></text:ruby><text:ruby text:style-name="ru1"><text:ruby-base>名称</text:ruby-base><text:ruby-text text:style-name="T6">メイショウ</text:ruby-text></text:ruby></text:p>
          </table:table-cell>
          <table:table-cell office:value-type="string" table:style-name="ce6">
            <office:annotation draw:style-name="a0" svg:x="5.53333333333333in" svg:y="-0.00833333333333333in" svg:width="1.19166666666667in" svg:height="0.833333333333333in">
              <dc:creator>作成者</dc:creator>
              <text:p><text:span text:style-name="T5">一覧画面やSELECTボックスに表示する文字</text:span></text:p>
            </office:annotation>
            <text:p><text:ruby text:style-name="ru1"><text:ruby-base>略称</text:ruby-base><text:ruby-text text:style-name="T6">リャクショウ</text:ruby-text></text:ruby></text:p>
          </table:table-cell>
          <table:table-cell office:value-type="string" table:style-name="ce7">
            <text:p><text:ruby text:style-name="ru1"><text:ruby-base>備考</text:ruby-base><text:ruby-text text:style-name="T6">ビコウ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sType</text:p>
          </table:table-cell>
          <table:table-cell office:value-type="string" table:style-name="ce10">
            <text:p><text:ruby text:style-name="ru1"><text:ruby-base>事業</text:ruby-base><text:ruby-text text:style-name="T6">ジ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開発</text:ruby-base><text:ruby-text text:style-name="T6">カイハツ</text:ruby-text></text:ruby></text:p>
          </table:table-cell>
          <table:table-cell office:value-type="string" table:style-name="ce1">
            <text:p><text:ruby text:style-name="ru1"><text:ruby-base>開</text:ruby-base><text:ruby-text text:style-name="T6">カイ</text:ruby-text></text:ruby></text:p>
          </table:table-cell>
          <table:table-cell office:value-type="string" table:style-name="ce1">
            <text:p>何らかの成果物完成を目指す事業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sType</text:p>
          </table:table-cell>
          <table:table-cell office:value-type="string" table:style-name="ce10">
            <text:p><text:ruby text:style-name="ru1"><text:ruby-base>事業</text:ruby-base><text:ruby-text text:style-name="T6">ジ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運用</text:ruby-base><text:ruby-text text:style-name="T6">ウンヨウ</text:ruby-text></text:ruby></text:p>
          </table:table-cell>
          <table:table-cell office:value-type="string" table:style-name="ce1">
            <text:p><text:ruby text:style-name="ru1"><text:ruby-base>運</text:ruby-base><text:ruby-text text:style-name="T6">ウン</text:ruby-text></text:ruby></text:p>
          </table:table-cell>
          <table:table-cell office:value-type="string" table:style-name="ce1">
            <text:p>販売、貸与等、顧客向け事業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sType</text:p>
          </table:table-cell>
          <table:table-cell office:value-type="string" table:style-name="ce10">
            <text:p><text:ruby text:style-name="ru1"><text:ruby-base>事業</text:ruby-base><text:ruby-text text:style-name="T6">ジ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8" table:style-name="ce9">
            <text:p>8</text:p>
          </table:table-cell>
          <table:table-cell office:value-type="string" table:style-name="ce1">
            <text:p><text:ruby text:style-name="ru1"><text:ruby-base>不採算</text:ruby-base><text:ruby-text text:style-name="T6">フサイサン</text:ruby-text></text:ruby></text:p>
          </table:table-cell>
          <table:table-cell office:value-type="string" table:style-name="ce1">
            <text:p><text:ruby text:style-name="ru1"><text:ruby-base>不</text:ruby-base><text:ruby-text text:style-name="T6">フ</text:ruby-text></text:ruby></text:p>
          </table:table-cell>
          <table:table-cell office:value-type="string" table:style-name="ce1">
            <text:p>総務、人事、会計など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MailReq</text:p>
          </table:table-cell>
          <table:table-cell office:value-type="string" table:style-name="ce1">
            <text:p>メール<text:ruby text:style-name="ru1"><text:ruby-base>送信</text:ruby-base><text:ruby-text text:style-name="T6">ソウシン</text:ruby-text></text:ruby><text:ruby text:style-name="ru1"><text:ruby-base>指示</text:ruby-base><text:ruby-text text:style-name="T6">シジ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メール<text:ruby text:style-name="ru1"><text:ruby-base>送信</text:ruby-base><text:ruby-text text:style-name="T6">ソウシン</text:ruby-text></text:ruby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MailReq</text:p>
          </table:table-cell>
          <table:table-cell office:value-type="string" table:style-name="ce1">
            <text:p>メール<text:ruby text:style-name="ru1"><text:ruby-base>送信</text:ruby-base><text:ruby-text text:style-name="T6">ソウシン</text:ruby-text></text:ruby><text:ruby text:style-name="ru1"><text:ruby-base>指示</text:ruby-base><text:ruby-text text:style-name="T6">シジ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メール<text:ruby text:style-name="ru1"><text:ruby-base>送信</text:ruby-base><text:ruby-text text:style-name="T6">ソウシン</text:ruby-text></text:ruby><text:ruby text:style-name="ru1"><text:ruby-base>指定</text:ruby-base><text:ruby-text text:style-name="T6">シテイ</text:ruby-text></text:ruby>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個数</text:ruby-base><text:ruby-text text:style-name="T6">コスウ</text:ruby-text></text:ruby></text:p>
          </table:table-cell>
          <table:table-cell office:value-type="string" table:style-name="ce1">
            <text:p><text:ruby text:style-name="ru1"><text:ruby-base>個</text:ruby-base><text:ruby-text text:style-name="T6">コ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ダース</text:p>
          </table:table-cell>
          <table:table-cell office:value-type="string" table:style-name="ce1">
            <text:p>ダース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束</text:ruby-base><text:ruby-text text:style-name="T6">タバ</text:ruby-text></text:ruby></text:p>
          </table:table-cell>
          <table:table-cell office:value-type="string" table:style-name="ce1">
            <text:p><text:ruby text:style-name="ru1"><text:ruby-base>束</text:ruby-base><text:ruby-text text:style-name="T6">タバ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箱</text:ruby-base><text:ruby-text text:style-name="T6">ハコ</text:ruby-text></text:ruby></text:p>
          </table:table-cell>
          <table:table-cell office:value-type="string" table:style-name="ce1">
            <text:p><text:ruby text:style-name="ru1"><text:ruby-base>箱</text:ruby-base><text:ruby-text text:style-name="T6">ハコ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<text:ruby text:style-name="ru1"><text:ruby-base>膳</text:ruby-base><text:ruby-text text:style-name="T6">ゼン</text:ruby-text></text:ruby></text:p>
          </table:table-cell>
          <table:table-cell office:value-type="string" table:style-name="ce1">
            <text:p><text:ruby text:style-name="ru1"><text:ruby-base>膳</text:ruby-base><text:ruby-text text:style-name="T6">ゼン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6" table:style-name="ce9">
            <text:p>16</text:p>
          </table:table-cell>
          <table:table-cell office:value-type="string" table:style-name="ce1">
            <text:p><text:ruby text:style-name="ru1"><text:ruby-base>巻</text:ruby-base><text:ruby-text text:style-name="T6">マ</text:ruby-text></text:ruby></text:p>
          </table:table-cell>
          <table:table-cell office:value-type="string" table:style-name="ce1">
            <text:p><text:ruby text:style-name="ru1"><text:ruby-base>巻</text:ruby-base><text:ruby-text text:style-name="T6">マ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17" table:style-name="ce9">
            <text:p>17</text:p>
          </table:table-cell>
          <table:table-cell office:value-type="string" table:style-name="ce1">
            <text:p><text:ruby text:style-name="ru1"><text:ruby-base>頭</text:ruby-base><text:ruby-text text:style-name="T6">アタマ</text:ruby-text></text:ruby></text:p>
          </table:table-cell>
          <table:table-cell office:value-type="string" table:style-name="ce1">
            <text:p><text:ruby text:style-name="ru1"><text:ruby-base>頭</text:ruby-base><text:ruby-text text:style-name="T6">アタマ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21" table:style-name="ce9">
            <text:p>21</text:p>
          </table:table-cell>
          <table:table-cell office:value-type="string" table:style-name="ce1">
            <text:p>ガロン</text:p>
          </table:table-cell>
          <table:table-cell office:value-type="string" table:style-name="ce1">
            <text:p>G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22" table:style-name="ce9">
            <text:p>22</text:p>
          </table:table-cell>
          <table:table-cell office:value-type="string" table:style-name="ce1">
            <text:p>リットル</text:p>
          </table:table-cell>
          <table:table-cell office:value-type="string" table:style-name="ce1">
            <text:p>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23" table:style-name="ce9">
            <text:p>23</text:p>
          </table:table-cell>
          <table:table-cell office:value-type="string" table:style-name="ce1">
            <text:p>ミリリットル</text:p>
          </table:table-cell>
          <table:table-cell office:value-type="string" table:style-name="ce1">
            <text:p>m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24" table:style-name="ce9">
            <text:p>24</text:p>
          </table:table-cell>
          <table:table-cell office:value-type="string" table:style-name="ce1">
            <text:p><text:ruby text:style-name="ru1"><text:ruby-base>升</text:ruby-base><text:ruby-text text:style-name="T6">マス</text:ruby-text></text:ruby></text:p>
          </table:table-cell>
          <table:table-cell office:value-type="string" table:style-name="ce1">
            <text:p><text:ruby text:style-name="ru1"><text:ruby-base>升</text:ruby-base><text:ruby-text text:style-name="T6">マス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31" table:style-name="ce9">
            <text:p>31</text:p>
          </table:table-cell>
          <table:table-cell office:value-type="string" table:style-name="ce1">
            <text:p>キログラム</text:p>
          </table:table-cell>
          <table:table-cell office:value-type="string" table:style-name="ce1">
            <text:p>k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32" table:style-name="ce9">
            <text:p>32</text:p>
          </table:table-cell>
          <table:table-cell office:value-type="string" table:style-name="ce1">
            <text:p>ミリグラム</text:p>
          </table:table-cell>
          <table:table-cell office:value-type="string" table:style-name="ce1">
            <text:p>m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33" table:style-name="ce9">
            <text:p>33</text:p>
          </table:table-cell>
          <table:table-cell office:value-type="string" table:style-name="ce1">
            <text:p>トン</text:p>
          </table:table-cell>
          <table:table-cell office:value-type="string" table:style-name="ce1">
            <text:p>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34" table:style-name="ce9">
            <text:p>34</text:p>
          </table:table-cell>
          <table:table-cell office:value-type="string" table:style-name="ce1">
            <text:p><text:ruby text:style-name="ru1"><text:ruby-base>貫目</text:ruby-base><text:ruby-text text:style-name="T6">カンメ</text:ruby-text></text:ruby></text:p>
          </table:table-cell>
          <table:table-cell office:value-type="string" table:style-name="ce1">
            <text:p><text:ruby text:style-name="ru1"><text:ruby-base>貫</text:ruby-base><text:ruby-text text:style-name="T6">ヌキ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41" table:style-name="ce9">
            <text:p>41</text:p>
          </table:table-cell>
          <table:table-cell office:value-type="string" table:style-name="ce1">
            <text:p>メートル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42" table:style-name="ce9">
            <text:p>42</text:p>
          </table:table-cell>
          <table:table-cell office:value-type="string" table:style-name="ce1">
            <text:p>センチメートル</text:p>
          </table:table-cell>
          <table:table-cell office:value-type="string" table:style-name="ce1">
            <text:p>c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43" table:style-name="ce9">
            <text:p>43</text:p>
          </table:table-cell>
          <table:table-cell office:value-type="string" table:style-name="ce1">
            <text:p>キロメートル</text:p>
          </table:table-cell>
          <table:table-cell office:value-type="string" table:style-name="ce1">
            <text:p>k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44" table:style-name="ce9">
            <text:p>44</text:p>
          </table:table-cell>
          <table:table-cell office:value-type="string" table:style-name="ce1">
            <text:p><text:ruby text:style-name="ru1"><text:ruby-base>尺</text:ruby-base><text:ruby-text text:style-name="T6">シャク</text:ruby-text></text:ruby></text:p>
          </table:table-cell>
          <table:table-cell office:value-type="string" table:style-name="ce1">
            <text:p><text:ruby text:style-name="ru1"><text:ruby-base>尺</text:ruby-base><text:ruby-text text:style-name="T6">シャク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Tani</text:p>
          </table:table-cell>
          <table:table-cell office:value-type="string" table:style-name="ce25">
            <text:p><text:ruby text:style-name="ru1"><text:ruby-base>数量</text:ruby-base><text:ruby-text text:style-name="T6">スウリョウ</text:ruby-text></text:ruby><text:ruby text:style-name="ru1"><text:ruby-base>表現</text:ruby-base><text:ruby-text text:style-name="T6">ヒョウゲン</text:ruby-text></text:ruby><text:ruby text:style-name="ru1"><text:ruby-base>単位</text:ruby-base><text:ruby-text text:style-name="T6">タンイ</text:ruby-text></text:ruby></text:p>
          </table:table-cell>
          <table:table-cell office:value-type="float" office:value="42" table:style-name="ce9">
            <text:p>42</text:p>
          </table:table-cell>
          <table:table-cell office:value-type="string" table:style-name="ce1">
            <text:p>センチメートル</text:p>
          </table:table-cell>
          <table:table-cell office:value-type="string" table:style-name="ce1">
            <text:p>c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Cyc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条件</text:ruby-base><text:ruby-text text:style-name="T6">ジョウケン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不確定</text:ruby-base><text:ruby-text text:style-name="T6">フカクテイ</text:ruby-text></text:ruby></text:p>
          </table:table-cell>
          <table:table-cell office:value-type="string" table:style-name="ce1">
            <text:p><text:ruby text:style-name="ru1"><text:ruby-base>不定</text:ruby-base><text:ruby-text text:style-name="T6">フテイ</text:ruby-text></text:ruby></text:p>
          </table:table-cell>
          <table:table-cell office:value-type="string" table:style-name="ce1">
            <text:p><text:ruby text:style-name="ru1"><text:ruby-base>特</text:ruby-base><text:ruby-text text:style-name="T6">トク</text:ruby-text></text:ruby>に<text:ruby text:style-name="ru1"><text:ruby-base>定</text:ruby-base><text:ruby-text text:style-name="T6">サダ</text:ruby-text></text:ruby>まっていない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Cyc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条件</text:ruby-base><text:ruby-text text:style-name="T6">ジョウケン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自他</text:ruby-base><text:ruby-text text:style-name="T6">ジタ</text:ruby-text></text:ruby>からの<text:ruby text:style-name="ru1"><text:ruby-base>要求</text:ruby-base><text:ruby-text text:style-name="T6">ヨウキュウ</text:ruby-text></text:ruby><text:ruby text:style-name="ru1"><text:ruby-base>受領</text:ruby-base><text:ruby-text text:style-name="T6">ジュリョウ</text:ruby-text></text:ruby><text:ruby text:style-name="ru1"><text:ruby-base>時</text:ruby-base><text:ruby-text text:style-name="T6">ジ</text:ruby-text></text:ruby></text:p>
          </table:table-cell>
          <table:table-cell office:value-type="string" table:style-name="ce1">
            <text:p><text:ruby text:style-name="ru1"><text:ruby-base>随時</text:ruby-base><text:ruby-text text:style-name="T6">ズイジ</text:ruby-text></text:ruby></text:p>
          </table:table-cell>
          <table:table-cell office:value-type="string" table:style-name="ce1">
            <text:p><text:ruby text:style-name="ru1"><text:ruby-base>要求</text:ruby-base><text:ruby-text text:style-name="T6">ヨウキュウ</text:ruby-text></text:ruby><text:ruby text:style-name="ru1"><text:ruby-base>発生</text:ruby-base><text:ruby-text text:style-name="T6">ハッセイ</text:ruby-text></text:ruby><text:ruby text:style-name="ru1"><text:ruby-base>時</text:ruby-base><text:ruby-text text:style-name="T6">ジ</text:ruby-text></text:ruby>に<text:ruby text:style-name="ru1"><text:ruby-base>行</text:ruby-base><text:ruby-text text:style-name="T6">オコナ</text:ruby-text></text:ruby>う<text:ruby text:style-name="ru1"><text:ruby-base>作業</text:ruby-base><text:ruby-text text:style-name="T6">サギョウ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Cyc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条件</text:ruby-base><text:ruby-text text:style-name="T6">ジョウケン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特定</text:ruby-base><text:ruby-text text:style-name="T6">トクテイ</text:ruby-text></text:ruby><text:ruby text:style-name="ru1"><text:ruby-base>作業</text:ruby-base><text:ruby-text text:style-name="T6">サギョウ</text:ruby-text></text:ruby><text:ruby text:style-name="ru1"><text:ruby-base>完了</text:ruby-base><text:ruby-text text:style-name="T6">カンリョウ</text:ruby-text></text:ruby><text:ruby text:style-name="ru1"><text:ruby-base>時</text:ruby-base><text:ruby-text text:style-name="T6">ジ</text:ruby-text></text:ruby></text:p>
          </table:table-cell>
          <table:table-cell office:value-type="string" table:style-name="ce1">
            <text:p><text:ruby text:style-name="ru1"><text:ruby-base>継続</text:ruby-base><text:ruby-text text:style-name="T6">ケイゾク</text:ruby-text></text:ruby></text:p>
          </table:table-cell>
          <table:table-cell office:value-type="string" table:style-name="ce1">
            <text:p><text:ruby text:style-name="ru1"><text:ruby-base>他</text:ruby-base><text:ruby-text text:style-name="T6">ホカ</text:ruby-text></text:ruby><text:ruby text:style-name="ru1"><text:ruby-base>作業</text:ruby-base><text:ruby-text text:style-name="T6">サギョウ</text:ruby-text></text:ruby>の<text:ruby text:style-name="ru1"><text:ruby-base>継続</text:ruby-base><text:ruby-text text:style-name="T6">ケイゾク</text:ruby-text></text:ruby><text:ruby text:style-name="ru1"><text:ruby-base>作業</text:ruby-base><text:ruby-text text:style-name="T6">サギョウ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Cyc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条件</text:ruby-base><text:ruby-text text:style-name="T6">ジョウケン</text:ruby-text></text:ruby></text:p>
          </table:table-cell>
          <table:table-cell office:value-type="float" office:value="3" table:style-name="ce9">
            <text:p>3</text:p>
          </table:table-cell>
          <table:table-cell office:value-type="string" table:style-name="ce1">
            <text:p><text:ruby text:style-name="ru1"><text:ruby-base>定例</text:ruby-base><text:ruby-text text:style-name="T6">テイレイ</text:ruby-text></text:ruby><text:ruby text:style-name="ru1"><text:ruby-base>作業</text:ruby-base><text:ruby-text text:style-name="T6">サギョウ</text:ruby-text></text:ruby></text:p>
          </table:table-cell>
          <table:table-cell office:value-type="string" table:style-name="ce1">
            <text:p><text:ruby text:style-name="ru1"><text:ruby-base>定例</text:ruby-base><text:ruby-text text:style-name="T6">テイレイ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不定期</text:ruby-base><text:ruby-text text:style-name="T6">フテイキ</text:ruby-text></text:ruby></text:p>
          </table:table-cell>
          <table:table-cell office:value-type="string" table:style-name="ce1">
            <text:p><text:ruby text:style-name="ru1"><text:ruby-base>不定期</text:ruby-base><text:ruby-text text:style-name="T6">フテイキ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日次</text:ruby-base><text:ruby-text text:style-name="T6">ニチジ</text:ruby-text></text:ruby></text:p>
          </table:table-cell>
          <table:table-cell office:value-type="string" table:style-name="ce1">
            <text:p><text:ruby text:style-name="ru1"><text:ruby-base>日次</text:ruby-base><text:ruby-text text:style-name="T6">ニチジ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週</text:ruby-base><text:ruby-text text:style-name="T6">シュウ</text:ruby-text></text:ruby><text:ruby text:style-name="ru1"><text:ruby-base>次</text:ruby-base><text:ruby-text text:style-name="T6">ツギ</text:ruby-text></text:ruby></text:p>
          </table:table-cell>
          <table:table-cell office:value-type="string" table:style-name="ce1">
            <text:p><text:ruby text:style-name="ru1"><text:ruby-base>週</text:ruby-base><text:ruby-text text:style-name="T6">シュウ</text:ruby-text></text:ruby><text:ruby text:style-name="ru1"><text:ruby-base>次</text:ruby-base><text:ruby-text text:style-name="T6">ツギ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隔週</text:ruby-base><text:ruby-text text:style-name="T6">カクシュウ</text:ruby-text></text:ruby></text:p>
          </table:table-cell>
          <table:table-cell office:value-type="string" table:style-name="ce1">
            <text:p><text:ruby text:style-name="ru1"><text:ruby-base>隔週</text:ruby-base><text:ruby-text text:style-name="T6">カクシュ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月次</text:ruby-base><text:ruby-text text:style-name="T6">ゲツジ</text:ruby-text></text:ruby></text:p>
          </table:table-cell>
          <table:table-cell office:value-type="string" table:style-name="ce1">
            <text:p><text:ruby text:style-name="ru1"><text:ruby-base>月次</text:ruby-base><text:ruby-text text:style-name="T6">ゲツジ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5" table:style-name="ce9">
            <text:p>15</text:p>
          </table:table-cell>
          <table:table-cell office:value-type="string" table:style-name="ce1">
            <text:p><text:ruby text:style-name="ru1"><text:ruby-base>年度</text:ruby-base><text:ruby-text text:style-name="T6">ネンド</text:ruby-text></text:ruby><text:ruby text:style-name="ru1"><text:ruby-base>毎</text:ruby-base><text:ruby-text text:style-name="T6">ゴト</text:ruby-text></text:ruby></text:p>
          </table:table-cell>
          <table:table-cell office:value-type="string" table:style-name="ce1">
            <text:p><text:ruby text:style-name="ru1"><text:ruby-base>年度</text:ruby-base><text:ruby-text text:style-name="T6">ネンド</text:ruby-text></text:ruby><text:ruby text:style-name="ru1"><text:ruby-base>毎</text:ruby-base><text:ruby-text text:style-name="T6">ゴト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WkTim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時期</text:ruby-base><text:ruby-text text:style-name="T6">ジキ</text:ruby-text></text:ruby></text:p>
          </table:table-cell>
          <table:table-cell office:value-type="float" office:value="16" table:style-name="ce9">
            <text:p>16</text:p>
          </table:table-cell>
          <table:table-cell office:value-type="string" table:style-name="ce1">
            <text:p><text:ruby text:style-name="ru1"><text:ruby-base>年</text:ruby-base><text:ruby-text text:style-name="T6">ネン</text:ruby-text></text:ruby><text:ruby text:style-name="ru1"><text:ruby-base>次</text:ruby-base><text:ruby-text text:style-name="T6">ツギ</text:ruby-text></text:ruby></text:p>
          </table:table-cell>
          <table:table-cell office:value-type="string" table:style-name="ce1">
            <text:p><text:ruby text:style-name="ru1"><text:ruby-base>年</text:ruby-base><text:ruby-text text:style-name="T6">ネン</text:ruby-text></text:ruby><text:ruby text:style-name="ru1"><text:ruby-base>次</text:ruby-base><text:ruby-text text:style-name="T6">ツギ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OkNg</text:p>
          </table:table-cell>
          <table:table-cell office:value-type="string" table:style-name="ce10">
            <text:p><text:ruby text:style-name="ru1"><text:ruby-base>参加</text:ruby-base><text:ruby-text text:style-name="T6">サンカ</text:ruby-text></text:ruby><text:ruby text:style-name="ru1"><text:ruby-base>了承</text:ruby-base><text:ruby-text text:style-name="T6">リョウショウ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依頼</text:ruby-base><text:ruby-text text:style-name="T6">イライ</text:ruby-text></text:ruby><text:ruby text:style-name="ru1"><text:ruby-base>後</text:ruby-base><text:ruby-text text:style-name="T6">アト</text:ruby-text></text:ruby>に、<text:ruby text:style-name="ru1"><text:ruby-base>作業者</text:ruby-base><text:ruby-text text:style-name="T6">サギョウシャ</text:ruby-text></text:ruby>による<text:ruby text:style-name="ru1"><text:ruby-base>了承</text:ruby-base><text:ruby-text text:style-name="T6">リョウショウ</text:ruby-text></text:ruby>を<text:ruby text:style-name="ru1"><text:ruby-base>必要</text:ruby-base><text:ruby-text text:style-name="T6">ヒツヨウ</text:ruby-text></text:ruby>としない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OkNg</text:p>
          </table:table-cell>
          <table:table-cell office:value-type="string" table:style-name="ce10">
            <text:p><text:ruby text:style-name="ru1"><text:ruby-base>参加</text:ruby-base><text:ruby-text text:style-name="T6">サンカ</text:ruby-text></text:ruby><text:ruby text:style-name="ru1"><text:ruby-base>了承</text:ruby-base><text:ruby-text text:style-name="T6">リョウショウ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依頼</text:ruby-base><text:ruby-text text:style-name="T6">イライ</text:ruby-text></text:ruby><text:ruby text:style-name="ru1"><text:ruby-base>後</text:ruby-base><text:ruby-text text:style-name="T6">アト</text:ruby-text></text:ruby>に、<text:ruby text:style-name="ru1"><text:ruby-base>作業者</text:ruby-base><text:ruby-text text:style-name="T6">サギョウシャ</text:ruby-text></text:ruby>による<text:ruby text:style-name="ru1"><text:ruby-base>了承</text:ruby-base><text:ruby-text text:style-name="T6">リョウショウ</text:ruby-text></text:ruby>を<text:ruby text:style-name="ru1"><text:ruby-base>必要</text:ruby-base><text:ruby-text text:style-name="T6">ヒツヨウ</text:ruby-text></text:ruby>とする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WkStPlHumNd</text:p>
          </table:table-cell>
          <table:table-cell office:value-type="string" table:style-name="ce10">
            <text:p>作業予定者入力要否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入力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<text:ruby text:style-name="ru1"><text:ruby-base>作業</text:ruby-base><text:ruby-text text:style-name="T6">サギョウ</text:ruby-text></text:ruby><text:ruby text:style-name="ru1"><text:ruby-base>予定</text:ruby-base><text:ruby-text text:style-name="T6">ヨテイ</text:ruby-text></text:ruby><text:ruby text:style-name="ru1"><text:ruby-base>者</text:ruby-base><text:ruby-text text:style-name="T6">シャ</text:ruby-text></text:ruby>を<text:ruby text:style-name="ru1"><text:ruby-base>特</text:ruby-base><text:ruby-text text:style-name="T6">トク</text:ruby-text></text:ruby>に<text:ruby text:style-name="ru1"><text:ruby-base>決</text:ruby-base><text:ruby-text text:style-name="T6">キ</text:ruby-text></text:ruby>めない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WkStPlHumNd</text:p>
          </table:table-cell>
          <table:table-cell office:value-type="string" table:style-name="ce10">
            <text:p>作業予定者入力要否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作業予定者入力要</text:p>
          </table:table-cell>
          <table:table-cell office:value-type="string" table:style-name="ce1">
            <text:p><text:ruby text:style-name="ru1"><text:ruby-base>予定</text:ruby-base><text:ruby-text text:style-name="T6">ヨテイ</text:ruby-text></text:ruby><text:ruby text:style-name="ru1"><text:ruby-base>者</text:ruby-base><text:ruby-text text:style-name="T6">シャ</text:ruby-text></text:ruby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<text:ruby text:style-name="ru1"><text:ruby-base>作業</text:ruby-base><text:ruby-text text:style-name="T6">サギョウ</text:ruby-text></text:ruby><text:ruby text:style-name="ru1"><text:ruby-base>予定</text:ruby-base><text:ruby-text text:style-name="T6">ヨテイ</text:ruby-text></text:ruby><text:ruby text:style-name="ru1"><text:ruby-base>者</text:ruby-base><text:ruby-text text:style-name="T6">シャ</text:ruby-text></text:ruby>を<text:ruby text:style-name="ru1"><text:ruby-base>決</text:ruby-base><text:ruby-text text:style-name="T6">キ</text:ruby-text></text:ruby>める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WkStPlHumNd</text:p>
          </table:table-cell>
          <table:table-cell office:value-type="string" table:style-name="ce10">
            <text:p>作業予定者入力要否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作業予定部署入力要</text:p>
          </table:table-cell>
          <table:table-cell office:value-type="string" table:style-name="ce1">
            <text:p><text:ruby text:style-name="ru1"><text:ruby-base>予定</text:ruby-base><text:ruby-text text:style-name="T6">ヨテイ</text:ruby-text></text:ruby><text:ruby text:style-name="ru1"><text:ruby-base>部署</text:ruby-base><text:ruby-text text:style-name="T6">ブショ</text:ruby-text></text:ruby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<text:ruby text:style-name="ru1"><text:ruby-base>作業</text:ruby-base><text:ruby-text text:style-name="T6">サギョウ</text:ruby-text></text:ruby><text:ruby text:style-name="ru1"><text:ruby-base>部署</text:ruby-base><text:ruby-text text:style-name="T6">ブショ</text:ruby-text></text:ruby>を<text:ruby text:style-name="ru1"><text:ruby-base>決</text:ruby-base><text:ruby-text text:style-name="T6">キ</text:ruby-text></text:ruby>める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WkStPlHumNd</text:p>
          </table:table-cell>
          <table:table-cell office:value-type="string" table:style-name="ce10">
            <text:p>作業予定者入力要否</text:p>
          </table:table-cell>
          <table:table-cell office:value-type="float" office:value="4" table:style-name="ce9">
            <text:p>4</text:p>
          </table:table-cell>
          <table:table-cell office:value-type="string" table:style-name="ce1">
            <text:p>本作業の作業者は決まっている</text:p>
          </table:table-cell>
          <table:table-cell office:value-type="string" table:style-name="ce1">
            <text:p><text:ruby text:style-name="ru1"><text:ruby-base>既決</text:ruby-base><text:ruby-text text:style-name="T6">キケツ</text:ruby-text></text:ruby></text:p>
          </table:table-cell>
          <table:table-cell office:value-type="string" table:style-name="ce1">
            <text:p>この<text:ruby text:style-name="ru1"><text:ruby-base>作業</text:ruby-base><text:ruby-text text:style-name="T6">サギョウ</text:ruby-text></text:ruby>は<text:ruby text:style-name="ru1"><text:ruby-base>常</text:ruby-base><text:ruby-text text:style-name="T6">ツネ</text:ruby-text></text:ruby>に<text:ruby text:style-name="ru1"><text:ruby-base>熟練者</text:ruby-base><text:ruby-text text:style-name="T6">ジュクレンシャ</text:ruby-text></text:ruby>が<text:ruby text:style-name="ru1"><text:ruby-base>行</text:ruby-base><text:ruby-text text:style-name="T6">オコナ</text:ruby-text></text:ruby>う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PosNd</text:p>
          </table:table-cell>
          <table:table-cell office:value-type="string" table:style-name="ce10">
            <text:p>作業場所入力要否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入力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PosNd</text:p>
          </table:table-cell>
          <table:table-cell office:value-type="string" table:style-name="ce10">
            <text:p>作業場所入力要否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入力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を<text:ruby text:style-name="ru1"><text:ruby-base>入力</text:ruby-base><text:ruby-text text:style-name="T6">ニュウリョク</text:ruby-text></text:ruby>する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WkPosNd</text:p>
          </table:table-cell>
          <table:table-cell office:value-type="string" table:style-name="ce10">
            <text:p>作業場所入力要否</text:p>
          </table:table-cell>
          <table:table-cell office:value-type="float" office:value="4" table:style-name="ce9">
            <text:p>4</text:p>
          </table:table-cell>
          <table:table-cell office:value-type="string" table:style-name="ce1">
            <text:p>本作業の作業<text:ruby text:style-name="ru1"><text:ruby-base>場所</text:ruby-base><text:ruby-text text:style-name="T6">バショ</text:ruby-text></text:ruby>は決まっている</text:p>
          </table:table-cell>
          <table:table-cell office:value-type="string" table:style-name="ce1">
            <text:p><text:ruby text:style-name="ru1"><text:ruby-base>既決</text:ruby-base><text:ruby-text text:style-name="T6">キケツ</text:ruby-text></text:ruby></text:p>
          </table:table-cell>
          <table:table-cell office:value-type="string" table:style-name="ce1">
            <text:p>この<text:ruby text:style-name="ru1"><text:ruby-base>作業</text:ruby-base><text:ruby-text text:style-name="T6">サギョウ</text:ruby-text></text:ruby>の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は<text:ruby text:style-name="ru1"><text:ruby-base>常</text:ruby-base><text:ruby-text text:style-name="T6">ツネ</text:ruby-text></text:ruby>に<text:ruby text:style-name="ru1"><text:ruby-base>同</text:ruby-base><text:ruby-text text:style-name="T6">オナ</text:ruby-text></text:ruby>じ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StPl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予定日</text:ruby-base><text:ruby-text text:style-name="T6">ヨテイ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予定日</text:ruby-base><text:ruby-text text:style-name="T6">ヨテイビ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StPl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予定日</text:ruby-base><text:ruby-text text:style-name="T6">ヨテイ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予定日</text:ruby-base><text:ruby-text text:style-name="T6">ヨテイビ</text:ruby-text></text:ruby>を<text:ruby text:style-name="ru1"><text:ruby-base>入力</text:ruby-base><text:ruby-text text:style-name="T6">ニュウリョク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EdPl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予定日</text:ruby-base><text:ruby-text text:style-name="T6">ヨテイ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予定日</text:ruby-base><text:ruby-text text:style-name="T6">ヨテイビ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EdPl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予定日</text:ruby-base><text:ruby-text text:style-name="T6">ヨテイ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予定日</text:ruby-base><text:ruby-text text:style-name="T6">ヨテイビ</text:ruby-text></text:ruby>を<text:ruby text:style-name="ru1"><text:ruby-base>入力</text:ruby-base><text:ruby-text text:style-name="T6">ニュウリョク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VNd</text:p>
          </table:table-cell>
          <table:table-cell office:value-type="string" table:style-name="ce25">
            <text:p><text:ruby text:style-name="ru1"><text:ruby-base>出来高</text:ruby-base><text:ruby-text text:style-name="T6">デキダカ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出来高</text:ruby-base><text:ruby-text text:style-name="T6">デキダカ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VNd</text:p>
          </table:table-cell>
          <table:table-cell office:value-type="string" table:style-name="ce25">
            <text:p><text:ruby text:style-name="ru1"><text:ruby-base>出来高</text:ruby-base><text:ruby-text text:style-name="T6">デキダカ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計画</text:ruby-base><text:ruby-text text:style-name="T6">ケイカク</text:ruby-text></text:ruby><text:ruby text:style-name="ru1"><text:ruby-base>時</text:ruby-base><text:ruby-text text:style-name="T6">トキ</text:ruby-text></text:ruby>に、<text:ruby text:style-name="ru1"><text:ruby-base>出来高</text:ruby-base><text:ruby-text text:style-name="T6">デキダカ</text:ruby-text></text:ruby>を<text:ruby text:style-name="ru1"><text:ruby-base>入力</text:ruby-base><text:ruby-text text:style-name="T6">ニュウリョク</text:ruby-text></text:ruby>する（EVMには<text:ruby text:style-name="ru1"><text:ruby-base>必須</text:ruby-base><text:ruby-text text:style-name="T6">ヒッス</text:ruby-text></text:ruby>）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St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日</text:ruby-base><text:ruby-text text:style-name="T6">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入力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時</text:ruby-base><text:ruby-text text:style-name="T6">トキ</text:ruby-text></text:ruby>に、<text:ruby text:style-name="ru1"><text:ruby-base>開始日</text:ruby-base><text:ruby-text text:style-name="T6">カイシビ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St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日</text:ruby-base><text:ruby-text text:style-name="T6">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入力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時</text:ruby-base><text:ruby-text text:style-name="T6">トキ</text:ruby-text></text:ruby>に、<text:ruby text:style-name="ru1"><text:ruby-base>開始日</text:ruby-base><text:ruby-text text:style-name="T6">カイシビ</text:ruby-text></text:ruby>を<text:ruby text:style-name="ru1"><text:ruby-base>入力</text:ruby-base><text:ruby-text text:style-name="T6">ニュウリョク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St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<text:ruby text:style-name="ru1"><text:ruby-base>日</text:ruby-base><text:ruby-text text:style-name="T6">ビ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6" table:style-name="ce9">
            <text:p>6</text:p>
          </table:table-cell>
          <table:table-cell office:value-type="string" table:style-name="ce1">
            <text:p>ボタンのみ表示</text:p>
          </table:table-cell>
          <table:table-cell office:value-type="string" table:style-name="ce1">
            <text:p>ボタン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開始</text:ruby-base><text:ruby-text text:style-name="T6">カイシ</text:ruby-text></text:ruby>ボタンをクリックした<text:ruby text:style-name="ru1"><text:ruby-base>当日</text:ruby-base><text:ruby-text text:style-name="T6">トウジツ</text:ruby-text></text:ruby>を<text:ruby text:style-name="ru1"><text:ruby-base>開始日</text:ruby-base><text:ruby-text text:style-name="T6">カイシビ</text:ruby-text></text:ruby>とする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Ed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日</text:ruby-base><text:ruby-text text:style-name="T6">ヒ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入力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時</text:ruby-base><text:ruby-text text:style-name="T6">トキ</text:ruby-text></text:ruby>に、<text:ruby text:style-name="ru1"><text:ruby-base>終了</text:ruby-base><text:ruby-text text:style-name="T6">シュウリョウ</text:ruby-text></text:ruby><text:ruby text:style-name="ru1"><text:ruby-base>日</text:ruby-base><text:ruby-text text:style-name="T6">ヒ</text:ruby-text></text:ruby>を<text:ruby text:style-name="ru1"><text:ruby-base>入力</text:ruby-base><text:ruby-text text:style-name="T6">ニュウリョク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Ed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日</text:ruby-base><text:ruby-text text:style-name="T6">ヒ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入力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時</text:ruby-base><text:ruby-text text:style-name="T6">トキ</text:ruby-text></text:ruby>に、<text:ruby text:style-name="ru1"><text:ruby-base>終了</text:ruby-base><text:ruby-text text:style-name="T6">シュウリョウ</text:ruby-text></text:ruby><text:ruby text:style-name="ru1"><text:ruby-base>日付</text:ruby-base><text:ruby-text text:style-name="T6">ヒヅケ</text:ruby-text></text:ruby>を<text:ruby text:style-name="ru1"><text:ruby-base>入力</text:ruby-base><text:ruby-text text:style-name="T6">ニュウリョク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EdDNd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日</text:ruby-base><text:ruby-text text:style-name="T6">ヒ</text:ruby-text></text:ruby><text:ruby text:style-name="ru1"><text:ruby-base>入力</text:ruby-base><text:ruby-text text:style-name="T6">ニュウリョ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6" table:style-name="ce9">
            <text:p>6</text:p>
          </table:table-cell>
          <table:table-cell office:value-type="string" table:style-name="ce1">
            <text:p>ボタンのみ表示</text:p>
          </table:table-cell>
          <table:table-cell office:value-type="string" table:style-name="ce1">
            <text:p>ボタン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完了</text:ruby-base><text:ruby-text text:style-name="T6">カンリョウ</text:ruby-text></text:ruby>ボタンをクリックした<text:ruby text:style-name="ru1"><text:ruby-base>当日</text:ruby-base><text:ruby-text text:style-name="T6">トウジツ</text:ruby-text></text:ruby>を<text:ruby text:style-name="ru1"><text:ruby-base>終了日</text:ruby-base><text:ruby-text text:style-name="T6">シュウリョウビ</text:ruby-text></text:ruby>とする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MailFlg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時</text:ruby-base><text:ruby-text text:style-name="T6">トキ</text:ruby-text></text:ruby>メール<text:ruby text:style-name="ru1"><text:ruby-base>送信</text:ruby-base><text:ruby-text text:style-name="T6">ソウシン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依頼者</text:ruby-base><text:ruby-text text:style-name="T6">イライシャ</text:ruby-text></text:ruby>への<text:ruby text:style-name="ru1"><text:ruby-base>完了</text:ruby-base><text:ruby-text text:style-name="T6">カンリョウ</text:ruby-text></text:ruby><text:ruby text:style-name="ru1"><text:ruby-base>報告</text:ruby-base><text:ruby-text text:style-name="T6">ホウコク</text:ruby-text></text:ruby>メールを<text:ruby text:style-name="ru1"><text:ruby-base>自動</text:ruby-base><text:ruby-text text:style-name="T6">ジドウ</text:ruby-text></text:ruby><text:ruby text:style-name="ru1"><text:ruby-base>送信</text:ruby-base><text:ruby-text text:style-name="T6">ソウシン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WkMailFlg</text:p>
          </table:table-cell>
          <table:table-cell office:value-type="string" table:style-name="ce25">
            <text:p><text:ruby text:style-name="ru1"><text:ruby-base>作業</text:ruby-base><text:ruby-text text:style-name="T6">サギョウ</text:ruby-text></text:ruby><text:ruby text:style-name="ru1"><text:ruby-base>終了</text:ruby-base><text:ruby-text text:style-name="T6">シュウリョウ</text:ruby-text></text:ruby><text:ruby text:style-name="ru1"><text:ruby-base>時</text:ruby-base><text:ruby-text text:style-name="T6">トキ</text:ruby-text></text:ruby>メール<text:ruby text:style-name="ru1"><text:ruby-base>送信</text:ruby-base><text:ruby-text text:style-name="T6">ソウシン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完了</text:ruby-base><text:ruby-text text:style-name="T6">カンリョウ</text:ruby-text></text:ruby><text:ruby text:style-name="ru1"><text:ruby-base>時</text:ruby-base><text:ruby-text text:style-name="T6">トキ</text:ruby-text></text:ruby>に、<text:ruby text:style-name="ru1"><text:ruby-base>依頼</text:ruby-base><text:ruby-text text:style-name="T6">イライ</text:ruby-text></text:ruby><text:ruby text:style-name="ru1"><text:ruby-base>者</text:ruby-base><text:ruby-text text:style-name="T6">シャ</text:ruby-text></text:ruby>への<text:ruby text:style-name="ru1"><text:ruby-base>完了</text:ruby-base><text:ruby-text text:style-name="T6">カンリョウ</text:ruby-text></text:ruby><text:ruby text:style-name="ru1"><text:ruby-base>報告</text:ruby-base><text:ruby-text text:style-name="T6">ホウコク</text:ruby-text></text:ruby>メールを<text:ruby text:style-name="ru1"><text:ruby-base>自動</text:ruby-base><text:ruby-text text:style-name="T6">ジドウ</text:ruby-text></text:ruby><text:ruby text:style-name="ru1"><text:ruby-base>送信</text:ruby-base><text:ruby-text text:style-name="T6">ソウシン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CalFlg</text:p>
          </table:table-cell>
          <table:table-cell office:value-type="string" table:style-name="ce10">
            <text:p><text:ruby text:style-name="ru1"><text:ruby-base>前</text:ruby-base><text:ruby-text text:style-name="T6">マエ</text:ruby-text></text:ruby><text:ruby text:style-name="ru1"><text:ruby-base>工程</text:ruby-base><text:ruby-text text:style-name="T6">コウテイ</text:ruby-text></text:ruby><text:ruby text:style-name="ru1"><text:ruby-base>完了</text:ruby-base><text:ruby-text text:style-name="T6">カンリョウ</text:ruby-text></text:ruby><text:ruby text:style-name="ru1"><text:ruby-base>連絡</text:ruby-base><text:ruby-text text:style-name="T6">レンラ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前</text:ruby-base><text:ruby-text text:style-name="T6">マエ</text:ruby-text></text:ruby><text:ruby text:style-name="ru1"><text:ruby-base>工程</text:ruby-base><text:ruby-text text:style-name="T6">コウテイ</text:ruby-text></text:ruby>からの<text:ruby text:style-name="ru1"><text:ruby-base>完了</text:ruby-base><text:ruby-text text:style-name="T6">カンリョウ</text:ruby-text></text:ruby><text:ruby text:style-name="ru1"><text:ruby-base>報告</text:ruby-base><text:ruby-text text:style-name="T6">ホウコク</text:ruby-text></text:ruby>メールを<text:ruby text:style-name="ru1"><text:ruby-base>自動</text:ruby-base><text:ruby-text text:style-name="T6">ジドウ</text:ruby-text></text:ruby><text:ruby text:style-name="ru1"><text:ruby-base>送信</text:ruby-base><text:ruby-text text:style-name="T6">ソウシン</text:ruby-text></text:ruby>しない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CalFlg</text:p>
          </table:table-cell>
          <table:table-cell office:value-type="string" table:style-name="ce10">
            <text:p><text:ruby text:style-name="ru1"><text:ruby-base>前</text:ruby-base><text:ruby-text text:style-name="T6">マエ</text:ruby-text></text:ruby><text:ruby text:style-name="ru1"><text:ruby-base>工程</text:ruby-base><text:ruby-text text:style-name="T6">コウテイ</text:ruby-text></text:ruby><text:ruby text:style-name="ru1"><text:ruby-base>完了</text:ruby-base><text:ruby-text text:style-name="T6">カンリョウ</text:ruby-text></text:ruby><text:ruby text:style-name="ru1"><text:ruby-base>連絡</text:ruby-base><text:ruby-text text:style-name="T6">レンラク</text:ruby-text></text:ruby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前</text:ruby-base><text:ruby-text text:style-name="T6">マエ</text:ruby-text></text:ruby><text:ruby text:style-name="ru1"><text:ruby-base>工程</text:ruby-base><text:ruby-text text:style-name="T6">コウテイ</text:ruby-text></text:ruby><text:ruby text:style-name="ru1"><text:ruby-base>完了</text:ruby-base><text:ruby-text text:style-name="T6">カンリョウ</text:ruby-text></text:ruby><text:ruby text:style-name="ru1"><text:ruby-base>時</text:ruby-base><text:ruby-text text:style-name="T6">トキ</text:ruby-text></text:ruby>に、<text:ruby text:style-name="ru1"><text:ruby-base>後工程</text:ruby-base><text:ruby-text text:style-name="T6">アトコウテイ</text:ruby-text></text:ruby>への<text:ruby text:style-name="ru1"><text:ruby-base>完了</text:ruby-base><text:ruby-text text:style-name="T6">カンリョウ</text:ruby-text></text:ruby><text:ruby text:style-name="ru1"><text:ruby-base>報告</text:ruby-base><text:ruby-text text:style-name="T6">ホウコク</text:ruby-text></text:ruby>メールを<text:ruby text:style-name="ru1"><text:ruby-base>自動</text:ruby-base><text:ruby-text text:style-name="T6">ジドウ</text:ruby-text></text:ruby><text:ruby text:style-name="ru1"><text:ruby-base>送信</text:ruby-base><text:ruby-text text:style-name="T6">ソウシン</text:ruby-text></text:ruby>する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UsUnUs</text:p>
          </table:table-cell>
          <table:table-cell office:value-type="string" table:style-name="ce10">
            <text:p><text:ruby text:style-name="ru1"><text:ruby-base>要否</text:ruby-base><text:ruby-text text:style-name="T6">ヨウヒ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不要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sUnUs</text:p>
          </table:table-cell>
          <table:table-cell office:value-type="string" table:style-name="ce10">
            <text:p><text:ruby text:style-name="ru1"><text:ruby-base>要否</text:ruby-base><text:ruby-text text:style-name="T6">ヨウヒ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Flg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text:ruby text:style-name="ru1"><text:ruby-base>一覧</text:ruby-base><text:ruby-text text:style-name="T6">イチラン</text:ruby-text></text:ruby><text:ruby text:style-name="ru1"><text:ruby-base>表示</text:ruby-base><text:ruby-text text:style-name="T6">ヒョウジ</text:ruby-text></text:ruby><text:ruby text:style-name="ru1"><text:ruby-base>用</text:ruby-base><text:ruby-text text:style-name="T6">ヨウ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Flg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text:ruby text:style-name="ru1"><text:ruby-base>一覧</text:ruby-base><text:ruby-text text:style-name="T6">イチラン</text:ruby-text></text:ruby><text:ruby text:style-name="ru1"><text:ruby-base>表示</text:ruby-base><text:ruby-text text:style-name="T6">ヒョウジ</text:ruby-text></text:ruby><text:ruby text:style-name="ru1"><text:ruby-base>用</text:ruby-base><text:ruby-text text:style-name="T6">ヨウ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Flg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text:ruby text:style-name="ru1"><text:ruby-base>一覧</text:ruby-base><text:ruby-text text:style-name="T6">イチラン</text:ruby-text></text:ruby><text:ruby text:style-name="ru1"><text:ruby-base>表示</text:ruby-base><text:ruby-text text:style-name="T6">ヒョウジ</text:ruby-text></text:ruby><text:ruby text:style-name="ru1"><text:ruby-base>用</text:ruby-base><text:ruby-text text:style-name="T6">ヨウ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部署</text:ruby-base><text:ruby-text text:style-name="T6">ブショ</text:ruby-text></text:ruby><text:ruby text:style-name="ru1"><text:ruby-base>入力</text:ruby-base><text:ruby-text text:style-name="T6">ニュウリョク</text:ruby-text></text:ruby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Flg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text:ruby text:style-name="ru1"><text:ruby-base>一覧</text:ruby-base><text:ruby-text text:style-name="T6">イチラン</text:ruby-text></text:ruby><text:ruby text:style-name="ru1"><text:ruby-base>表示</text:ruby-base><text:ruby-text text:style-name="T6">ヒョウジ</text:ruby-text></text:ruby><text:ruby text:style-name="ru1"><text:ruby-base>用</text:ruby-base><text:ruby-text text:style-name="T6">ヨウ</text:ruby-text></text:ruby></text:p>
          </table:table-cell>
          <table:table-cell office:value-type="float" office:value="4" table:style-name="ce9">
            <text:p>4</text:p>
          </table:table-cell>
          <table:table-cell office:value-type="string" table:style-name="ce1">
            <text:p><text:ruby text:style-name="ru1"><text:ruby-base>固定</text:ruby-base><text:ruby-text text:style-name="T6">コテイ</text:ruby-text></text:ruby>につき<text:ruby text:style-name="ru1"><text:ruby-base>入力</text:ruby-base><text:ruby-text text:style-name="T6">ニュウリョク</text:ruby-text></text:ruby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UFlg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text:ruby text:style-name="ru1"><text:ruby-base>一覧</text:ruby-base><text:ruby-text text:style-name="T6">イチラン</text:ruby-text></text:ruby><text:ruby text:style-name="ru1"><text:ruby-base>表示</text:ruby-base><text:ruby-text text:style-name="T6">ヒョウジ</text:ruby-text></text:ruby><text:ruby text:style-name="ru1"><text:ruby-base>用</text:ruby-base><text:ruby-text text:style-name="T6">ヨウ</text:ruby-text></text:ruby></text:p>
          </table:table-cell>
          <table:table-cell office:value-type="float" office:value="6" table:style-name="ce9">
            <text:p>6</text:p>
          </table:table-cell>
          <table:table-cell office:value-type="string" table:style-name="ce1">
            <text:p>ボタンにて<text:ruby text:style-name="ru1"><text:ruby-base>入力</text:ruby-base><text:ruby-text text:style-name="T6">ニュウリョク</text:ruby-text></text:ruby>要</text:p>
          </table:table-cell>
          <table:table-cell office:value-type="string" table:style-name="ce1">
            <text:p>B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ち</text:p>
          </table:table-cell>
          <table:table-cell office:value-type="string" table:style-name="ce1">
            <text:p><text:ruby text:style-name="ru1"><text:ruby-base>未</text:ruby-base><text:ruby-text text:style-name="T6">イマ</text:ruby-text></text:ruby>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<text:ruby text:style-name="ru1"><text:ruby-base>名称</text:ruby-base><text:ruby-text text:style-name="T6">メイショウ</text:ruby-text></text:ruby>　の<text:ruby text:style-name="ru1"><text:ruby-base>側</text:ruby-base><text:ruby-text text:style-name="T6">ガワ</text:ruby-text></text:ruby>は　サービスや<text:ruby text:style-name="ru1"><text:ruby-base>作業</text:ruby-base><text:ruby-text text:style-name="T6">サギョウ</text:ruby-text></text:ruby>の<text:ruby text:style-name="ru1"><text:ruby-base>場合</text:ruby-base><text:ruby-text text:style-name="T6">バアイ</text:ruby-text></text:ruby>に<text:ruby text:style-name="ru1"><text:ruby-base>表示</text:ruby-base><text:ruby-text text:style-name="T6">ヒョウジ</text:ruby-text></text:ruby>する<text:ruby text:style-name="ru1"><text:ruby-base>文字</text:ruby-base><text:ruby-text text:style-name="T6">モジ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調査</text:ruby-base><text:ruby-text text:style-name="T6">チョウサ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調査</text:ruby-base><text:ruby-text text:style-name="T6">チョウサ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待機</text:ruby-base><text:ruby-text text:style-name="T6">タイキ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待機</text:ruby-base><text:ruby-text text:style-name="T6">タイキ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7" table:style-name="ce9">
            <text:p>17</text:p>
          </table:table-cell>
          <table:table-cell office:value-type="string" table:style-name="ce1">
            <text:p><text:ruby text:style-name="ru1"><text:ruby-base>中止</text:ruby-base><text:ruby-text text:style-name="T6">チュウシ</text:ruby-text></text:ruby></text:p>
          </table:table-cell>
          <table:table-cell office:value-type="string" table:style-name="ce1">
            <text:p><text:ruby text:style-name="ru1"><text:ruby-base>中止</text:ruby-base><text:ruby-text text:style-name="T6">チュウシ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ts</text:p>
          </table:table-cell>
          <table:table-cell office:value-type="string" table:style-name="ce1">
            <text:p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終了</text:ruby-base><text:ruby-text text:style-name="T6">シュウリョウ</text:ruby-text></text:ruby></text:p>
          </table:table-cell>
          <table:table-cell office:value-type="string" table:style-name="ce1">
            <text:p><text:ruby text:style-name="ru1"><text:ruby-base>抹消</text:ruby-base><text:ruby-text text:style-name="T6">マッショ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開設</text:ruby-base><text:ruby-text text:style-name="T6">カイセツ</text:ruby-text></text:ruby><text:ruby text:style-name="ru1"><text:ruby-base>提案</text:ruby-base><text:ruby-text text:style-name="T6">テイアン</text:ruby-text></text:ruby>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審査</text:ruby-base><text:ruby-text text:style-name="T6">シンサ</text:ruby-text></text:ruby></text:p>
          </table:table-cell>
          <table:table-cell office:value-type="string" table:style-name="ce1">
            <text:p><text:ruby text:style-name="ru1"><text:ruby-base>審査</text:ruby-base><text:ruby-text text:style-name="T6">シンサ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開設</text:ruby-base><text:ruby-text text:style-name="T6">カイセツ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開設</text:ruby-base><text:ruby-text text:style-name="T6">カイセツ</text:ruby-text></text:ruby><text:ruby text:style-name="ru1"><text:ruby-base>待</text:ruby-base><text:ruby-text text:style-name="T6">マ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稼動</text:ruby-base><text:ruby-text text:style-name="T6">カドウ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稼動</text:ruby-base><text:ruby-text text:style-name="T6">カドウ</text:ruby-text></text:ruby><text:ruby text:style-name="ru1"><text:ruby-base>中</text:ruby-base><text:ruby-text text:style-name="T6">チュ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cs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廃止</text:ruby-base><text:ruby-text text:style-name="T6">ハイシ</text:ruby-text></text:ruby></text:p>
          </table:table-cell>
          <table:table-cell office:value-type="string" table:style-name="ce1">
            <text:p><text:ruby text:style-name="ru1"><text:ruby-base>廃止</text:ruby-base><text:ruby-text text:style-name="T6">ハイ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応募</text:ruby-base><text:ruby-text text:style-name="T6">オウボ</text:ruby-text></text:ruby></text:p>
          </table:table-cell>
          <table:table-cell office:value-type="string" table:style-name="ce1">
            <text:p><text:ruby text:style-name="ru1"><text:ruby-base>応募</text:ruby-base><text:ruby-text text:style-name="T6">オウボ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審査</text:ruby-base><text:ruby-text text:style-name="T6">シンサ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審査</text:ruby-base><text:ruby-text text:style-name="T6">シンサ</text:ruby-text></text:ruby><text:ruby text:style-name="ru1"><text:ruby-base>中</text:ruby-base><text:ruby-text text:style-name="T6">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入社</text:ruby-base><text:ruby-text text:style-name="T6">ニュウシャ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入社</text:ruby-base><text:ruby-text text:style-name="T6">ニュウシャ</text:ruby-text></text:ruby><text:ruby text:style-name="ru1"><text:ruby-base>待</text:ruby-base><text:ruby-text text:style-name="T6">マ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在職</text:ruby-base><text:ruby-text text:style-name="T6">ザイショク</text:ruby-text></text:ruby></text:p>
          </table:table-cell>
          <table:table-cell office:value-type="string" table:style-name="ce1">
            <text:p><text:ruby text:style-name="ru1"><text:ruby-base>在職</text:ruby-base><text:ruby-text text:style-name="T6">ザイショク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休職</text:ruby-base><text:ruby-text text:style-name="T6">キュウショク</text:ruby-text></text:ruby></text:p>
          </table:table-cell>
          <table:table-cell office:value-type="string" table:style-name="ce1">
            <text:p><text:ruby text:style-name="ru1"><text:ruby-base>休職</text:ruby-base><text:ruby-text text:style-name="T6">キュウショク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Hum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退職</text:ruby-base><text:ruby-text text:style-name="T6">タイショク</text:ruby-text></text:ruby></text:p>
          </table:table-cell>
          <table:table-cell office:value-type="string" table:style-name="ce1">
            <text:p><text:ruby text:style-name="ru1"><text:ruby-base>退職</text:ruby-base><text:ruby-text text:style-name="T6">タイショク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使用</text:ruby-base><text:ruby-text text:style-name="T6">シヨウ</text:ruby-text></text:ruby><text:ruby text:style-name="ru1"><text:ruby-base>中</text:ruby-base><text:ruby-text text:style-name="T6">チュウ</text:ruby-text></text:ruby></text:p>
          </table:table-cell>
          <table:table-cell office:value-type="string" table:style-name="ce1">
            <text:p><text:ruby text:style-name="ru1"><text:ruby-base>使用</text:ruby-base><text:ruby-text text:style-name="T6">シヨウ</text:ruby-text></text:ruby><text:ruby text:style-name="ru1"><text:ruby-base>中</text:ruby-base><text:ruby-text text:style-name="T6">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Pos</text:p>
          </table:table-cell>
          <table:table-cell office:value-type="string" table:style-name="ce1">
            <text:p><text:ruby text:style-name="ru1"><text:ruby-base>場所</text:ruby-base><text:ruby-text text:style-name="T6">バショ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閉鎖</text:ruby-base><text:ruby-text text:style-name="T6">ヘイサ</text:ruby-text></text:ruby></text:p>
          </table:table-cell>
          <table:table-cell office:value-type="string" table:style-name="ce1">
            <text:p><text:ruby text:style-name="ru1"><text:ruby-base>閉鎖</text:ruby-base><text:ruby-text text:style-name="T6">ヘイサ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活動中</text:ruby-base><text:ruby-text text:style-name="T6">カツドウチュウ</text:ruby-text></text:ruby></text:p>
          </table:table-cell>
          <table:table-cell office:value-type="string" table:style-name="ce1">
            <text:p><text:ruby text:style-name="ru1"><text:ruby-base>活動中</text:ruby-base><text:ruby-text text:style-name="T6">カツドウ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office:value-type="string" table:style-name="ce1">
            <text:p><text:ruby text:style-name="ru1"><text:ruby-base>休止</text:ruby-base><text:ruby-text text:style-name="T6">キュウ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Svs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閉鎖</text:ruby-base><text:ruby-text text:style-name="T6">ヘイサ</text:ruby-text></text:ruby></text:p>
          </table:table-cell>
          <table:table-cell office:value-type="string" table:style-name="ce1">
            <text:p><text:ruby text:style-name="ru1"><text:ruby-base>停止</text:ruby-base><text:ruby-text text:style-name="T6">テイ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議案</text:ruby-base><text:ruby-text text:style-name="T6">ギアン</text:ruby-text></text:ruby><text:ruby text:style-name="ru1"><text:ruby-base>提出</text:ruby-base><text:ruby-text text:style-name="T6">テイシュツ</text:ruby-text></text:ruby></text:p>
          </table:table-cell>
          <table:table-cell office:value-type="string" table:style-name="ce1">
            <text:p><text:ruby text:style-name="ru1"><text:ruby-base>議案</text:ruby-base><text:ruby-text text:style-name="T6">ギアン</text:ruby-text></text:ruby><text:ruby text:style-name="ru1"><text:ruby-base>提出</text:ruby-base><text:ruby-text text:style-name="T6">テイシュツ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議題</text:ruby-base><text:ruby-text text:style-name="T6">ギダイ</text:ruby-text></text:ruby><text:ruby text:style-name="ru1"><text:ruby-base>化</text:ruby-base><text:ruby-text text:style-name="T6">カ</text:ruby-text></text:ruby><text:ruby text:style-name="ru1"><text:ruby-base>検討</text:ruby-base><text:ruby-text text:style-name="T6">ケントウ</text:ruby-text></text:ruby></text:p>
          </table:table-cell>
          <table:table-cell office:value-type="string" table:style-name="ce1">
            <text:p><text:ruby text:style-name="ru1"><text:ruby-base>議題</text:ruby-base><text:ruby-text text:style-name="T6">ギダイ</text:ruby-text></text:ruby><text:ruby text:style-name="ru1"><text:ruby-base>化</text:ruby-base><text:ruby-text text:style-name="T6">カ</text:ruby-text></text:ruby><text:ruby text:style-name="ru1"><text:ruby-base>検討</text:ruby-base><text:ruby-text text:style-name="T6">ケント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開始</text:ruby-base><text:ruby-text text:style-name="T6">カイシ</text:ruby-text></text:ruby><text:ruby text:style-name="ru1"><text:ruby-base>待</text:ruby-base><text:ruby-text text:style-name="T6">マ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保留</text:ruby-base><text:ruby-text text:style-name="T6">ホリュウ</text:ruby-text></text:ruby>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保留</text:ruby-base><text:ruby-text text:style-name="T6">ホリ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Bbs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終了</text:ruby-base><text:ruby-text text:style-name="T6">シュウリョウ</text:ruby-text></text:ruby></text:p>
          </table:table-cell>
          <table:table-cell office:value-type="string" table:style-name="ce1">
            <text:p><text:ruby text:style-name="ru1"><text:ruby-base>検討</text:ruby-base><text:ruby-text text:style-name="T6">ケントウ</text:ruby-text></text:ruby><text:ruby text:style-name="ru1"><text:ruby-base>終了</text:ruby-base><text:ruby-text text:style-name="T6">シュウリョ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提案</text:ruby-base><text:ruby-text text:style-name="T6">テイアン</text:ruby-text></text:ruby>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提案</text:ruby-base><text:ruby-text text:style-name="T6">テイアン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office:value-type="string" table:style-name="ce1">
            <text:p><text:ruby text:style-name="ru1"><text:ruby-base>検討中</text:ruby-base><text:ruby-text text:style-name="T6">ケントウ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待</text:ruby-base><text:ruby-text text:style-name="T6">マ</text:ruby-text></text:ruby>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待</text:ruby-base><text:ruby-text text:style-name="T6">マ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3" table:style-name="ce9">
            <text:p>13</text:p>
          </table:table-cell>
          <table:table-cell office:value-type="string" table:style-name="ce1">
            <text:p><text:ruby text:style-name="ru1"><text:ruby-base>販売中</text:ruby-base><text:ruby-text text:style-name="T6">ハンバイチュウ</text:ruby-text></text:ruby></text:p>
          </table:table-cell>
          <table:table-cell office:value-type="string" table:style-name="ce1">
            <text:p><text:ruby text:style-name="ru1"><text:ruby-base>販売中</text:ruby-base><text:ruby-text text:style-name="T6">ハンバイチュ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4" table:style-name="ce9">
            <text:p>14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休止</text:ruby-base><text:ruby-text text:style-name="T6">キュウシ</text:ruby-text></text:ruby>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休止</text:ruby-base><text:ruby-text text:style-name="T6">キュウシ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ctSGod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状態</text:ruby-base><text:ruby-text text:style-name="T6">ジョウタイ</text:ruby-text></text:ruby></text:p>
          </table:table-cell>
          <table:table-cell office:value-type="float" office:value="18" table:style-name="ce9">
            <text:p>18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終了</text:ruby-base><text:ruby-text text:style-name="T6">シュウリョウ</text:ruby-text></text:ruby></text:p>
          </table:table-cell>
          <table:table-cell office:value-type="string" table:style-name="ce1">
            <text:p><text:ruby text:style-name="ru1"><text:ruby-base>販売</text:ruby-base><text:ruby-text text:style-name="T6">ハンバイ</text:ruby-text></text:ruby><text:ruby text:style-name="ru1"><text:ruby-base>終了</text:ruby-base><text:ruby-text text:style-name="T6">シュウリョウ</text:ruby-text></text:ruby>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601" table:style-name="ce9">
            <text:p>601</text:p>
          </table:table-cell>
          <table:table-cell office:value-type="string" table:style-name="ce1">
            <text:p>事業管理</text:p>
          </table:table-cell>
          <table:table-cell office:value-type="string" table:style-name="ce1">
            <text:p><text:ruby text:style-name="ru1"><text:ruby-base>事</text:ruby-base><text:ruby-text text:style-name="T6">コト</text:ruby-text></text:ruby><text:ruby text:style-name="ru1"><text:ruby-base>管</text:ruby-base><text:ruby-text text:style-name="T6">カン</text:ruby-text></text:ruby></text:p>
          </table:table-cell>
          <table:table-cell office:value-type="string" table:style-name="ce1">
            <text:p>作業管理にて、御社が行う事業を登録、変更、削除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510" table:style-name="ce9">
            <text:p>510</text:p>
          </table:table-cell>
          <table:table-cell office:value-type="string" table:style-name="ce1">
            <text:p>作業定義</text:p>
          </table:table-cell>
          <table:table-cell office:value-type="string" table:style-name="ce1">
            <text:p><text:ruby text:style-name="ru1"><text:ruby-base>作</text:ruby-base><text:ruby-text text:style-name="T6">サク</text:ruby-text></text:ruby><text:ruby text:style-name="ru1"><text:ruby-base>定</text:ruby-base><text:ruby-text text:style-name="T6">サダム</text:ruby-text></text:ruby></text:p>
          </table:table-cell>
          <table:table-cell office:value-type="string" table:style-name="ce1">
            <text:p>作業定義にて、御社が行う作業を登録、変更、削除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610" table:style-name="ce9">
            <text:p>610</text:p>
          </table:table-cell>
          <table:table-cell office:value-type="string" table:style-name="ce1">
            <text:p>作業管理</text:p>
          </table:table-cell>
          <table:table-cell office:value-type="string" table:style-name="ce1">
            <text:p><text:ruby text:style-name="ru1"><text:ruby-base>作</text:ruby-base><text:ruby-text text:style-name="T6">サク</text:ruby-text></text:ruby><text:ruby text:style-name="ru1"><text:ruby-base>管</text:ruby-base><text:ruby-text text:style-name="T6">カン</text:ruby-text></text:ruby></text:p>
          </table:table-cell>
          <table:table-cell office:value-type="string" table:style-name="ce1">
            <text:p>作業管理にて、作業計画を立て、作業指示を出し、作業進捗を管理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611" table:style-name="ce9">
            <text:p>611</text:p>
          </table:table-cell>
          <table:table-cell office:value-type="string" table:style-name="ce1">
            <text:p>作業報告</text:p>
          </table:table-cell>
          <table:table-cell office:value-type="string" table:style-name="ce1">
            <text:p><text:ruby text:style-name="ru1"><text:ruby-base>作</text:ruby-base><text:ruby-text text:style-name="T6">サク</text:ruby-text></text:ruby><text:ruby text:style-name="ru1"><text:ruby-base>報</text:ruby-base><text:ruby-text text:style-name="T6">ホウ</text:ruby-text></text:ruby></text:p>
          </table:table-cell>
          <table:table-cell office:value-type="string" table:style-name="ce1">
            <text:p>作業管理にて、指示された作業の進捗状況を報告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801" table:style-name="ce9">
            <text:p>801</text:p>
          </table:table-cell>
          <table:table-cell office:value-type="string" table:style-name="ce1">
            <text:p>領収</text:p>
          </table:table-cell>
          <table:table-cell office:value-type="string" table:style-name="ce1">
            <text:p><text:ruby text:style-name="ru1"><text:ruby-base>領収</text:ruby-base><text:ruby-text text:style-name="T6">リョウシュウ</text:ruby-text></text:ruby></text:p>
          </table:table-cell>
          <table:table-cell office:value-type="string" table:style-name="ce1">
            <text:p>作業管理にて、事業活動のために支払った金額を入力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802" table:style-name="ce9">
            <text:p>802</text:p>
          </table:table-cell>
          <table:table-cell office:value-type="string" table:style-name="ce1">
            <text:p>支払</text:p>
          </table:table-cell>
          <table:table-cell office:value-type="string" table:style-name="ce1">
            <text:p><text:ruby text:style-name="ru1"><text:ruby-base>支払</text:ruby-base><text:ruby-text text:style-name="T6">シハラ</text:ruby-text></text:ruby></text:p>
          </table:table-cell>
          <table:table-cell office:value-type="string" table:style-name="ce1">
            <text:p>作業管理にて、事業活動により得た金額を入力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640" table:style-name="ce9">
            <text:p>640</text:p>
          </table:table-cell>
          <table:table-cell office:value-type="string" table:style-name="ce1">
            <text:p>掲示板管理</text:p>
          </table:table-cell>
          <table:table-cell office:value-type="string" table:style-name="ce1">
            <text:p><text:ruby text:style-name="ru1"><text:ruby-base>掲</text:ruby-base><text:ruby-text text:style-name="T6">ケイ</text:ruby-text></text:ruby><text:ruby text:style-name="ru1"><text:ruby-base>管</text:ruby-base><text:ruby-text text:style-name="T6">カン</text:ruby-text></text:ruby></text:p>
          </table:table-cell>
          <table:table-cell office:value-type="string" table:style-name="ce1">
            <text:p>掲示板にて、新たな議題、管理情報を登録、変更、削除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641" table:style-name="ce9">
            <text:p>641</text:p>
          </table:table-cell>
          <table:table-cell office:value-type="string" table:style-name="ce1">
            <text:p>掲示板投稿</text:p>
          </table:table-cell>
          <table:table-cell office:value-type="string" table:style-name="ce1">
            <text:p><text:ruby text:style-name="ru1"><text:ruby-base>掲</text:ruby-base><text:ruby-text text:style-name="T6">ケイ</text:ruby-text></text:ruby><text:ruby text:style-name="ru1"><text:ruby-base>投</text:ruby-base><text:ruby-text text:style-name="T6">トウ</text:ruby-text></text:ruby></text:p>
          </table:table-cell>
          <table:table-cell office:value-type="string" table:style-name="ce1">
            <text:p>掲示板にて、掲示板への投稿（議事への発言、作業履歴の記載等）を行う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210" table:style-name="ce9">
            <text:p>210</text:p>
          </table:table-cell>
          <table:table-cell office:value-type="string" table:style-name="ce1">
            <text:p>組織人員定義</text:p>
          </table:table-cell>
          <table:table-cell office:value-type="string" table:style-name="ce1">
            <text:p><text:ruby text:style-name="ru1"><text:ruby-base>組</text:ruby-base><text:ruby-text text:style-name="T6">クミ</text:ruby-text></text:ruby><text:ruby text:style-name="ru1"><text:ruby-base>人定</text:ruby-base><text:ruby-text text:style-name="T6">ジンテイ</text:ruby-text></text:ruby></text:p>
          </table:table-cell>
          <table:table-cell office:value-type="string" table:style-name="ce1">
            <text:p>組織要員定義にて、関係する組織や人員を登録、変更、削除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作業場所定義</text:p>
          </table:table-cell>
          <table:table-cell office:value-type="string" table:style-name="ce1">
            <text:p><text:ruby text:style-name="ru1"><text:ruby-base>場</text:ruby-base><text:ruby-text text:style-name="T6">バ</text:ruby-text></text:ruby><text:ruby text:style-name="ru1"><text:ruby-base>所定</text:ruby-base><text:ruby-text text:style-name="T6">ショテイ</text:ruby-text></text:ruby></text:p>
          </table:table-cell>
          <table:table-cell office:value-type="string" table:style-name="ce1">
            <text:p>作業場所定義にて、作業を行う場所を登録、変更、削除する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810" table:style-name="ce9">
            <text:p>810</text:p>
          </table:table-cell>
          <table:table-cell office:value-type="string" table:style-name="ce1">
            <text:p>システム設定</text:p>
          </table:table-cell>
          <table:table-cell office:value-type="string" table:style-name="ce1">
            <text:p>シ<text:ruby text:style-name="ru1"><text:ruby-base>設</text:ruby-base><text:ruby-text text:style-name="T6">セツ</text:ruby-text></text:ruby></text:p>
          </table:table-cell>
          <table:table-cell office:value-type="string" table:style-name="ce1">
            <text:p>システム設定にて、働き衆伝法帳の設定を行う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kType</text:p>
          </table:table-cell>
          <table:table-cell office:value-type="string" table:style-name="ce10">
            <text:p><text:ruby text:style-name="ru1"><text:ruby-base>作業</text:ruby-base><text:ruby-text text:style-name="T6">サギ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00" table:style-name="ce9">
            <text:p>100</text:p>
          </table:table-cell>
          <table:table-cell office:value-type="string" table:style-name="ce1">
            <text:p>その<text:ruby text:style-name="ru1"><text:ruby-base>他</text:ruby-base><text:ruby-text text:style-name="T6">タ</text:ruby-text></text:ruby><text:ruby text:style-name="ru1"><text:ruby-base>作業</text:ruby-base><text:ruby-text text:style-name="T6">サギョウ</text:ruby-text></text:ruby></text:p>
          </table:table-cell>
          <table:table-cell office:value-type="string" table:style-name="ce1">
            <text:p>その<text:ruby text:style-name="ru1"><text:ruby-base>他</text:ruby-base><text:ruby-text text:style-name="T6">タ</text:ruby-text></text:ruby></text:p>
          </table:table-cell>
          <table:table-cell office:value-type="string" table:style-name="ce1">
            <text:p>働き衆伝法帳を用いて行わない作業です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記録</text:ruby-base><text:ruby-text text:style-name="T6">キロク</text:ruby-text></text:ruby></text:p>
          </table:table-cell>
          <table:table-cell office:value-type="string" table:style-name="ce1">
            <text:p><text:ruby text:style-name="ru1"><text:ruby-base>記録</text:ruby-base><text:ruby-text text:style-name="T6">キロク</text:ruby-text></text:ruby>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1" table:style-name="ce9">
            <text:p>11</text:p>
          </table:table-cell>
          <table:table-cell office:value-type="string" table:style-name="ce1">
            <text:p><text:ruby text:style-name="ru1"><text:ruby-base>発表</text:ruby-base><text:ruby-text text:style-name="T6">ハッピョウ</text:ruby-text></text:ruby></text:p>
          </table:table-cell>
          <table:table-cell office:value-type="string" table:style-name="ce1">
            <text:p><text:ruby text:style-name="ru1"><text:ruby-base>発表</text:ruby-base><text:ruby-text text:style-name="T6">ハッピョウ</text:ruby-text></text:ruby>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2" table:style-name="ce9">
            <text:p>12</text:p>
          </table:table-cell>
          <table:table-cell office:value-type="string" table:style-name="ce1">
            <text:p><text:ruby text:style-name="ru1"><text:ruby-base>報告</text:ruby-base><text:ruby-text text:style-name="T6">ホウコク</text:ruby-text></text:ruby></text:p>
          </table:table-cell>
          <table:table-cell office:value-type="string" table:style-name="ce1">
            <text:p><text:ruby text:style-name="ru1"><text:ruby-base>報告</text:ruby-base><text:ruby-text text:style-name="T6">ホウコク</text:ruby-text></text:ruby>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20" table:style-name="ce9">
            <text:p>20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office:value-type="string" table:style-name="ce1">
            <text:p><text:ruby text:style-name="ru1"><text:ruby-base>提案</text:ruby-base><text:ruby-text text:style-name="T6">テイアン</text:ruby-text></text:ruby>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30" table:style-name="ce9">
            <text:p>30</text:p>
          </table:table-cell>
          <table:table-cell office:value-type="string" table:style-name="ce1">
            <text:p><text:ruby text:style-name="ru1"><text:ruby-base>質問</text:ruby-base><text:ruby-text text:style-name="T6">シツモン</text:ruby-text></text:ruby></text:p>
          </table:table-cell>
          <table:table-cell office:value-type="string" table:style-name="ce1">
            <text:p><text:ruby text:style-name="ru1"><text:ruby-base>質問</text:ruby-base><text:ruby-text text:style-name="T6">シツモン</text:ruby-text></text:ruby>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40" table:style-name="ce9">
            <text:p>40</text:p>
          </table:table-cell>
          <table:table-cell office:value-type="string" table:style-name="ce1">
            <text:p><text:ruby text:style-name="ru1"><text:ruby-base>要求</text:ruby-base><text:ruby-text text:style-name="T6">ヨウキュウ</text:ruby-text></text:ruby></text:p>
          </table:table-cell>
          <table:table-cell office:value-type="string" table:style-name="ce1">
            <text:p><text:ruby text:style-name="ru1"><text:ruby-base>要求</text:ruby-base><text:ruby-text text:style-name="T6">ヨウキュ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bsType</text:p>
          </table:table-cell>
          <table:table-cell office:value-type="string" table:style-name="ce10">
            <text:p><text:ruby text:style-name="ru1"><text:ruby-base>投稿</text:ruby-base><text:ruby-text text:style-name="T6">トウコ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80" table:style-name="ce9">
            <text:p>80</text:p>
          </table:table-cell>
          <table:table-cell office:value-type="string" table:style-name="ce1">
            <text:p><text:ruby text:style-name="ru1"><text:ruby-base>回答</text:ruby-base><text:ruby-text text:style-name="T6">カイトウ</text:ruby-text></text:ruby></text:p>
          </table:table-cell>
          <table:table-cell office:value-type="string" table:style-name="ce1">
            <text:p><text:ruby text:style-name="ru1"><text:ruby-base>回答</text:ruby-base><text:ruby-text text:style-name="T6">カイト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HowCom</text:p>
          </table:table-cell>
          <table:table-cell office:value-type="string" table:style-name="ce10">
            <text:p><text:ruby text:style-name="ru1"><text:ruby-base>解決</text:ruby-base><text:ruby-text text:style-name="T6">カイケツ</text:ruby-text></text:ruby><text:ruby text:style-name="ru1"><text:ruby-base>方法</text:ruby-base><text:ruby-text text:style-name="T6">ホウホウ</text:ruby-text></text:ruby><text:ruby text:style-name="ru1"><text:ruby-base>案</text:ruby-base><text:ruby-text text:style-name="T6">アン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解決</text:ruby-base><text:ruby-text text:style-name="T6">カイケツ</text:ruby-text></text:ruby><text:ruby text:style-name="ru1"><text:ruby-base>不要</text:ruby-base><text:ruby-text text:style-name="T6">フヨウ</text:ruby-text></text:ruby></text:p>
          </table:table-cell>
          <table:table-cell office:value-type="string" table:style-name="ce1">
            <text:p><text:ruby text:style-name="ru1"><text:ruby-base>解決</text:ruby-base><text:ruby-text text:style-name="T6">カイケツ</text:ruby-text></text:ruby><text:ruby text:style-name="ru1"><text:ruby-base>不要</text:ruby-base><text:ruby-text text:style-name="T6">フヨ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HowCom</text:p>
          </table:table-cell>
          <table:table-cell office:value-type="string" table:style-name="ce10">
            <text:p><text:ruby text:style-name="ru1"><text:ruby-base>解決</text:ruby-base><text:ruby-text text:style-name="T6">カイケツ</text:ruby-text></text:ruby><text:ruby text:style-name="ru1"><text:ruby-base>方法</text:ruby-base><text:ruby-text text:style-name="T6">ホウホウ</text:ruby-text></text:ruby><text:ruby text:style-name="ru1"><text:ruby-base>案</text:ruby-base><text:ruby-text text:style-name="T6">アン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ネット<text:ruby text:style-name="ru1"><text:ruby-base>会議</text:ruby-base><text:ruby-text text:style-name="T6">カイギ</text:ruby-text></text:ruby></text:p>
          </table:table-cell>
          <table:table-cell office:value-type="string" table:style-name="ce1">
            <text:p>ネット<text:ruby text:style-name="ru1"><text:ruby-base>会議</text:ruby-base><text:ruby-text text:style-name="T6">カイギ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HowCom</text:p>
          </table:table-cell>
          <table:table-cell office:value-type="string" table:style-name="ce10">
            <text:p><text:ruby text:style-name="ru1"><text:ruby-base>解決</text:ruby-base><text:ruby-text text:style-name="T6">カイケツ</text:ruby-text></text:ruby><text:ruby text:style-name="ru1"><text:ruby-base>方法</text:ruby-base><text:ruby-text text:style-name="T6">ホウホウ</text:ruby-text></text:ruby><text:ruby text:style-name="ru1"><text:ruby-base>案</text:ruby-base><text:ruby-text text:style-name="T6">アン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での<text:ruby text:style-name="ru1"><text:ruby-base>会議</text:ruby-base><text:ruby-text text:style-name="T6">カイギ</text:ruby-text></text:ruby>にて<text:ruby text:style-name="ru1"><text:ruby-base>決定</text:ruby-base><text:ruby-text text:style-name="T6">ケッテイ</text:ruby-text></text:ruby>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での<text:ruby text:style-name="ru1"><text:ruby-base>会議</text:ruby-base><text:ruby-text text:style-name="T6">カイギ</text:ruby-text></text:ruby>にて<text:ruby text:style-name="ru1"><text:ruby-base>決定</text:ruby-base><text:ruby-text text:style-name="T6">ケッテイ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HowCom</text:p>
          </table:table-cell>
          <table:table-cell office:value-type="string" table:style-name="ce10">
            <text:p><text:ruby text:style-name="ru1"><text:ruby-base>解決</text:ruby-base><text:ruby-text text:style-name="T6">カイケツ</text:ruby-text></text:ruby><text:ruby text:style-name="ru1"><text:ruby-base>方法</text:ruby-base><text:ruby-text text:style-name="T6">ホウホウ</text:ruby-text></text:ruby><text:ruby text:style-name="ru1"><text:ruby-base>案</text:ruby-base><text:ruby-text text:style-name="T6">アン</text:ruby-text></text:ruby></text:p>
          </table:table-cell>
          <table:table-cell office:value-type="float" office:value="3" table:style-name="ce9">
            <text:p>3</text:p>
          </table:table-cell>
          <table:table-cell office:value-type="string" table:style-name="ce1">
            <text:p><text:ruby text:style-name="ru1"><text:ruby-base>社内</text:ruby-base><text:ruby-text text:style-name="T6">シャナイ</text:ruby-text></text:ruby><text:ruby text:style-name="ru1"><text:ruby-base>全体</text:ruby-base><text:ruby-text text:style-name="T6">ゼンタイ</text:ruby-text></text:ruby><text:ruby text:style-name="ru1"><text:ruby-base>会議</text:ruby-base><text:ruby-text text:style-name="T6">カイギ</text:ruby-text></text:ruby>にて<text:ruby text:style-name="ru1"><text:ruby-base>決定</text:ruby-base><text:ruby-text text:style-name="T6">ケッテイ</text:ruby-text></text:ruby></text:p>
          </table:table-cell>
          <table:table-cell office:value-type="string" table:style-name="ce1">
            <text:p><text:ruby text:style-name="ru1"><text:ruby-base>社内</text:ruby-base><text:ruby-text text:style-name="T6">シャナイ</text:ruby-text></text:ruby><text:ruby text:style-name="ru1"><text:ruby-base>全体</text:ruby-base><text:ruby-text text:style-name="T6">ゼンタイ</text:ruby-text></text:ruby><text:ruby text:style-name="ru1"><text:ruby-base>会議</text:ruby-base><text:ruby-text text:style-name="T6">カイギ</text:ruby-text></text:ruby>にて<text:ruby text:style-name="ru1"><text:ruby-base>決定</text:ruby-base><text:ruby-text text:style-name="T6">ケッテイ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未決定</text:ruby-base><text:ruby-text text:style-name="T6">ミケッテイ</text:ruby-text></text:ruby></text:p>
          </table:table-cell>
          <table:table-cell office:value-type="string" table:style-name="ce1">
            <text:p><text:ruby text:style-name="ru1"><text:ruby-base>未決定</text:ruby-base><text:ruby-text text:style-name="T6">ミケッテイ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何</text:ruby-base><text:ruby-text text:style-name="T6">ナニ</text:ruby-text></text:ruby>もしない</text:p>
          </table:table-cell>
          <table:table-cell office:value-type="string" table:style-name="ce1">
            <text:p><text:ruby text:style-name="ru1"><text:ruby-base>何</text:ruby-base><text:ruby-text text:style-name="T6">ナニ</text:ruby-text></text:ruby>もしない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別途</text:ruby-base><text:ruby-text text:style-name="T6">ベット</text:ruby-text></text:ruby><text:ruby text:style-name="ru1"><text:ruby-base>検討</text:ruby-base><text:ruby-text text:style-name="T6">ケントウ</text:ruby-text></text:ruby></text:p>
          </table:table-cell>
          <table:table-cell office:value-type="string" table:style-name="ce1">
            <text:p><text:ruby text:style-name="ru1"><text:ruby-base>別途</text:ruby-base><text:ruby-text text:style-name="T6">ベット</text:ruby-text></text:ruby><text:ruby text:style-name="ru1"><text:ruby-base>検討</text:ruby-base><text:ruby-text text:style-name="T6">ケント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3" table:style-name="ce9">
            <text:p>3</text:p>
          </table:table-cell>
          <table:table-cell office:value-type="string" table:style-name="ce1">
            <text:p><text:ruby text:style-name="ru1"><text:ruby-base>対処</text:ruby-base><text:ruby-text text:style-name="T6">タイショ</text:ruby-text></text:ruby></text:p>
          </table:table-cell>
          <table:table-cell office:value-type="string" table:style-name="ce1">
            <text:p><text:ruby text:style-name="ru1"><text:ruby-base>対処</text:ruby-base><text:ruby-text text:style-name="T6">タイショ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4" table:style-name="ce9">
            <text:p>4</text:p>
          </table:table-cell>
          <table:table-cell office:value-type="string" table:style-name="ce1">
            <text:p><text:ruby text:style-name="ru1"><text:ruby-base>再提出</text:ruby-base><text:ruby-text text:style-name="T6">サイテイシュツ</text:ruby-text></text:ruby></text:p>
          </table:table-cell>
          <table:table-cell office:value-type="string" table:style-name="ce1">
            <text:p><text:ruby text:style-name="ru1"><text:ruby-base>再提出</text:ruby-base><text:ruby-text text:style-name="T6">サイテイシュツ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FinalAns</text:p>
          </table:table-cell>
          <table:table-cell office:value-type="string" table:style-name="ce10">
            <text:p><text:ruby text:style-name="ru1"><text:ruby-base>結論</text:ruby-base><text:ruby-text text:style-name="T6">ケツロン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5" table:style-name="ce9">
            <text:p>5</text:p>
          </table:table-cell>
          <table:table-cell office:value-type="string" table:style-name="ce1">
            <text:p><text:ruby text:style-name="ru1"><text:ruby-base>却下</text:ruby-base><text:ruby-text text:style-name="T6">キャッカ</text:ruby-text></text:ruby></text:p>
          </table:table-cell>
          <table:table-cell office:value-type="string" table:style-name="ce1">
            <text:p><text:ruby text:style-name="ru1"><text:ruby-base>却下</text:ruby-base><text:ruby-text text:style-name="T6">キャッカ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ログイン<text:ruby text:style-name="ru1"><text:ruby-base>権限</text:ruby-base><text:ruby-text text:style-name="T6">ケンゲン</text:ruby-text></text:ruby><text:ruby text:style-name="ru1"><text:ruby-base>無</text:ruby-base><text:ruby-text text:style-name="T6">ナシ</text:ruby-text></text:ruby>し</text:p>
          </table:table-cell>
          <table:table-cell office:value-type="string" table:style-name="ce1">
            <text:p><text:ruby text:style-name="ru1"><text:ruby-base>無</text:ruby-base><text:ruby-text text:style-name="T6">ナシ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システム<text:ruby text:style-name="ru1"><text:ruby-base>管理</text:ruby-base><text:ruby-text text:style-name="T6">カンリ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シ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企業</text:ruby-base><text:ruby-text text:style-name="T6">キギョウ</text:ruby-text></text:ruby><text:ruby text:style-name="ru1"><text:ruby-base>側</text:ruby-base><text:ruby-text text:style-name="T6">ガワ</text:ruby-text></text:ruby>のシステム<text:ruby text:style-name="ru1"><text:ruby-base>管理</text:ruby-base><text:ruby-text text:style-name="T6">カンリ</text:ruby-text></text:ruby>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計画</text:ruby-base><text:ruby-text text:style-name="T6">ケイカク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事</text:ruby-base><text:ruby-text text:style-name="T6">コト</text:ruby-text></text:ruby>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text:ruby text:style-name="ru1"><text:ruby-base>計画</text:ruby-base><text:ruby-text text:style-name="T6">ケイカク</text:ruby-text></text:ruby>を<text:ruby text:style-name="ru1"><text:ruby-base>立案</text:ruby-base><text:ruby-text text:style-name="T6">リツアン</text:ruby-text></text:ruby>す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4" table:style-name="ce9">
            <text:p>4</text:p>
          </table:table-cell>
          <table:table-cell office:value-type="string" table:style-name="ce1">
            <text:p><text:ruby text:style-name="ru1"><text:ruby-base>組織</text:ruby-base><text:ruby-text text:style-name="T6">ソシキ</text:ruby-text></text:ruby><text:ruby text:style-name="ru1"><text:ruby-base>要員</text:ruby-base><text:ruby-text text:style-name="T6">ヨウイン</text:ruby-text></text:ruby><text:ruby text:style-name="ru1"><text:ruby-base>定義</text:ruby-base><text:ruby-text text:style-name="T6">テイギ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組</text:ruby-base><text:ruby-text text:style-name="T6">クミ</text:ruby-text></text:ruby><text:ruby text:style-name="ru1"><text:ruby-base>要</text:ruby-base><text:ruby-text text:style-name="T6">ヨウ</text:ruby-text></text:ruby></text:p>
          </table:table-cell>
          <table:table-cell office:value-type="string" table:style-name="ce1">
            <text:p><text:ruby text:style-name="ru1"><text:ruby-base>社員</text:ruby-base><text:ruby-text text:style-name="T6">シャイン</text:ruby-text></text:ruby>や<text:ruby text:style-name="ru1"><text:ruby-base>取引</text:ruby-base><text:ruby-text text:style-name="T6">トリヒキ</text:ruby-text></text:ruby><text:ruby text:style-name="ru1"><text:ruby-base>先</text:ruby-base><text:ruby-text text:style-name="T6">サキ</text:ruby-text></text:ruby>を<text:ruby text:style-name="ru1"><text:ruby-base>定義</text:ruby-base><text:ruby-text text:style-name="T6">テイギ</text:ruby-text></text:ruby>す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8" table:style-name="ce9">
            <text:p>8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管理者</text:ruby-base><text:ruby-text text:style-name="T6">カンリシャ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作</text:ruby-base><text:ruby-text text:style-name="T6">サク</text:ruby-text></text:ruby><text:ruby text:style-name="ru1"><text:ruby-base>管</text:ruby-base><text:ruby-text text:style-name="T6">カン</text:ruby-text></text:ruby></text:p>
          </table:table-cell>
          <table:table-cell office:value-type="string" table:style-name="ce1">
            <text:p><text:ruby text:style-name="ru1"><text:ruby-base>社</text:ruby-base><text:ruby-text text:style-name="T6">シャ</text:ruby-text></text:ruby>で<text:ruby text:style-name="ru1"><text:ruby-base>行</text:ruby-base><text:ruby-text text:style-name="T6">オコナ</text:ruby-text></text:ruby>う<text:ruby text:style-name="ru1"><text:ruby-base>作業</text:ruby-base><text:ruby-text text:style-name="T6">サギョウ</text:ruby-text></text:ruby>を<text:ruby text:style-name="ru1"><text:ruby-base>定義</text:ruby-base><text:ruby-text text:style-name="T6">テイギ</text:ruby-text></text:ruby>す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16" table:style-name="ce9">
            <text:p>16</text:p>
          </table:table-cell>
          <table:table-cell office:value-type="string" table:style-name="ce1">
            <text:p><text:ruby text:style-name="ru1"><text:ruby-base>作業者</text:ruby-base><text:ruby-text text:style-name="T6">サギョウシャ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進捗</text:ruby-base><text:ruby-text text:style-name="T6">シンチョク</text:ruby-text></text:ruby>や<text:ruby text:style-name="ru1"><text:ruby-base>報告</text:ruby-base><text:ruby-text text:style-name="T6">ホウコク</text:ruby-text></text:ruby>を<text:ruby text:style-name="ru1"><text:ruby-base>行</text:ruby-base><text:ruby-text text:style-name="T6">オコナ</text:ruby-text></text:ruby>う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32" table:style-name="ce9">
            <text:p>32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管理</text:ruby-base><text:ruby-text text:style-name="T6">カンリ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掲</text:ruby-base><text:ruby-text text:style-name="T6">ケイ</text:ruby-text></text:ruby><text:ruby text:style-name="ru1"><text:ruby-base>管</text:ruby-base><text:ruby-text text:style-name="T6">カン</text:ruby-text></text:ruby></text:p>
          </table:table-cell>
          <table:table-cell office:value-type="string" table:style-name="ce1">
            <text:p><text:ruby text:style-name="ru1"><text:ruby-base>他者</text:ruby-base><text:ruby-text text:style-name="T6">タシャ</text:ruby-text></text:ruby>の<text:ruby text:style-name="ru1"><text:ruby-base>投稿</text:ruby-base><text:ruby-text text:style-name="T6">トウコウ</text:ruby-text></text:ruby>を<text:ruby text:style-name="ru1"><text:ruby-base>削除</text:ruby-base><text:ruby-text text:style-name="T6">サクジョ</text:ruby-text></text:ruby>、<text:ruby text:style-name="ru1"><text:ruby-base>修正</text:ruby-base><text:ruby-text text:style-name="T6">シュウセイ</text:ruby-text></text:ruby>す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64" table:style-name="ce9">
            <text:p>64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text:ruby text:style-name="ru1"><text:ruby-base>投稿</text:ruby-base><text:ruby-text text:style-name="T6">トウコウ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掲</text:ruby-base><text:ruby-text text:style-name="T6">ケイ</text:ruby-text></text:ruby><text:ruby text:style-name="ru1"><text:ruby-base>投</text:ruby-base><text:ruby-text text:style-name="T6">トウ</text:ruby-text></text:ruby>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に<text:ruby text:style-name="ru1"><text:ruby-base>投稿</text:ruby-base><text:ruby-text text:style-name="T6">トウコウ</text:ruby-text></text:ruby>す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128" table:style-name="ce9">
            <text:p>128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<text:ruby text:style-name="ru1"><text:ruby-base>定義</text:ruby-base><text:ruby-text text:style-name="T6">テイギ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場</text:ruby-base><text:ruby-text text:style-name="T6">バ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を<text:ruby text:style-name="ru1"><text:ruby-base>定</text:ruby-base><text:ruby-text text:style-name="T6">サダ</text:ruby-text></text:ruby>め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256" table:style-name="ce9">
            <text:p>256</text:p>
          </table:table-cell>
          <table:table-cell office:value-type="string" table:style-name="ce1">
            <text:p><text:ruby text:style-name="ru1"><text:ruby-base>商品</text:ruby-base><text:ruby-text text:style-name="T6">ショウヒン</text:ruby-text></text:ruby><text:ruby text:style-name="ru1"><text:ruby-base>定義</text:ruby-base><text:ruby-text text:style-name="T6">テイギ</text:ruby-text></text:ruby><text:ruby text:style-name="ru1"><text:ruby-base>権限</text:ruby-base><text:ruby-text text:style-name="T6">ケンゲン</text:ruby-text></text:ruby></text:p>
          </table:table-cell>
          <table:table-cell office:value-type="string" table:style-name="ce1">
            <text:p><text:ruby text:style-name="ru1"><text:ruby-base>商</text:ruby-base><text:ruby-text text:style-name="T6">ショウ</text:ruby-text></text:ruby></text:p>
          </table:table-cell>
          <table:table-cell office:value-type="string" table:style-name="ce1">
            <text:p><text:ruby text:style-name="ru1"><text:ruby-base>社</text:ruby-base><text:ruby-text text:style-name="T6">シャ</text:ruby-text></text:ruby>で<text:ruby text:style-name="ru1"><text:ruby-base>販売</text:ruby-base><text:ruby-text text:style-name="T6">ハンバイ</text:ruby-text></text:ruby>する<text:ruby text:style-name="ru1"><text:ruby-base>商材</text:ruby-base><text:ruby-text text:style-name="T6">ショウザイ</text:ruby-text></text:ruby>を<text:ruby text:style-name="ru1"><text:ruby-base>定</text:ruby-base><text:ruby-text text:style-name="T6">サダ</text:ruby-text></text:ruby>める<text:ruby text:style-name="ru1"><text:ruby-base>権限</text:ruby-base><text:ruby-text text:style-name="T6">ケンゲン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KenGn</text:p>
          </table:table-cell>
          <table:table-cell office:value-type="string" table:style-name="ce1">
            <text:p>ユーザ<text:ruby text:style-name="ru1"><text:ruby-base>権限</text:ruby-base><text:ruby-text text:style-name="T6">ケンゲン</text:ruby-text></text:ruby>ビットフラグ</text:p>
          </table:table-cell>
          <table:table-cell office:value-type="float" office:value="512" table:style-name="ce9">
            <text:p>512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<text:ruby text:style-name="ru1"><text:ruby-base>者</text:ruby-base><text:ruby-text text:style-name="T6">シャ</text:ruby-text></text:ruby></text:p>
          </table:table-cell>
          <table:table-cell office:value-type="string" table:style-name="ce1">
            <text:p><text:ruby text:style-name="ru1"><text:ruby-base>総</text:ruby-base><text:ruby-text text:style-name="T6">ソウ</text:ruby-text></text:ruby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100" table:style-name="ce9">
            <text:p>100</text:p>
          </table:table-cell>
          <table:table-cell office:value-type="string" table:style-name="ce1">
            <text:p>年単位の<text:ruby text:style-name="ru1"><text:ruby-base>作業</text:ruby-base><text:ruby-text text:style-name="T6">サギョウ</text:ruby-text></text:ruby></text:p>
          </table:table-cell>
          <table:table-cell office:value-type="string" table:style-name="ce1">
            <text:p><text:ruby text:style-name="ru1"><text:ruby-base>度</text:ruby-base><text:ruby-text text:style-name="T6">ド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201" table:style-name="ce9">
            <text:p>201</text:p>
          </table:table-cell>
          <table:table-cell office:value-type="string" table:style-name="ce1">
            <text:p>上半期</text:p>
          </table:table-cell>
          <table:table-cell office:value-type="string" table:style-name="ce1">
            <text:p>上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202" table:style-name="ce9">
            <text:p>202</text:p>
          </table:table-cell>
          <table:table-cell office:value-type="string" table:style-name="ce1">
            <text:p>下半期</text:p>
          </table:table-cell>
          <table:table-cell office:value-type="string" table:style-name="ce1">
            <text:p>下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301" table:style-name="ce9">
            <text:p>301</text:p>
          </table:table-cell>
          <table:table-cell office:value-type="string" table:style-name="ce1">
            <text:p>第一四半期</text:p>
          </table:table-cell>
          <table:table-cell office:value-type="string" table:style-name="ce1">
            <text:p>第一四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302" table:style-name="ce9">
            <text:p>302</text:p>
          </table:table-cell>
          <table:table-cell office:value-type="string" table:style-name="ce1">
            <text:p>第二四半期</text:p>
          </table:table-cell>
          <table:table-cell office:value-type="string" table:style-name="ce1">
            <text:p>第二四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303" table:style-name="ce9">
            <text:p>303</text:p>
          </table:table-cell>
          <table:table-cell office:value-type="string" table:style-name="ce1">
            <text:p>第三四半期</text:p>
          </table:table-cell>
          <table:table-cell office:value-type="string" table:style-name="ce1">
            <text:p>第三四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304" table:style-name="ce9">
            <text:p>304</text:p>
          </table:table-cell>
          <table:table-cell office:value-type="string" table:style-name="ce1">
            <text:p>第四四半期</text:p>
          </table:table-cell>
          <table:table-cell office:value-type="string" table:style-name="ce1">
            <text:p>第四四半期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1" table:style-name="ce9">
            <text:p>401</text:p>
          </table:table-cell>
          <table:table-cell office:value-type="string" table:style-name="ce1">
            <text:p>１月度</text:p>
          </table:table-cell>
          <table:table-cell office:value-type="string" table:style-name="ce1">
            <text:p>１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2" table:style-name="ce9">
            <text:p>402</text:p>
          </table:table-cell>
          <table:table-cell office:value-type="string" table:style-name="ce1">
            <text:p>２月度</text:p>
          </table:table-cell>
          <table:table-cell office:value-type="string" table:style-name="ce1">
            <text:p>２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3" table:style-name="ce9">
            <text:p>403</text:p>
          </table:table-cell>
          <table:table-cell office:value-type="string" table:style-name="ce1">
            <text:p>３月度</text:p>
          </table:table-cell>
          <table:table-cell office:value-type="string" table:style-name="ce1">
            <text:p>３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4" table:style-name="ce9">
            <text:p>404</text:p>
          </table:table-cell>
          <table:table-cell office:value-type="string" table:style-name="ce1">
            <text:p>４月度</text:p>
          </table:table-cell>
          <table:table-cell office:value-type="string" table:style-name="ce1">
            <text:p>４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5" table:style-name="ce9">
            <text:p>405</text:p>
          </table:table-cell>
          <table:table-cell office:value-type="string" table:style-name="ce1">
            <text:p>５月度</text:p>
          </table:table-cell>
          <table:table-cell office:value-type="string" table:style-name="ce1">
            <text:p>５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6" table:style-name="ce9">
            <text:p>406</text:p>
          </table:table-cell>
          <table:table-cell office:value-type="string" table:style-name="ce1">
            <text:p>６月度</text:p>
          </table:table-cell>
          <table:table-cell office:value-type="string" table:style-name="ce1">
            <text:p>６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7" table:style-name="ce9">
            <text:p>407</text:p>
          </table:table-cell>
          <table:table-cell office:value-type="string" table:style-name="ce1">
            <text:p>７月度</text:p>
          </table:table-cell>
          <table:table-cell office:value-type="string" table:style-name="ce1">
            <text:p>７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8" table:style-name="ce9">
            <text:p>408</text:p>
          </table:table-cell>
          <table:table-cell office:value-type="string" table:style-name="ce1">
            <text:p>８月度</text:p>
          </table:table-cell>
          <table:table-cell office:value-type="string" table:style-name="ce1">
            <text:p>８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09" table:style-name="ce9">
            <text:p>409</text:p>
          </table:table-cell>
          <table:table-cell office:value-type="string" table:style-name="ce1">
            <text:p>９月度</text:p>
          </table:table-cell>
          <table:table-cell office:value-type="string" table:style-name="ce1">
            <text:p>９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10" table:style-name="ce9">
            <text:p>410</text:p>
          </table:table-cell>
          <table:table-cell office:value-type="string" table:style-name="ce1">
            <text:p>１０月度</text:p>
          </table:table-cell>
          <table:table-cell office:value-type="string" table:style-name="ce1">
            <text:p>１０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11" table:style-name="ce9">
            <text:p>411</text:p>
          </table:table-cell>
          <table:table-cell office:value-type="string" table:style-name="ce1">
            <text:p>１１月度</text:p>
          </table:table-cell>
          <table:table-cell office:value-type="string" table:style-name="ce1">
            <text:p>１１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12" table:style-name="ce9">
            <text:p>412</text:p>
          </table:table-cell>
          <table:table-cell office:value-type="string" table:style-name="ce1">
            <text:p>１２月度</text:p>
          </table:table-cell>
          <table:table-cell office:value-type="string" table:style-name="ce1">
            <text:p>１２月度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900" table:style-name="ce9">
            <text:p>900</text:p>
          </table:table-cell>
          <table:table-cell office:value-type="string" table:style-name="ce1">
            <text:p><text:ruby text:style-name="ru1"><text:ruby-base>任意</text:ruby-base><text:ruby-text text:style-name="T6">ニンイ</text:ruby-text></text:ruby></text:p>
          </table:table-cell>
          <table:table-cell office:value-type="string" table:style-name="ce1">
            <text:p><text:ruby text:style-name="ru1"><text:ruby-base>任意</text:ruby-base><text:ruby-text text:style-name="T6">ニンイ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901" table:style-name="ce9">
            <text:p>901</text:p>
          </table:table-cell>
          <table:table-cell office:value-type="string" table:style-name="ce1">
            <text:p>ログイン<text:ruby text:style-name="ru1"><text:ruby-base>時</text:ruby-base><text:ruby-text text:style-name="T6">トキ</text:ruby-text></text:ruby>のみ</text:p>
          </table:table-cell>
          <table:table-cell office:value-type="string" table:style-name="ce1">
            <text:p>ログイン<text:ruby text:style-name="ru1"><text:ruby-base>時</text:ruby-base><text:ruby-text text:style-name="T6">トキ</text:ruby-text></text:ruby>のみ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101" table:style-name="ce9">
            <text:p>101</text:p>
          </table:table-cell>
          <table:table-cell office:value-type="string" table:style-name="ce1">
            <text:p><text:ruby text:style-name="ru1"><text:ruby-base>毎年</text:ruby-base><text:ruby-text text:style-name="T6">マイトシ</text:ruby-text></text:ruby><text:ruby text:style-name="ru1"><text:ruby-base>年初</text:ruby-base><text:ruby-text text:style-name="T6">ネンショ</text:ruby-text></text:ruby></text:p>
          </table:table-cell>
          <table:table-cell office:value-type="string" table:style-name="ce1">
            <text:p><text:ruby text:style-name="ru1"><text:ruby-base>毎年</text:ruby-base><text:ruby-text text:style-name="T6">マイトシ</text:ruby-text></text:ruby><text:ruby text:style-name="ru1"><text:ruby-base>年初</text:ruby-base><text:ruby-text text:style-name="T6">ネンショ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109" table:style-name="ce9">
            <text:p>109</text:p>
          </table:table-cell>
          <table:table-cell office:value-type="string" table:style-name="ce1">
            <text:p><text:ruby text:style-name="ru1"><text:ruby-base>毎年</text:ruby-base><text:ruby-text text:style-name="T6">マイトシ</text:ruby-text></text:ruby><text:ruby text:style-name="ru1"><text:ruby-base>大晦日</text:ruby-base><text:ruby-text text:style-name="T6">オオミソカ</text:ruby-text></text:ruby></text:p>
          </table:table-cell>
          <table:table-cell office:value-type="string" table:style-name="ce1">
            <text:p><text:ruby text:style-name="ru1"><text:ruby-base>毎年</text:ruby-base><text:ruby-text text:style-name="T6">マイトシ</text:ruby-text></text:ruby><text:ruby text:style-name="ru1"><text:ruby-base>大晦日</text:ruby-base><text:ruby-text text:style-name="T6">オオミソカ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21" table:style-name="ce9">
            <text:p>421</text:p>
          </table:table-cell>
          <table:table-cell office:value-type="string" table:style-name="ce1">
            <text:p><text:ruby text:style-name="ru1"><text:ruby-base>毎月</text:ruby-base><text:ruby-text text:style-name="T6">マイツキ</text:ruby-text></text:ruby><text:ruby text:style-name="ru1"><text:ruby-base>月初</text:ruby-base><text:ruby-text text:style-name="T6">ゲッショ</text:ruby-text></text:ruby></text:p>
          </table:table-cell>
          <table:table-cell office:value-type="string" table:style-name="ce1">
            <text:p><text:ruby text:style-name="ru1"><text:ruby-base>毎月</text:ruby-base><text:ruby-text text:style-name="T6">マイツキ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51" table:style-name="ce9">
            <text:p>451</text:p>
          </table:table-cell>
          <table:table-cell office:value-type="string" table:style-name="ce1">
            <text:p><text:ruby text:style-name="ru1"><text:ruby-base>隔月</text:ruby-base><text:ruby-text text:style-name="T6">カクゲツ</text:ruby-text></text:ruby><text:ruby text:style-name="ru1"><text:ruby-base>奇数</text:ruby-base><text:ruby-text text:style-name="T6">キスウ</text:ruby-text></text:ruby><text:ruby text:style-name="ru1"><text:ruby-base>月</text:ruby-base><text:ruby-text text:style-name="T6">ツキ</text:ruby-text></text:ruby><text:ruby text:style-name="ru1"><text:ruby-base>月初</text:ruby-base><text:ruby-text text:style-name="T6">ゲッショ</text:ruby-text></text:ruby></text:p>
          </table:table-cell>
          <table:table-cell office:value-type="string" table:style-name="ce1">
            <text:p><text:ruby text:style-name="ru1"><text:ruby-base>隔月</text:ruby-base><text:ruby-text text:style-name="T6">カクゲツ</text:ruby-text></text:ruby><text:ruby text:style-name="ru1"><text:ruby-base>奇数</text:ruby-base><text:ruby-text text:style-name="T6">キス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452" table:style-name="ce9">
            <text:p>452</text:p>
          </table:table-cell>
          <table:table-cell office:value-type="string" table:style-name="ce1">
            <text:p><text:ruby text:style-name="ru1"><text:ruby-base>隔月</text:ruby-base><text:ruby-text text:style-name="T6">カクゲツ</text:ruby-text></text:ruby><text:ruby text:style-name="ru1"><text:ruby-base>偶数</text:ruby-base><text:ruby-text text:style-name="T6">グウスウ</text:ruby-text></text:ruby><text:ruby text:style-name="ru1"><text:ruby-base>月</text:ruby-base><text:ruby-text text:style-name="T6">ツキ</text:ruby-text></text:ruby><text:ruby text:style-name="ru1"><text:ruby-base>月初</text:ruby-base><text:ruby-text text:style-name="T6">ゲッショ</text:ruby-text></text:ruby></text:p>
          </table:table-cell>
          <table:table-cell office:value-type="string" table:style-name="ce1">
            <text:p><text:ruby text:style-name="ru1"><text:ruby-base>隔月</text:ruby-base><text:ruby-text text:style-name="T6">カクゲツ</text:ruby-text></text:ruby><text:ruby text:style-name="ru1"><text:ruby-base>偶数</text:ruby-base><text:ruby-text text:style-name="T6">グウス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0" table:style-name="ce9">
            <text:p>500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1" table:style-name="ce9">
            <text:p>501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月曜</text:ruby-base><text:ruby-text text:style-name="T6">ゲツ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月曜</text:ruby-base><text:ruby-text text:style-name="T6">ゲツ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2" table:style-name="ce9">
            <text:p>502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火曜</text:ruby-base><text:ruby-text text:style-name="T6">カ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火曜</text:ruby-base><text:ruby-text text:style-name="T6">カ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3" table:style-name="ce9">
            <text:p>503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水曜</text:ruby-base><text:ruby-text text:style-name="T6">スイ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水曜</text:ruby-base><text:ruby-text text:style-name="T6">スイ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4" table:style-name="ce9">
            <text:p>504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木曜</text:ruby-base><text:ruby-text text:style-name="T6">モク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木曜</text:ruby-base><text:ruby-text text:style-name="T6">モク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5" table:style-name="ce9">
            <text:p>505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金曜</text:ruby-base><text:ruby-text text:style-name="T6">キン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金曜</text:ruby-base><text:ruby-text text:style-name="T6">キン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6" table:style-name="ce9">
            <text:p>506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土曜</text:ruby-base><text:ruby-text text:style-name="T6">ド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土曜</text:ruby-base><text:ruby-text text:style-name="T6">ド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507" table:style-name="ce9">
            <text:p>507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日曜</text:ruby-base><text:ruby-text text:style-name="T6">ニチヨウ</text:ruby-text></text:ruby></text:p>
          </table:table-cell>
          <table:table-cell office:value-type="string" table:style-name="ce1">
            <text:p><text:ruby text:style-name="ru1"><text:ruby-base>毎週</text:ruby-base><text:ruby-text text:style-name="T6">マイシュウ</text:ruby-text></text:ruby><text:ruby text:style-name="ru1"><text:ruby-base>日曜</text:ruby-base><text:ruby-text text:style-name="T6">ニチヨウ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600" table:style-name="ce9">
            <text:p>600</text:p>
          </table:table-cell>
          <table:table-cell office:value-type="string" table:style-name="ce1">
            <text:p><text:ruby text:style-name="ru1"><text:ruby-base>毎日</text:ruby-base><text:ruby-text text:style-name="T6">マイニチ</text:ruby-text></text:ruby></text:p>
          </table:table-cell>
          <table:table-cell office:value-type="string" table:style-name="ce1">
            <text:p><text:ruby text:style-name="ru1"><text:ruby-base>毎日</text:ruby-base><text:ruby-text text:style-name="T6">マイニチ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700" table:style-name="ce9">
            <text:p>700</text:p>
          </table:table-cell>
          <table:table-cell office:value-type="string" table:style-name="ce1">
            <text:p><text:ruby text:style-name="ru1"><text:ruby-base>毎時</text:ruby-base><text:ruby-text text:style-name="T6">マイジ</text:ruby-text></text:ruby></text:p>
          </table:table-cell>
          <table:table-cell office:value-type="string" table:style-name="ce1">
            <text:p><text:ruby text:style-name="ru1"><text:ruby-base>毎時</text:ruby-base><text:ruby-text text:style-name="T6">マイジ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Nn</text:p>
          </table:table-cell>
          <table:table-cell office:value-type="string" table:style-name="ce1">
            <text:p><text:ruby text:style-name="ru1"><text:ruby-base>周期</text:ruby-base><text:ruby-text text:style-name="T6">シュウキ</text:ruby-text></text:ruby></text:p>
          </table:table-cell>
          <table:table-cell office:value-type="float" office:value="800" table:style-name="ce9">
            <text:p>800</text:p>
          </table:table-cell>
          <table:table-cell office:value-type="string" table:style-name="ce1">
            <text:p><text:ruby text:style-name="ru1"><text:ruby-base>毎分</text:ruby-base><text:ruby-text text:style-name="T6">マイフン</text:ruby-text></text:ruby></text:p>
          </table:table-cell>
          <table:table-cell office:value-type="string" table:style-name="ce1">
            <text:p><text:ruby text:style-name="ru1"><text:ruby-base>毎分</text:ruby-base><text:ruby-text text:style-name="T6">マイフン</text:ruby-text></text:ruby>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周期</text:ruby-base><text:ruby-text text:style-name="T6">シュウキ</text:ruby-text></text:ruby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表示しない</text:p>
          </table:table-cell>
          <table:table-cell office:value-type="string" table:style-name="ce1">
            <text:p>表示しない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61" table:style-name="ce9">
            <text:p>61</text:p>
          </table:table-cell>
          <table:table-cell office:value-type="string" table:style-name="ce1">
            <text:p>期限切れ一日前から表示する</text:p>
          </table:table-cell>
          <table:table-cell office:value-type="string" table:style-name="ce1">
            <text:p>期限切れ一日前から表示す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62" table:style-name="ce9">
            <text:p>62</text:p>
          </table:table-cell>
          <table:table-cell office:value-type="string" table:style-name="ce1">
            <text:p>期限切れ二日前から表示する</text:p>
          </table:table-cell>
          <table:table-cell office:value-type="string" table:style-name="ce1">
            <text:p>期限切れ二日前から表示す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63" table:style-name="ce9">
            <text:p>63</text:p>
          </table:table-cell>
          <table:table-cell office:value-type="string" table:style-name="ce1">
            <text:p>期限切れ三日前から表示する</text:p>
          </table:table-cell>
          <table:table-cell office:value-type="string" table:style-name="ce1">
            <text:p>期限切れ三日前から表示する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51" table:style-name="ce9">
            <text:p>51</text:p>
          </table:table-cell>
          <table:table-cell office:value-type="string" table:style-name="ce1">
            <text:p>期限切れ一週間前から表示する</text:p>
          </table:table-cell>
          <table:table-cell office:value-type="string" table:style-name="ce1">
            <text:p>期限切れ一週間前から表示する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52" table:style-name="ce9">
            <text:p>52</text:p>
          </table:table-cell>
          <table:table-cell office:value-type="string" table:style-name="ce1">
            <text:p>期限切れ二週間前から表示する</text:p>
          </table:table-cell>
          <table:table-cell office:value-type="string" table:style-name="ce1">
            <text:p>期限切れ二週間前から表示する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mtMsgDp</text:p>
          </table:table-cell>
          <table:table-cell office:value-type="string" table:style-name="ce1">
            <text:p><text:ruby text:style-name="ru1"><text:ruby-base>表示</text:ruby-base><text:ruby-text text:style-name="T6">ヒョウジ</text:ruby-text></text:ruby>タイミング</text:p>
          </table:table-cell>
          <table:table-cell office:value-type="float" office:value="41" table:style-name="ce9">
            <text:p>41</text:p>
          </table:table-cell>
          <table:table-cell office:value-type="string" table:style-name="ce1">
            <text:p>期限切れ一か月前から表示する</text:p>
          </table:table-cell>
          <table:table-cell office:value-type="string" table:style-name="ce1">
            <text:p>期限切れ一か月前から表示する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00001</text:p>
          </table:table-cell>
          <table:table-cell office:value-type="string" table:style-name="ce1">
            <text:p>ログイン</text:p>
          </table:table-cell>
          <table:table-cell office:value-type="string" office:string-value="w000010001" table:formula="of:=&quot;w&quot;&amp;[.C197]&amp;&quot;0001&quot;" table:style-name="ce1">
            <text:p>w0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01031</text:p>
          </table:table-cell>
          <table:table-cell office:value-type="string" table:style-name="ce1">
            <text:p>パスワード<text:ruby text:style-name="ru1"><text:ruby-base>変更</text:ruby-base><text:ruby-text text:style-name="T6">ヘンコウ</text:ruby-text></text:ruby></text:p>
          </table:table-cell>
          <table:table-cell office:value-type="string" office:string-value="w010310001" table:formula="of:=&quot;w&quot;&amp;[.C198]&amp;&quot;0001&quot;" table:style-name="ce1">
            <text:p>w0103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16030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作成</text:ruby-base><text:ruby-text text:style-name="T6">サクセイ</text:ruby-text></text:ruby></text:p>
          </table:table-cell>
          <table:table-cell office:value-type="string" office:string-value="w160300001" table:formula="of:=&quot;w&quot;&amp;[.C199]&amp;&quot;0001&quot;" table:style-name="ce1">
            <text:p>w160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16031" table:style-name="ce9">
            <text:p>16031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目標</text:ruby-base><text:ruby-text text:style-name="T6">モクヒョウ</text:ruby-text></text:ruby><text:ruby text:style-name="ru1"><text:ruby-base>設定</text:ruby-base><text:ruby-text text:style-name="T6">セッテイ</text:ruby-text></text:ruby></text:p>
          </table:table-cell>
          <table:table-cell office:value-type="string" office:string-value="w160310001" table:formula="of:=&quot;w&quot;&amp;[.C200]&amp;&quot;0001&quot;" table:style-name="ce1">
            <text:p>w1603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6020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特許</text:ruby-base><text:ruby-text text:style-name="T6">トッキョ</text:ruby-text></text:ruby><text:ruby text:style-name="ru1"><text:ruby-base>群</text:ruby-base><text:ruby-text text:style-name="T6">ム</text:ruby-text></text:ruby><text:ruby text:style-name="ru1"><text:ruby-base>選定</text:ruby-base><text:ruby-text text:style-name="T6">センテイ</text:ruby-text></text:ruby></text:p>
          </table:table-cell>
          <table:table-cell office:value-type="string" office:string-value="w360200001" table:formula="of:=&quot;w&quot;&amp;[.C201]&amp;&quot;0001&quot;" table:style-name="ce1">
            <text:p>w36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632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所見</text:ruby-base><text:ruby-text text:style-name="T6">ショケン</text:ruby-text></text:ruby><text:ruby text:style-name="ru1"><text:ruby-base>入力</text:ruby-base><text:ruby-text text:style-name="T6">ニュウリョク</text:ruby-text></text:ruby></text:p>
          </table:table-cell>
          <table:table-cell office:value-type="string" office:string-value="w363200001" table:formula="of:=&quot;w&quot;&amp;[.C202]&amp;&quot;0001&quot;" table:style-name="ce1">
            <text:p>w36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36321" table:style-name="ce9">
            <text:p>36321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結果</text:ruby-base><text:ruby-text text:style-name="T6">ケッカ</text:ruby-text></text:ruby>ファイル<text:ruby text:style-name="ru1"><text:ruby-base>作成</text:ruby-base><text:ruby-text text:style-name="T6">サクセイ</text:ruby-text></text:ruby></text:p>
          </table:table-cell>
          <table:table-cell office:value-type="string" office:string-value="w363210001" table:formula="of:=&quot;w&quot;&amp;[.C203]&amp;&quot;0001&quot;" table:style-name="ce1">
            <text:p>w3632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36322" table:style-name="ce9">
            <text:p>36322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所見</text:ruby-base><text:ruby-text text:style-name="T6">ショケン</text:ruby-text></text:ruby>ファイル<text:ruby text:style-name="ru1"><text:ruby-base>作成</text:ruby-base><text:ruby-text text:style-name="T6">サクセイ</text:ruby-text></text:ruby></text:p>
          </table:table-cell>
          <table:table-cell office:value-type="string" office:string-value="w363220001" table:formula="of:=&quot;w&quot;&amp;[.C204]&amp;&quot;0001&quot;" table:style-name="ce1">
            <text:p>w36322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36323" table:style-name="ce9">
            <text:p>36323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を<text:ruby text:style-name="ru1"><text:ruby-base>確定</text:ruby-base><text:ruby-text text:style-name="T6">カクテイ</text:ruby-text></text:ruby>し<text:ruby text:style-name="ru1"><text:ruby-base>完了</text:ruby-base><text:ruby-text text:style-name="T6">カンリョウ</text:ruby-text></text:ruby></text:p>
          </table:table-cell>
          <table:table-cell office:value-type="string" office:string-value="w363230001" table:formula="of:=&quot;w&quot;&amp;[.C205]&amp;&quot;0001&quot;" table:style-name="ce1">
            <text:p>w3632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36324" table:style-name="ce9">
            <text:p>36324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の<text:ruby text:style-name="ru1"><text:ruby-base>確定</text:ruby-base><text:ruby-text text:style-name="T6">カクテイ</text:ruby-text></text:ruby>をとりやめる</text:p>
          </table:table-cell>
          <table:table-cell office:value-type="string" office:string-value="w363240001" table:formula="of:=&quot;w&quot;&amp;[.C206]&amp;&quot;0001&quot;" table:style-name="ce1">
            <text:p>w36324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36325" table:style-name="ce9">
            <text:p>36325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全体</text:ruby-base><text:ruby-text text:style-name="T6">ゼンタイ</text:ruby-text></text:ruby>の<text:ruby text:style-name="ru1"><text:ruby-base>削除</text:ruby-base><text:ruby-text text:style-name="T6">サクジョ</text:ruby-text></text:ruby></text:p>
          </table:table-cell>
          <table:table-cell office:value-type="string" office:string-value="w363250001" table:formula="of:=&quot;w&quot;&amp;[.C207]&amp;&quot;0001&quot;" table:style-name="ce1">
            <text:p>w36325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7120</text:p>
          </table:table-cell>
          <table:table-cell office:value-type="string" table:style-name="ce1">
            <text:p><text:ruby text:style-name="ru1"><text:ruby-base>群</text:ruby-base><text:ruby-text text:style-name="T6">ム</text:ruby-text></text:ruby><text:ruby text:style-name="ru1"><text:ruby-base>評価</text:ruby-base><text:ruby-text text:style-name="T6">ヒョウカ</text:ruby-text></text:ruby><text:ruby text:style-name="ru1"><text:ruby-base>担当</text:ruby-base><text:ruby-text text:style-name="T6">タントウ</text:ruby-text></text:ruby><text:ruby text:style-name="ru1"><text:ruby-base>選定</text:ruby-base><text:ruby-text text:style-name="T6">センテイ</text:ruby-text></text:ruby></text:p>
          </table:table-cell>
          <table:table-cell office:value-type="string" office:string-value="w371200001" table:formula="of:=&quot;w&quot;&amp;[.C208]&amp;&quot;0001&quot;" table:style-name="ce1">
            <text:p>w37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7320</text:p>
          </table:table-cell>
          <table:table-cell office:value-type="string" table:style-name="ce1">
            <text:p><text:ruby text:style-name="ru1"><text:ruby-base>群</text:ruby-base><text:ruby-text text:style-name="T6">ム</text:ruby-text></text:ruby><text:ruby text:style-name="ru1"><text:ruby-base>評価</text:ruby-base><text:ruby-text text:style-name="T6">ヒョウカ</text:ruby-text></text:ruby><text:ruby text:style-name="ru1"><text:ruby-base>確定</text:ruby-base><text:ruby-text text:style-name="T6">カクテイ</text:ruby-text></text:ruby></text:p>
          </table:table-cell>
          <table:table-cell office:value-type="string" office:string-value="w373200001" table:formula="of:=&quot;w&quot;&amp;[.C209]&amp;&quot;0001&quot;" table:style-name="ce1">
            <text:p>w37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8120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評価</text:ruby-base><text:ruby-text text:style-name="T6">ヒョウカ</text:ruby-text></text:ruby><text:ruby text:style-name="ru1"><text:ruby-base>担当</text:ruby-base><text:ruby-text text:style-name="T6">タントウ</text:ruby-text></text:ruby><text:ruby text:style-name="ru1"><text:ruby-base>選定</text:ruby-base><text:ruby-text text:style-name="T6">センテイ</text:ruby-text></text:ruby></text:p>
          </table:table-cell>
          <table:table-cell office:value-type="string" office:string-value="w381200001" table:formula="of:=&quot;w&quot;&amp;[.C210]&amp;&quot;0001&quot;" table:style-name="ce1">
            <text:p>w38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8220</text:p>
          </table:table-cell>
          <table:table-cell office:value-type="string" table:style-name="ce1">
            <text:p><text:ruby text:style-name="ru1"><text:ruby-base>価値</text:ruby-base><text:ruby-text text:style-name="T6">カチ</text:ruby-text></text:ruby><text:ruby text:style-name="ru1"><text:ruby-base>判定</text:ruby-base><text:ruby-text text:style-name="T6">ハンテイ</text:ruby-text></text:ruby></text:p>
          </table:table-cell>
          <table:table-cell office:value-type="string" office:string-value="w382200001" table:formula="of:=&quot;w&quot;&amp;[.C211]&amp;&quot;0001&quot;" table:style-name="ce1">
            <text:p>w382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8320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評価</text:ruby-base><text:ruby-text text:style-name="T6">ヒョウカ</text:ruby-text></text:ruby><text:ruby text:style-name="ru1"><text:ruby-base>確定</text:ruby-base><text:ruby-text text:style-name="T6">カクテイ</text:ruby-text></text:ruby></text:p>
          </table:table-cell>
          <table:table-cell office:value-type="string" office:string-value="w383200001" table:formula="of:=&quot;w&quot;&amp;[.C212]&amp;&quot;0001&quot;" table:style-name="ce1">
            <text:p>w38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39220</text:p>
          </table:table-cell>
          <table:table-cell office:value-type="string" table:style-name="ce1">
            <text:p><text:ruby text:style-name="ru1"><text:ruby-base>国別</text:ruby-base><text:ruby-text text:style-name="T6">クニベツ</text:ruby-text></text:ruby><text:ruby text:style-name="ru1"><text:ruby-base>価値</text:ruby-base><text:ruby-text text:style-name="T6">カチ</text:ruby-text></text:ruby><text:ruby text:style-name="ru1"><text:ruby-base>判定</text:ruby-base><text:ruby-text text:style-name="T6">ハンテイ</text:ruby-text></text:ruby></text:p>
          </table:table-cell>
          <table:table-cell office:value-type="string" office:string-value="w392200001" table:formula="of:=&quot;w&quot;&amp;[.C213]&amp;&quot;0001&quot;" table:style-name="ce1">
            <text:p>w392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90001</text:p>
          </table:table-cell>
          <table:table-cell office:value-type="string" table:style-name="ce1">
            <text:p>システム<text:ruby text:style-name="ru1"><text:ruby-base>管理</text:ruby-base><text:ruby-text text:style-name="T6">カンリ</text:ruby-text></text:ruby>ログイン</text:p>
          </table:table-cell>
          <table:table-cell office:value-type="string" office:string-value="w900010001" table:formula="of:=&quot;w&quot;&amp;[.C214]&amp;&quot;0001&quot;" table:style-name="ce1">
            <text:p>w9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99010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ログファイル<text:ruby text:style-name="ru1"><text:ruby-base>作成</text:ruby-base><text:ruby-text text:style-name="T6">サクセイ</text:ruby-text></text:ruby></text:p>
          </table:table-cell>
          <table:table-cell office:value-type="string" office:string-value="w990100001" table:formula="of:=&quot;w&quot;&amp;[.C215]&amp;&quot;0001&quot;" table:style-name="ce1">
            <text:p>w990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92120</text:p>
          </table:table-cell>
          <table:table-cell office:value-type="string" table:style-name="ce1">
            <text:p><text:ruby text:style-name="ru1"><text:ruby-base>部門</text:ruby-base><text:ruby-text text:style-name="T6">ブモン</text:ruby-text></text:ruby><text:ruby text:style-name="ru1"><text:ruby-base>登録</text:ruby-base><text:ruby-text text:style-name="T6">トウロク</text:ruby-text></text:ruby>、<text:ruby text:style-name="ru1"><text:ruby-base>修正</text:ruby-base><text:ruby-text text:style-name="T6">シュウセイ</text:ruby-text></text:ruby></text:p>
          </table:table-cell>
          <table:table-cell office:value-type="string" office:string-value="w921200001" table:formula="of:=&quot;w&quot;&amp;[.C216]&amp;&quot;0001&quot;" table:style-name="ce1">
            <text:p>w92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92121" table:style-name="ce9">
            <text:p>92121</text:p>
          </table:table-cell>
          <table:table-cell office:value-type="string" table:style-name="ce1">
            <text:p><text:ruby text:style-name="ru1"><text:ruby-base>部門</text:ruby-base><text:ruby-text text:style-name="T6">ブモン</text:ruby-text></text:ruby><text:ruby text:style-name="ru1"><text:ruby-base>一覧</text:ruby-base><text:ruby-text text:style-name="T6">イチラン</text:ruby-text></text:ruby>ファイル<text:ruby text:style-name="ru1"><text:ruby-base>作成</text:ruby-base><text:ruby-text text:style-name="T6">サクセイ</text:ruby-text></text:ruby></text:p>
          </table:table-cell>
          <table:table-cell office:value-type="string" office:string-value="w921210001" table:formula="of:=&quot;w&quot;&amp;[.C217]&amp;&quot;0001&quot;" table:style-name="ce1">
            <text:p>w9212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91020</text:p>
          </table:table-cell>
          <table:table-cell office:value-type="string" table:style-name="ce1">
            <text:p>ユーザ<text:ruby text:style-name="ru1"><text:ruby-base>登録</text:ruby-base><text:ruby-text text:style-name="T6">トウロク</text:ruby-text></text:ruby>、<text:ruby text:style-name="ru1"><text:ruby-base>修正</text:ruby-base><text:ruby-text text:style-name="T6">シュウセイ</text:ruby-text></text:ruby></text:p>
          </table:table-cell>
          <table:table-cell office:value-type="string" office:string-value="w910200001" table:formula="of:=&quot;w&quot;&amp;[.C218]&amp;&quot;0001&quot;" table:style-name="ce1">
            <text:p>w91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91021" table:style-name="ce9">
            <text:p>91021</text:p>
          </table:table-cell>
          <table:table-cell office:value-type="string" table:style-name="ce1">
            <text:p>ユーザ<text:ruby text:style-name="ru1"><text:ruby-base>一覧</text:ruby-base><text:ruby-text text:style-name="T6">イチラン</text:ruby-text></text:ruby>ファイル<text:ruby text:style-name="ru1"><text:ruby-base>作成</text:ruby-base><text:ruby-text text:style-name="T6">サクセイ</text:ruby-text></text:ruby></text:p>
          </table:table-cell>
          <table:table-cell office:value-type="string" office:string-value="w910210001" table:formula="of:=&quot;w&quot;&amp;[.C219]&amp;&quot;0001&quot;" table:style-name="ce1">
            <text:p>w9102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99330</text:p>
          </table:table-cell>
          <table:table-cell office:value-type="string" table:style-name="ce1">
            <text:p>システム<text:ruby text:style-name="ru1"><text:ruby-base>設定</text:ruby-base><text:ruby-text text:style-name="T6">セッテイ</text:ruby-text></text:ruby></text:p>
          </table:table-cell>
          <table:table-cell office:value-type="string" office:string-value="w993300001" table:formula="of:=&quot;w&quot;&amp;[.C220]&amp;&quot;0001&quot;" table:style-name="ce1">
            <text:p>w993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0001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ログイン</text:p>
          </table:table-cell>
          <table:table-cell office:value-type="string" office:string-value="w800010001" table:formula="of:=&quot;w&quot;&amp;[.C221]&amp;&quot;0001&quot;" table:style-name="ce1">
            <text:p>w8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01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操作</text:ruby-base><text:ruby-text text:style-name="T6">ソウサ</text:ruby-text></text:ruby>ログファイル<text:ruby text:style-name="ru1"><text:ruby-base>作成</text:ruby-base><text:ruby-text text:style-name="T6">サクセイ</text:ruby-text></text:ruby></text:p>
          </table:table-cell>
          <table:table-cell office:value-type="string" office:string-value="w890100001" table:formula="of:=&quot;w&quot;&amp;[.C222]&amp;&quot;0001&quot;" table:style-name="ce1">
            <text:p>w890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202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一覧</text:ruby-base><text:ruby-text text:style-name="T6">イチラン</text:ruby-text></text:ruby><text:ruby text:style-name="ru1"><text:ruby-base>登録</text:ruby-base><text:ruby-text text:style-name="T6">トウロク</text:ruby-text></text:ruby>、<text:ruby text:style-name="ru1"><text:ruby-base>修正</text:ruby-base><text:ruby-text text:style-name="T6">シュウセイ</text:ruby-text></text:ruby></text:p>
          </table:table-cell>
          <table:table-cell office:value-type="string" office:string-value="w820200001" table:formula="of:=&quot;w&quot;&amp;[.C223]&amp;&quot;0001&quot;" table:style-name="ce1">
            <text:p>w82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float" office:value="82021" table:style-name="ce9">
            <text:p>82021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一覧</text:ruby-base><text:ruby-text text:style-name="T6">イチラン</text:ruby-text></text:ruby>ファイル<text:ruby text:style-name="ru1"><text:ruby-base>作成</text:ruby-base><text:ruby-text text:style-name="T6">サクセイ</text:ruby-text></text:ruby></text:p>
          </table:table-cell>
          <table:table-cell office:value-type="string" office:string-value="w820210001" table:formula="of:=&quot;w&quot;&amp;[.C224]&amp;&quot;0001&quot;" table:style-name="ce1">
            <text:p>w8202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510</text:p>
          </table:table-cell>
          <table:table-cell office:value-type="string" table:style-name="ce1">
            <text:p><text:ruby text:style-name="ru1"><text:ruby-base>仮</text:ruby-base><text:ruby-text text:style-name="T6">カリ</text:ruby-text></text:ruby><text:ruby text:style-name="ru1"><text:ruby-base>自動</text:ruby-base><text:ruby-text text:style-name="T6">ジドウ</text:ruby-text></text:ruby><text:ruby text:style-name="ru1"><text:ruby-base>評価</text:ruby-base><text:ruby-text text:style-name="T6">ヒョウカ</text:ruby-text></text:ruby></text:p>
          </table:table-cell>
          <table:table-cell office:value-type="string" office:string-value="w895100001" table:formula="of:=&quot;w&quot;&amp;[.C225]&amp;&quot;0001&quot;" table:style-name="ce1">
            <text:p>w895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54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別</text:ruby-base><text:ruby-text text:style-name="T6">ベツ</text:ruby-text></text:ruby><text:ruby text:style-name="ru1"><text:ruby-base>管理</text:ruby-base><text:ruby-text text:style-name="T6">カンリ</text:ruby-text></text:ruby>ファイル<text:ruby text:style-name="ru1"><text:ruby-base>取込</text:ruby-base><text:ruby-text text:style-name="T6">トリコミ</text:ruby-text></text:ruby></text:p>
          </table:table-cell>
          <table:table-cell office:value-type="string" office:string-value="w895400001" table:formula="of:=&quot;w&quot;&amp;[.C226]&amp;&quot;0001&quot;" table:style-name="ce1">
            <text:p>w8954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102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ユーザ<text:ruby text:style-name="ru1"><text:ruby-base>登録</text:ruby-base><text:ruby-text text:style-name="T6">トウロク</text:ruby-text></text:ruby>、<text:ruby text:style-name="ru1"><text:ruby-base>修正</text:ruby-base><text:ruby-text text:style-name="T6">シュウセイ</text:ruby-text></text:ruby></text:p>
          </table:table-cell>
          <table:table-cell office:value-type="string" office:string-value="w810200001" table:formula="of:=&quot;w&quot;&amp;[.C227]&amp;&quot;0001&quot;" table:style-name="ce1">
            <text:p>w81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440</text:p>
          </table:table-cell>
          <table:table-cell office:value-type="string" table:style-name="ce1">
            <text:p><text:ruby text:style-name="ru1"><text:ruby-base>管理</text:ruby-base><text:ruby-text text:style-name="T6">カンリ</text:ruby-text></text:ruby>ファイル<text:ruby text:style-name="ru1"><text:ruby-base>取込</text:ruby-base><text:ruby-text text:style-name="T6">トリコミ</text:ruby-text></text:ruby></text:p>
          </table:table-cell>
          <table:table-cell office:value-type="string" office:string-value="w894400001" table:formula="of:=&quot;w&quot;&amp;[.C228]&amp;&quot;0001&quot;" table:style-name="ce1">
            <text:p>w8944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230</text:p>
          </table:table-cell>
          <table:table-cell office:value-type="string" table:style-name="ce1">
            <text:p>ログインメッセージ<text:ruby text:style-name="ru1"><text:ruby-base>設定</text:ruby-base><text:ruby-text text:style-name="T6">セッテイ</text:ruby-text></text:ruby></text:p>
          </table:table-cell>
          <table:table-cell office:value-type="string" office:string-value="w892300001" table:formula="of:=&quot;w&quot;&amp;[.C229]&amp;&quot;0001&quot;" table:style-name="ce1">
            <text:p>w892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Sn</text:p>
          </table:table-cell>
          <table:table-cell office:value-type="string" table:style-name="ce1">
            <text:p><text:ruby text:style-name="ru1"><text:ruby-base>操作</text:ruby-base><text:ruby-text text:style-name="T6">ソウサ</text:ruby-text></text:ruby></text:p>
          </table:table-cell>
          <table:table-cell office:value-type="string" table:style-name="ce9">
            <text:p>8933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システム<text:ruby text:style-name="ru1"><text:ruby-base>設定</text:ruby-base><text:ruby-text text:style-name="T6">セッテイ</text:ruby-text></text:ruby></text:p>
          </table:table-cell>
          <table:table-cell office:value-type="string" office:string-value="w893300001" table:formula="of:=&quot;w&quot;&amp;[.C230]&amp;&quot;0001&quot;" table:style-name="ce1">
            <text:p>w893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10" table:style-name="ce9">
            <text:p>10</text:p>
          </table:table-cell>
          <table:table-cell office:value-type="string" table:style-name="ce1">
            <text:p><text:ruby text:style-name="ru1"><text:ruby-base>人員</text:ruby-base><text:ruby-text text:style-name="T6">ジンイン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20" table:style-name="ce9">
            <text:p>2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21" table:style-name="ce9">
            <text:p>21</text:p>
          </table:table-cell>
          <table:table-cell office:value-type="string" table:style-name="ce1">
            <text:p><text:ruby text:style-name="ru1"><text:ruby-base>部署</text:ruby-base><text:ruby-text text:style-name="T6">ブショ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22" table:style-name="ce9">
            <text:p>22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場所</text:ruby-base><text:ruby-text text:style-name="T6">バショ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50" table:style-name="ce9">
            <text:p>50</text:p>
          </table:table-cell>
          <table:table-cell office:value-type="string" table:style-name="ce1">
            <text:p><text:ruby text:style-name="ru1"><text:ruby-base>事業</text:ruby-base><text:ruby-text text:style-name="T6">ジギョウ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51" table:style-name="ce9">
            <text:p>51</text:p>
          </table:table-cell>
          <table:table-cell office:value-type="string" table:style-name="ce1">
            <text:p>作業定義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52" table:style-name="ce9">
            <text:p>52</text:p>
          </table:table-cell>
          <table:table-cell office:value-type="string" table:style-name="ce1">
            <text:p><text:ruby text:style-name="ru1"><text:ruby-base>商材</text:ruby-base><text:ruby-text text:style-name="T6">ショウザイ</text:ruby-text></text:ruby><text:ruby text:style-name="ru1"><text:ruby-base>定義</text:ruby-base><text:ruby-text text:style-name="T6">テイギ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61" table:style-name="ce9">
            <text:p>61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<text:ruby text:style-name="ru1"><text:ruby-base>運用</text:ruby-base><text:ruby-text text:style-name="T6">ウンヨウ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63" table:style-name="ce9">
            <text:p>63</text:p>
          </table:table-cell>
          <table:table-cell office:value-type="string" table:style-name="ce1">
            <text:p><text:ruby text:style-name="ru1"><text:ruby-base>掲示板</text:ruby-base><text:ruby-text text:style-name="T6">ケイジバン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64" table:style-name="ce9">
            <text:p>64</text:p>
          </table:table-cell>
          <table:table-cell office:value-type="string" table:style-name="ce1">
            <text:p><text:ruby text:style-name="ru1"><text:ruby-base>会議</text:ruby-base><text:ruby-text text:style-name="T6">カイギ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65" table:style-name="ce9">
            <text:p>65</text:p>
          </table:table-cell>
          <table:table-cell office:value-type="string" table:style-name="ce1">
            <text:p>メール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Type</text:p>
          </table:table-cell>
          <table:table-cell office:value-type="string" table:style-name="ce10">
            <text:p>データ<text:ruby text:style-name="ru1"><text:ruby-base>種別</text:ruby-base><text:ruby-text text:style-name="T6">シュベツ</text:ruby-text></text:ruby></text:p>
          </table:table-cell>
          <table:table-cell office:value-type="float" office:value="66" table:style-name="ce9">
            <text:p>66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メッセージ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00001</text:p>
          </table:table-cell>
          <table:table-cell office:value-type="string" table:style-name="ce1">
            <text:p>ログイン</text:p>
          </table:table-cell>
          <table:table-cell office:value-type="string" office:string-value="d000010001" table:formula="of:=&quot;d&quot;&amp;[.C243]&amp;&quot;0001&quot;" table:style-name="ce1">
            <text:p>d0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01031</text:p>
          </table:table-cell>
          <table:table-cell office:value-type="string" table:style-name="ce1">
            <text:p>パスワード<text:ruby text:style-name="ru1"><text:ruby-base>変更</text:ruby-base><text:ruby-text text:style-name="T6">ヘンコウ</text:ruby-text></text:ruby></text:p>
          </table:table-cell>
          <table:table-cell office:value-type="string" office:string-value="d010310001" table:formula="of:=&quot;d&quot;&amp;[.C244]&amp;&quot;0001&quot;" table:style-name="ce1">
            <text:p>d0103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00033</text:p>
          </table:table-cell>
          <table:table-cell office:value-type="string" table:style-name="ce1">
            <text:p><text:ruby text:style-name="ru1"><text:ruby-base>確認</text:ruby-base><text:ruby-text text:style-name="T6">カクニン</text:ruby-text></text:ruby>メッセージ<text:ruby text:style-name="ru1"><text:ruby-base>表示</text:ruby-base><text:ruby-text text:style-name="T6">ヒョウジ</text:ruby-text></text:ruby></text:p>
          </table:table-cell>
          <table:table-cell office:value-type="string" office:string-value="d000330001" table:formula="of:=&quot;d&quot;&amp;[.C245]&amp;&quot;0001&quot;" table:style-name="ce1">
            <text:p>d0003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00023</text:p>
          </table:table-cell>
          <table:table-cell office:value-type="string" table:style-name="ce1">
            <text:p><text:ruby text:style-name="ru1"><text:ruby-base>確認</text:ruby-base><text:ruby-text text:style-name="T6">カクニン</text:ruby-text></text:ruby><text:ruby text:style-name="ru1"><text:ruby-base>後</text:ruby-base><text:ruby-text text:style-name="T6">アト</text:ruby-text></text:ruby><text:ruby text:style-name="ru1"><text:ruby-base>実行</text:ruby-base><text:ruby-text text:style-name="T6">ジッコウ</text:ruby-text></text:ruby></text:p>
          </table:table-cell>
          <table:table-cell office:value-type="string" office:string-value="d000230001" table:formula="of:=&quot;d&quot;&amp;[.C246]&amp;&quot;0001&quot;" table:style-name="ce1">
            <text:p>d0002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5020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一覧</text:ruby-base><text:ruby-text text:style-name="T6">イチラン</text:ruby-text></text:ruby></text:p>
          </table:table-cell>
          <table:table-cell office:value-type="string" office:string-value="d350200001" table:formula="of:=&quot;d&quot;&amp;[.C247]&amp;&quot;0001&quot;" table:style-name="ce1">
            <text:p>d35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16030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作成</text:ruby-base><text:ruby-text text:style-name="T6">サクセイ</text:ruby-text></text:ruby></text:p>
          </table:table-cell>
          <table:table-cell office:value-type="string" office:string-value="d160300001" table:formula="of:=&quot;d&quot;&amp;[.C248]&amp;&quot;0001&quot;" table:style-name="ce1">
            <text:p>d160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6020</text:p>
          </table:table-cell>
          <table:table-cell office:value-type="string" table:style-name="ce1">
            <text:p><text:ruby text:style-name="ru1"><text:ruby-base>群</text:ruby-base><text:ruby-text text:style-name="T6">グン</text:ruby-text></text:ruby><text:ruby text:style-name="ru1"><text:ruby-base>一覧</text:ruby-base><text:ruby-text text:style-name="T6">イチラン</text:ruby-text></text:ruby></text:p>
          </table:table-cell>
          <table:table-cell office:value-type="string" office:string-value="d360200001" table:formula="of:=&quot;d&quot;&amp;[.C249]&amp;&quot;0001&quot;" table:style-name="ce1">
            <text:p>d36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632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評価</text:ruby-base><text:ruby-text text:style-name="T6">ヒョウカ</text:ruby-text></text:ruby></text:p>
          </table:table-cell>
          <table:table-cell office:value-type="string" office:string-value="d363200001" table:formula="of:=&quot;d&quot;&amp;[.C250]&amp;&quot;0001&quot;" table:style-name="ce1">
            <text:p>d36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7120</text:p>
          </table:table-cell>
          <table:table-cell office:value-type="string" table:style-name="ce1">
            <text:p><text:ruby text:style-name="ru1"><text:ruby-base>群</text:ruby-base><text:ruby-text text:style-name="T6">ム</text:ruby-text></text:ruby><text:ruby text:style-name="ru1"><text:ruby-base>評価</text:ruby-base><text:ruby-text text:style-name="T6">ヒョウカ</text:ruby-text></text:ruby><text:ruby text:style-name="ru1"><text:ruby-base>担当</text:ruby-base><text:ruby-text text:style-name="T6">タントウ</text:ruby-text></text:ruby></text:p>
          </table:table-cell>
          <table:table-cell office:value-type="string" office:string-value="d371200001" table:formula="of:=&quot;d&quot;&amp;[.C251]&amp;&quot;0001&quot;" table:style-name="ce1">
            <text:p>d37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7020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一覧</text:ruby-base><text:ruby-text text:style-name="T6">イチラン</text:ruby-text></text:ruby></text:p>
          </table:table-cell>
          <table:table-cell office:value-type="string" office:string-value="d370200001" table:formula="of:=&quot;d&quot;&amp;[.C252]&amp;&quot;0001&quot;" table:style-name="ce1">
            <text:p>d37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7320</text:p>
          </table:table-cell>
          <table:table-cell office:value-type="string" table:style-name="ce1">
            <text:p><text:ruby text:style-name="ru1"><text:ruby-base>群</text:ruby-base><text:ruby-text text:style-name="T6">ム</text:ruby-text></text:ruby><text:ruby text:style-name="ru1"><text:ruby-base>評価</text:ruby-base><text:ruby-text text:style-name="T6">ヒョウカ</text:ruby-text></text:ruby><text:ruby text:style-name="ru1"><text:ruby-base>確定</text:ruby-base><text:ruby-text text:style-name="T6">カクテイ</text:ruby-text></text:ruby></text:p>
          </table:table-cell>
          <table:table-cell office:value-type="string" office:string-value="d373200001" table:formula="of:=&quot;d&quot;&amp;[.C253]&amp;&quot;0001&quot;" table:style-name="ce1">
            <text:p>d37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120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評価</text:ruby-base><text:ruby-text text:style-name="T6">ヒョウカ</text:ruby-text></text:ruby><text:ruby text:style-name="ru1"><text:ruby-base>担当</text:ruby-base><text:ruby-text text:style-name="T6">タントウ</text:ruby-text></text:ruby></text:p>
          </table:table-cell>
          <table:table-cell office:value-type="string" office:string-value="d381200001" table:formula="of:=&quot;d&quot;&amp;[.C254]&amp;&quot;0001&quot;" table:style-name="ce1">
            <text:p>d38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220</text:p>
          </table:table-cell>
          <table:table-cell office:value-type="string" table:style-name="ce1">
            <text:p><text:ruby text:style-name="ru1"><text:ruby-base>価値</text:ruby-base><text:ruby-text text:style-name="T6">カチ</text:ruby-text></text:ruby><text:ruby text:style-name="ru1"><text:ruby-base>判定</text:ruby-base><text:ruby-text text:style-name="T6">ハンテイ</text:ruby-text></text:ruby></text:p>
          </table:table-cell>
          <table:table-cell office:value-type="string" office:string-value="d382200001" table:formula="of:=&quot;d&quot;&amp;[.C255]&amp;&quot;0001&quot;" table:style-name="ce1">
            <text:p>d382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320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評価</text:ruby-base><text:ruby-text text:style-name="T6">ヒョウカ</text:ruby-text></text:ruby><text:ruby text:style-name="ru1"><text:ruby-base>確定</text:ruby-base><text:ruby-text text:style-name="T6">カクテイ</text:ruby-text></text:ruby></text:p>
          </table:table-cell>
          <table:table-cell office:value-type="string" office:string-value="d383200001" table:formula="of:=&quot;d&quot;&amp;[.C256]&amp;&quot;0001&quot;" table:style-name="ce1">
            <text:p>d383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9220</text:p>
          </table:table-cell>
          <table:table-cell office:value-type="string" table:style-name="ce1">
            <text:p><text:ruby text:style-name="ru1"><text:ruby-base>国別</text:ruby-base><text:ruby-text text:style-name="T6">クニベツ</text:ruby-text></text:ruby><text:ruby text:style-name="ru1"><text:ruby-base>価値</text:ruby-base><text:ruby-text text:style-name="T6">カチ</text:ruby-text></text:ruby><text:ruby text:style-name="ru1"><text:ruby-base>判定</text:ruby-base><text:ruby-text text:style-name="T6">ハンテイ</text:ruby-text></text:ruby></text:p>
          </table:table-cell>
          <table:table-cell office:value-type="string" office:string-value="d392200001" table:formula="of:=&quot;d&quot;&amp;[.C257]&amp;&quot;0001&quot;" table:style-name="ce1">
            <text:p>d392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0001</text:p>
          </table:table-cell>
          <table:table-cell office:value-type="string" table:style-name="ce1">
            <text:p><text:ruby text:style-name="ru1"><text:ruby-base>評価</text:ruby-base><text:ruby-text text:style-name="T6">ヒョウカ</text:ruby-text></text:ruby><text:ruby text:style-name="ru1"><text:ruby-base>画面</text:ruby-base><text:ruby-text text:style-name="T6">ガメン</text:ruby-text></text:ruby>フレーム<text:ruby text:style-name="ru1"><text:ruby-base>背景</text:ruby-base><text:ruby-text text:style-name="T6">ハイケイ</text:ruby-text></text:ruby></text:p>
          </table:table-cell>
          <table:table-cell office:value-type="string" office:string-value="d300010001" table:formula="of:=&quot;d&quot;&amp;[.C258]&amp;&quot;0001&quot;" table:style-name="ce1">
            <text:p>d3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012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ツリー<text:ruby text:style-name="ru1"><text:ruby-base>表示</text:ruby-base><text:ruby-text text:style-name="T6">ヒョウジ</text:ruby-text></text:ruby></text:p>
          </table:table-cell>
          <table:table-cell office:value-type="string" office:string-value="d380120001" table:formula="of:=&quot;d&quot;&amp;[.C259]&amp;&quot;0001&quot;" table:style-name="ce1">
            <text:p>d38012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00003</text:p>
          </table:table-cell>
          <table:table-cell office:value-type="string" table:style-name="ce1">
            <text:p><text:ruby text:style-name="ru1"><text:ruby-base>無地</text:ruby-base><text:ruby-text text:style-name="T6">ムジ</text:ruby-text></text:ruby><text:ruby text:style-name="ru1"><text:ruby-base>状態</text:ruby-base><text:ruby-text text:style-name="T6">ジョウタイ</text:ruby-text></text:ruby><text:ruby text:style-name="ru1"><text:ruby-base>表示</text:ruby-base><text:ruby-text text:style-name="T6">ヒョウジ</text:ruby-text></text:ruby></text:p>
          </table:table-cell>
          <table:table-cell office:value-type="string" office:string-value="d000030001" table:formula="of:=&quot;d&quot;&amp;[.C260]&amp;&quot;0001&quot;" table:style-name="ce1">
            <text:p>d0000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7053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群</text:ruby-base><text:ruby-text text:style-name="T6">ム</text:ruby-text></text:ruby><text:ruby text:style-name="ru1"><text:ruby-base>検索</text:ruby-base><text:ruby-text text:style-name="T6">ケンサク</text:ruby-text></text:ruby></text:p>
          </table:table-cell>
          <table:table-cell office:value-type="string" office:string-value="d370530001" table:formula="of:=&quot;d&quot;&amp;[.C261]&amp;&quot;0001&quot;" table:style-name="ce1">
            <text:p>d370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053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検索</text:ruby-base><text:ruby-text text:style-name="T6">ケンサク</text:ruby-text></text:ruby></text:p>
          </table:table-cell>
          <table:table-cell office:value-type="string" office:string-value="d380530001" table:formula="of:=&quot;d&quot;&amp;[.C262]&amp;&quot;0001&quot;" table:style-name="ce1">
            <text:p>d380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423</text:p>
          </table:table-cell>
          <table:table-cell office:value-type="string" table:style-name="ce1">
            <text:p><text:ruby text:style-name="ru1"><text:ruby-base>図表</text:ruby-base><text:ruby-text text:style-name="T6">ズヒョウ</text:ruby-text></text:ruby><text:ruby text:style-name="ru1"><text:ruby-base>表示</text:ruby-base><text:ruby-text text:style-name="T6">ヒョウジ</text:ruby-text></text:ruby></text:p>
          </table:table-cell>
          <table:table-cell office:value-type="string" office:string-value="d384230001" table:formula="of:=&quot;d&quot;&amp;[.C263]&amp;&quot;0001&quot;" table:style-name="ce1">
            <text:p>d3842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38023</text:p>
          </table:table-cell>
          <table:table-cell office:value-type="string" table:style-name="ce1">
            <text:p><text:ruby text:style-name="ru1"><text:ruby-base>特許</text:ruby-base><text:ruby-text text:style-name="T6">トッキョ</text:ruby-text></text:ruby><text:ruby text:style-name="ru1"><text:ruby-base>詳細</text:ruby-base><text:ruby-text text:style-name="T6">ショウサイ</text:ruby-text></text:ruby><text:ruby text:style-name="ru1"><text:ruby-base>表示</text:ruby-base><text:ruby-text text:style-name="T6">ヒョウジ</text:ruby-text></text:ruby></text:p>
          </table:table-cell>
          <table:table-cell office:value-type="string" office:string-value="d380230001" table:formula="of:=&quot;d&quot;&amp;[.C264]&amp;&quot;0001&quot;" table:style-name="ce1">
            <text:p>d3802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0001</text:p>
          </table:table-cell>
          <table:table-cell office:value-type="string" table:style-name="ce1">
            <text:p>システム<text:ruby text:style-name="ru1"><text:ruby-base>管理</text:ruby-base><text:ruby-text text:style-name="T6">カンリ</text:ruby-text></text:ruby><text:ruby text:style-name="ru1"><text:ruby-base>画面</text:ruby-base><text:ruby-text text:style-name="T6">ガメン</text:ruby-text></text:ruby>フレーム<text:ruby text:style-name="ru1"><text:ruby-base>背景</text:ruby-base><text:ruby-text text:style-name="T6">ハイケイ</text:ruby-text></text:ruby></text:p>
          </table:table-cell>
          <table:table-cell office:value-type="string" office:string-value="d900010001" table:formula="of:=&quot;d&quot;&amp;[.C265]&amp;&quot;0001&quot;" table:style-name="ce1">
            <text:p>d9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9012</text:p>
          </table:table-cell>
          <table:table-cell office:value-type="string" table:style-name="ce1">
            <text:p>システム<text:ruby text:style-name="ru1"><text:ruby-base>管理</text:ruby-base><text:ruby-text text:style-name="T6">カンリ</text:ruby-text></text:ruby>ツリー<text:ruby text:style-name="ru1"><text:ruby-base>表示</text:ruby-base><text:ruby-text text:style-name="T6">ヒョウジ</text:ruby-text></text:ruby></text:p>
          </table:table-cell>
          <table:table-cell office:value-type="string" office:string-value="d990120001" table:formula="of:=&quot;d&quot;&amp;[.C266]&amp;&quot;0001&quot;" table:style-name="ce1">
            <text:p>d99012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9010</text:p>
          </table:table-cell>
          <table:table-cell office:value-type="string" table:style-name="ce1">
            <text:p>システム<text:ruby text:style-name="ru1"><text:ruby-base>管理</text:ruby-base><text:ruby-text text:style-name="T6">カンリ</text:ruby-text></text:ruby>ホーム</text:p>
          </table:table-cell>
          <table:table-cell office:value-type="string" office:string-value="d990100001" table:formula="of:=&quot;d&quot;&amp;[.C267]&amp;&quot;0001&quot;" table:style-name="ce1">
            <text:p>d990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2120</text:p>
          </table:table-cell>
          <table:table-cell office:value-type="string" table:style-name="ce1">
            <text:p><text:ruby text:style-name="ru1"><text:ruby-base>部門</text:ruby-base><text:ruby-text text:style-name="T6">ブモン</text:ruby-text></text:ruby><text:ruby text:style-name="ru1"><text:ruby-base>一覧</text:ruby-base><text:ruby-text text:style-name="T6">イチラン</text:ruby-text></text:ruby></text:p>
          </table:table-cell>
          <table:table-cell office:value-type="string" office:string-value="d921200001" table:formula="of:=&quot;d&quot;&amp;[.C268]&amp;&quot;0001&quot;" table:style-name="ce1">
            <text:p>d921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1020</text:p>
          </table:table-cell>
          <table:table-cell office:value-type="string" table:style-name="ce1">
            <text:p>ユーザ<text:ruby text:style-name="ru1"><text:ruby-base>一覧</text:ruby-base><text:ruby-text text:style-name="T6">イチラン</text:ruby-text></text:ruby></text:p>
          </table:table-cell>
          <table:table-cell office:value-type="string" office:string-value="d910200001" table:formula="of:=&quot;d&quot;&amp;[.C269]&amp;&quot;0001&quot;" table:style-name="ce1">
            <text:p>d91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9330</text:p>
          </table:table-cell>
          <table:table-cell office:value-type="string" table:style-name="ce1">
            <text:p>システム<text:ruby text:style-name="ru1"><text:ruby-base>設定</text:ruby-base><text:ruby-text text:style-name="T6">セッテイ</text:ruby-text></text:ruby></text:p>
          </table:table-cell>
          <table:table-cell office:value-type="string" office:string-value="d993300001" table:formula="of:=&quot;d&quot;&amp;[.C270]&amp;&quot;0001&quot;" table:style-name="ce1">
            <text:p>d993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9053</text:p>
          </table:table-cell>
          <table:table-cell office:value-type="string" table:style-name="ce1">
            <text:p>ログ<text:ruby text:style-name="ru1"><text:ruby-base>検索</text:ruby-base><text:ruby-text text:style-name="T6">ケンサク</text:ruby-text></text:ruby></text:p>
          </table:table-cell>
          <table:table-cell office:value-type="string" office:string-value="d990530001" table:formula="of:=&quot;d&quot;&amp;[.C271]&amp;&quot;0001&quot;" table:style-name="ce1">
            <text:p>d990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2153</text:p>
          </table:table-cell>
          <table:table-cell office:value-type="string" table:style-name="ce1">
            <text:p><text:ruby text:style-name="ru1"><text:ruby-base>部門</text:ruby-base><text:ruby-text text:style-name="T6">ブモン</text:ruby-text></text:ruby><text:ruby text:style-name="ru1"><text:ruby-base>検索</text:ruby-base><text:ruby-text text:style-name="T6">ケンサク</text:ruby-text></text:ruby></text:p>
          </table:table-cell>
          <table:table-cell office:value-type="string" office:string-value="d921530001" table:formula="of:=&quot;d&quot;&amp;[.C272]&amp;&quot;0001&quot;" table:style-name="ce1">
            <text:p>d921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91053</text:p>
          </table:table-cell>
          <table:table-cell office:value-type="string" table:style-name="ce1">
            <text:p>ユーザ<text:ruby text:style-name="ru1"><text:ruby-base>検索</text:ruby-base><text:ruby-text text:style-name="T6">ケンサク</text:ruby-text></text:ruby></text:p>
          </table:table-cell>
          <table:table-cell office:value-type="string" office:string-value="d910530001" table:formula="of:=&quot;d&quot;&amp;[.C273]&amp;&quot;0001&quot;" table:style-name="ce1">
            <text:p>d910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0001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<text:ruby text:style-name="ru1"><text:ruby-base>画面</text:ruby-base><text:ruby-text text:style-name="T6">ガメン</text:ruby-text></text:ruby>フレーム<text:ruby text:style-name="ru1"><text:ruby-base>背景</text:ruby-base><text:ruby-text text:style-name="T6">ハイケイ</text:ruby-text></text:ruby></text:p>
          </table:table-cell>
          <table:table-cell office:value-type="string" office:string-value="d800010001" table:formula="of:=&quot;d&quot;&amp;[.C274]&amp;&quot;0001&quot;" table:style-name="ce1">
            <text:p>d80001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012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ツリー<text:ruby text:style-name="ru1"><text:ruby-base>表示</text:ruby-base><text:ruby-text text:style-name="T6">ヒョウジ</text:ruby-text></text:ruby></text:p>
          </table:table-cell>
          <table:table-cell office:value-type="string" office:string-value="d890120001" table:formula="of:=&quot;d&quot;&amp;[.C275]&amp;&quot;0001&quot;" table:style-name="ce1">
            <text:p>d89012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01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ホーム</text:p>
          </table:table-cell>
          <table:table-cell office:value-type="string" office:string-value="d890100001" table:formula="of:=&quot;d&quot;&amp;[.C276]&amp;&quot;0001&quot;" table:style-name="ce1">
            <text:p>d890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202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一覧</text:ruby-base><text:ruby-text text:style-name="T6">イチラン</text:ruby-text></text:ruby></text:p>
          </table:table-cell>
          <table:table-cell office:value-type="string" office:string-value="d820200001" table:formula="of:=&quot;d&quot;&amp;[.C277]&amp;&quot;0001&quot;" table:style-name="ce1">
            <text:p>d82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51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別</text:ruby-base><text:ruby-text text:style-name="T6">ベツ</text:ruby-text></text:ruby><text:ruby text:style-name="ru1"><text:ruby-base>管理</text:ruby-base><text:ruby-text text:style-name="T6">カンリ</text:ruby-text></text:ruby>ファイル<text:ruby text:style-name="ru1"><text:ruby-base>一覧</text:ruby-base><text:ruby-text text:style-name="T6">イチラン</text:ruby-text></text:ruby></text:p>
          </table:table-cell>
          <table:table-cell office:value-type="string" office:string-value="d895100001" table:formula="of:=&quot;d&quot;&amp;[.C278]&amp;&quot;0001&quot;" table:style-name="ce1">
            <text:p>d895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540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別</text:ruby-base><text:ruby-text text:style-name="T6">ベツ</text:ruby-text></text:ruby><text:ruby text:style-name="ru1"><text:ruby-base>管理</text:ruby-base><text:ruby-text text:style-name="T6">カンリ</text:ruby-text></text:ruby>ファイル<text:ruby text:style-name="ru1"><text:ruby-base>取込</text:ruby-base><text:ruby-text text:style-name="T6">トリコミ</text:ruby-text></text:ruby></text:p>
          </table:table-cell>
          <table:table-cell office:value-type="string" office:string-value="d895400001" table:formula="of:=&quot;d&quot;&amp;[.C279]&amp;&quot;0001&quot;" table:style-name="ce1">
            <text:p>d8954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102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<text:ruby text:style-name="ru1"><text:ruby-base>管理</text:ruby-base><text:ruby-text text:style-name="T6">カンリ</text:ruby-text></text:ruby>ユーザ<text:ruby text:style-name="ru1"><text:ruby-base>一覧</text:ruby-base><text:ruby-text text:style-name="T6">イチラン</text:ruby-text></text:ruby></text:p>
          </table:table-cell>
          <table:table-cell office:value-type="string" office:string-value="d810200001" table:formula="of:=&quot;d&quot;&amp;[.C280]&amp;&quot;0001&quot;" table:style-name="ce1">
            <text:p>d8102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410</text:p>
          </table:table-cell>
          <table:table-cell office:value-type="string" table:style-name="ce1">
            <text:p><text:ruby text:style-name="ru1"><text:ruby-base>管理</text:ruby-base><text:ruby-text text:style-name="T6">カンリ</text:ruby-text></text:ruby>ファイル<text:ruby text:style-name="ru1"><text:ruby-base>一覧</text:ruby-base><text:ruby-text text:style-name="T6">イチラン</text:ruby-text></text:ruby></text:p>
          </table:table-cell>
          <table:table-cell office:value-type="string" office:string-value="d894100001" table:formula="of:=&quot;d&quot;&amp;[.C281]&amp;&quot;0001&quot;" table:style-name="ce1">
            <text:p>d8941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440</text:p>
          </table:table-cell>
          <table:table-cell office:value-type="string" table:style-name="ce1">
            <text:p><text:ruby text:style-name="ru1"><text:ruby-base>管理</text:ruby-base><text:ruby-text text:style-name="T6">カンリ</text:ruby-text></text:ruby>ファイル<text:ruby text:style-name="ru1"><text:ruby-base>取込</text:ruby-base><text:ruby-text text:style-name="T6">トリコミ</text:ruby-text></text:ruby></text:p>
          </table:table-cell>
          <table:table-cell office:value-type="string" office:string-value="d894400001" table:formula="of:=&quot;d&quot;&amp;[.C282]&amp;&quot;0001&quot;" table:style-name="ce1">
            <text:p>d8944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230</text:p>
          </table:table-cell>
          <table:table-cell office:value-type="string" table:style-name="ce1">
            <text:p>ログインメッセージ<text:ruby text:style-name="ru1"><text:ruby-base>管理</text:ruby-base><text:ruby-text text:style-name="T6">カンリ</text:ruby-text></text:ruby></text:p>
          </table:table-cell>
          <table:table-cell office:value-type="string" office:string-value="d892300001" table:formula="of:=&quot;d&quot;&amp;[.C283]&amp;&quot;0001&quot;" table:style-name="ce1">
            <text:p>d892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330</text:p>
          </table:table-cell>
          <table:table-cell office:value-type="string" table:style-name="ce1">
            <text:p><text:ruby text:style-name="ru1"><text:ruby-base>総合</text:ruby-base><text:ruby-text text:style-name="T6">ソウゴウ</text:ruby-text></text:ruby>システム<text:ruby text:style-name="ru1"><text:ruby-base>設定</text:ruby-base><text:ruby-text text:style-name="T6">セッテイ</text:ruby-text></text:ruby></text:p>
          </table:table-cell>
          <table:table-cell office:value-type="string" office:string-value="d893300001" table:formula="of:=&quot;d&quot;&amp;[.C284]&amp;&quot;0001&quot;" table:style-name="ce1">
            <text:p>d89330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2053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検索</text:ruby-base><text:ruby-text text:style-name="T6">ケンサク</text:ruby-text></text:ruby></text:p>
          </table:table-cell>
          <table:table-cell office:value-type="string" office:string-value="d820530001" table:formula="of:=&quot;d&quot;&amp;[.C285]&amp;&quot;0001&quot;" table:style-name="ce1">
            <text:p>d820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553</text:p>
          </table:table-cell>
          <table:table-cell office:value-type="string" table:style-name="ce1">
            <text:p><text:ruby text:style-name="ru1"><text:ruby-base>取込</text:ruby-base><text:ruby-text text:style-name="T6">トリコミ</text:ruby-text></text:ruby>ログ<text:ruby text:style-name="ru1"><text:ruby-base>検索</text:ruby-base><text:ruby-text text:style-name="T6">ケンサク</text:ruby-text></text:ruby></text:p>
          </table:table-cell>
          <table:table-cell office:value-type="string" office:string-value="d895530001" table:formula="of:=&quot;d&quot;&amp;[.C286]&amp;&quot;0001&quot;" table:style-name="ce1">
            <text:p>d8955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splyNo</text:p>
          </table:table-cell>
          <table:table-cell office:value-type="string" table:style-name="ce1">
            <text:p><text:ruby text:style-name="ru1"><text:ruby-base>画面</text:ruby-base><text:ruby-text text:style-name="T6">ガメン</text:ruby-text></text:ruby><text:ruby text:style-name="ru1"><text:ruby-base>番号</text:ruby-base><text:ruby-text text:style-name="T6">バンゴウ</text:ruby-text></text:ruby></text:p>
          </table:table-cell>
          <table:table-cell office:value-type="string" table:style-name="ce9">
            <text:p>89473</text:p>
          </table:table-cell>
          <table:table-cell office:value-type="string" table:style-name="ce1">
            <text:p><text:ruby text:style-name="ru1"><text:ruby-base>顧客</text:ruby-base><text:ruby-text text:style-name="T6">コキャク</text:ruby-text></text:ruby><text:ruby text:style-name="ru1"><text:ruby-base>別</text:ruby-base><text:ruby-text text:style-name="T6">ベツ</text:ruby-text></text:ruby><text:ruby text:style-name="ru1"><text:ruby-base>運用</text:ruby-base><text:ruby-text text:style-name="T6">ウンヨウ</text:ruby-text></text:ruby>ログ<text:ruby text:style-name="ru1"><text:ruby-base>表示</text:ruby-base><text:ruby-text text:style-name="T6">ヒョウジ</text:ruby-text></text:ruby></text:p>
          </table:table-cell>
          <table:table-cell office:value-type="string" office:string-value="d894730001" table:formula="of:=&quot;d&quot;&amp;[.C287]&amp;&quot;0001&quot;" table:style-name="ce1">
            <text:p>d8947300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ilTyp</text:p>
          </table:table-cell>
          <table:table-cell office:value-type="string" table:style-name="ce1">
            <text:p>メール<text:ruby text:style-name="ru1"><text:ruby-base>種別</text:ruby-base><text:ruby-text text:style-name="T6">シュベツ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依頼が取り消された旨のメール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lTyp</text:p>
          </table:table-cell>
          <table:table-cell office:value-type="string" table:style-name="ce1">
            <text:p>メール<text:ruby text:style-name="ru1"><text:ruby-base>種別</text:ruby-base><text:ruby-text text:style-name="T6">シュベツ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が依頼された旨のメール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lTyp</text:p>
          </table:table-cell>
          <table:table-cell office:value-type="string" table:style-name="ce1">
            <text:p>メール<text:ruby text:style-name="ru1"><text:ruby-base>種別</text:ruby-base><text:ruby-text text:style-name="T6">シュベツ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作業</text:ruby-base><text:ruby-text text:style-name="T6">サギョウ</text:ruby-text></text:ruby>が申し送りされた旨のメール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lTyp</text:p>
          </table:table-cell>
          <table:table-cell office:value-type="string" table:style-name="ce1">
            <text:p>メール<text:ruby text:style-name="ru1"><text:ruby-base>種別</text:ruby-base><text:ruby-text text:style-name="T6">シュベツ</text:ruby-text></text:ruby></text:p>
          </table:table-cell>
          <table:table-cell office:value-type="float" office:value="9" table:style-name="ce9">
            <text:p>9</text:p>
          </table:table-cell>
          <table:table-cell office:value-type="string" table:style-name="ce1">
            <text:p><text:ruby text:style-name="ru1"><text:ruby-base>障害</text:ruby-base><text:ruby-text text:style-name="T6">ショウガイ</text:ruby-text></text:ruby>が<text:ruby text:style-name="ru1"><text:ruby-base>発生</text:ruby-base><text:ruby-text text:style-name="T6">ハッセイ</text:ruby-text></text:ruby>した<text:ruby text:style-name="ru1"><text:ruby-base>旨</text:ruby-base><text:ruby-text text:style-name="T6">ムネ</text:ruby-text></text:ruby>のメール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sgTyp</text:p>
          </table:table-cell>
          <table:table-cell office:value-type="string" table:style-name="ce1">
            <text:p>メッセージ<text:ruby text:style-name="ru1"><text:ruby-base>種別</text:ruby-base><text:ruby-text text:style-name="T6">シュベツ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正常</text:ruby-base><text:ruby-text text:style-name="T6">セイジョウ</text:ruby-text></text:ruby>メッセージ</text:p>
          </table:table-cell>
          <table:table-cell office:value-type="string" table:style-name="ce9">
            <text:p>O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sgTyp</text:p>
          </table:table-cell>
          <table:table-cell office:value-type="string" table:style-name="ce1">
            <text:p>メッセージ<text:ruby text:style-name="ru1"><text:ruby-base>種別</text:ruby-base><text:ruby-text text:style-name="T6">シュベツ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<text:ruby text:style-name="ru1"><text:ruby-base>警告</text:ruby-base><text:ruby-text text:style-name="T6">ケイコク</text:ruby-text></text:ruby>メッセージ</text:p>
          </table:table-cell>
          <table:table-cell office:value-type="string" table:style-name="ce9">
            <text:p>W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sgTyp</text:p>
          </table:table-cell>
          <table:table-cell office:value-type="string" table:style-name="ce1">
            <text:p>メッセージ<text:ruby text:style-name="ru1"><text:ruby-base>種別</text:ruby-base><text:ruby-text text:style-name="T6">シュベツ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操作<text:ruby text:style-name="ru1"><text:ruby-base>異常</text:ruby-base><text:ruby-text text:style-name="T6">イジョウ</text:ruby-text></text:ruby>メッセージ</text:p>
          </table:table-cell>
          <table:table-cell office:value-type="string" table:style-name="ce9">
            <text:p>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sgTyp</text:p>
          </table:table-cell>
          <table:table-cell office:value-type="string" table:style-name="ce1">
            <text:p>メッセージ<text:ruby text:style-name="ru1"><text:ruby-base>種別</text:ruby-base><text:ruby-text text:style-name="T6">シュベツ</text:ruby-text></text:ruby></text:p>
          </table:table-cell>
          <table:table-cell office:value-type="float" office:value="9" table:style-name="ce9">
            <text:p>9</text:p>
          </table:table-cell>
          <table:table-cell office:value-type="string" table:style-name="ce1">
            <text:p>システム<text:ruby text:style-name="ru1"><text:ruby-base>異常</text:ruby-base><text:ruby-text text:style-name="T6">イジョウ</text:ruby-text></text:ruby>メッセージ</text:p>
          </table:table-cell>
          <table:table-cell office:value-type="string" table:style-name="ce9">
            <text:p>S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rlType</text:p>
          </table:table-cell>
          <table:table-cell office:value-type="string" table:style-name="ce1">
            <text:p><text:ruby text:style-name="ru1"><text:ruby-base>資料</text:ruby-base><text:ruby-text text:style-name="T6">シリ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0" table:style-name="ce9">
            <text:p>0</text:p>
          </table:table-cell>
          <table:table-cell office:value-type="string" table:style-name="ce1">
            <text:p><text:ruby text:style-name="ru1"><text:ruby-base>名称</text:ruby-base><text:ruby-text text:style-name="T6">メイショウ</text:ruby-text></text:ruby>のみ</text:p>
          </table:table-cell>
          <table:table-cell office:value-type="string" table:style-name="ce1">
            <text:p><text:ruby text:style-name="ru1"><text:ruby-base>名称</text:ruby-base><text:ruby-text text:style-name="T6">メイショウ</text:ruby-text></text:ruby>のみ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rlType</text:p>
          </table:table-cell>
          <table:table-cell office:value-type="string" table:style-name="ce1">
            <text:p><text:ruby text:style-name="ru1"><text:ruby-base>資料</text:ruby-base><text:ruby-text text:style-name="T6">シリ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1" table:style-name="ce9">
            <text:p>1</text:p>
          </table:table-cell>
          <table:table-cell office:value-type="string" table:style-name="ce1">
            <text:p>ホームページ</text:p>
          </table:table-cell>
          <table:table-cell office:value-type="string" table:style-name="ce1">
            <text:p>ホームページ</text:p>
          </table:table-cell>
          <table:table-cell office:value-type="string" table:style-name="ce1">
            <text:p>ホームページのUrlを<text:ruby text:style-name="ru1"><text:ruby-base>指定</text:ruby-base><text:ruby-text text:style-name="T6">シテイ</text:ruby-text></text:ruby>しま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lType</text:p>
          </table:table-cell>
          <table:table-cell office:value-type="string" table:style-name="ce1">
            <text:p><text:ruby text:style-name="ru1"><text:ruby-base>資料</text:ruby-base><text:ruby-text text:style-name="T6">シリ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<text:ruby text:style-name="ru1"><text:ruby-base>共有</text:ruby-base><text:ruby-text text:style-name="T6">キョウユウ</text:ruby-text></text:ruby>サーバ<text:ruby text:style-name="ru1"><text:ruby-base>上</text:ruby-base><text:ruby-text text:style-name="T6">ウエ</text:ruby-text></text:ruby>のファイル</text:p>
          </table:table-cell>
          <table:table-cell office:value-type="string" table:style-name="ce1">
            <text:p><text:ruby text:style-name="ru1"><text:ruby-base>共有</text:ruby-base><text:ruby-text text:style-name="T6">キョウユウ</text:ruby-text></text:ruby>サーバ<text:ruby text:style-name="ru1"><text:ruby-base>上</text:ruby-base><text:ruby-text text:style-name="T6">ウエ</text:ruby-text></text:ruby>のファイル</text:p>
          </table:table-cell>
          <table:table-cell office:value-type="string" table:style-name="ce1">
            <text:p><text:ruby text:style-name="ru1"><text:ruby-base>共有</text:ruby-base><text:ruby-text text:style-name="T6">キョウユウ</text:ruby-text></text:ruby>サーバ<text:ruby text:style-name="ru1"><text:ruby-base>上</text:ruby-base><text:ruby-text text:style-name="T6">ウエ</text:ruby-text></text:ruby>のファイルをアドレスで<text:ruby text:style-name="ru1"><text:ruby-base>指定</text:ruby-base><text:ruby-text text:style-name="T6">シテイ</text:ruby-text></text:ruby>しま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lType</text:p>
          </table:table-cell>
          <table:table-cell office:value-type="string" table:style-name="ce1">
            <text:p><text:ruby text:style-name="ru1"><text:ruby-base>資料</text:ruby-base><text:ruby-text text:style-name="T6">シリョウ</text:ruby-text></text:ruby><text:ruby text:style-name="ru1"><text:ruby-base>種別</text:ruby-base><text:ruby-text text:style-name="T6">シュベツ</text:ruby-text></text:ruby></text:p>
          </table:table-cell>
          <table:table-cell office:value-type="float" office:value="3" table:style-name="ce9">
            <text:p>3</text:p>
          </table:table-cell>
          <table:table-cell office:value-type="string" table:style-name="ce1">
            <text:p>アップロードファイル</text:p>
          </table:table-cell>
          <table:table-cell office:value-type="string" table:style-name="ce1">
            <text:p>アップロードファイル</text:p>
          </table:table-cell>
          <table:table-cell office:value-type="string" table:style-name="ce1">
            <text:p>アップロードしたファイルを<text:ruby text:style-name="ru1"><text:ruby-base>指定</text:ruby-base><text:ruby-text text:style-name="T6">シテイ</text:ruby-text></text:ruby>します</text:p>
          </table:table-cell>
          <table:table-cell table:number-columns-repeated="16378"/>
        </table:table-row>
        <table:table-row table:number-rows-repeated="1048277" table:style-name="ro1">
          <table:table-cell table:number-columns-repeated="16384"/>
        </table:table-row>
        <table:named-expressions>
          <table:named-range table:name="Print_Titles" table:cell-range-address="コード一覧.$A$1:コード一覧.$XFD$1" table:base-cell-address="コード一覧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2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style style:name="T1" style:family="text">
      <style:text-properties fo:color="#000000" style:font-name="ＭＳ Ｐゴシック" style:font-name-asian="ＭＳ Ｐゴシック" style:font-name-complex="ＭＳ Ｐゴシック" fo:font-size="20pt" style:font-size-asian="20pt" style:font-size-complex="20pt" style:font-family-generic="modern"/>
    </style:style>
    <style:style style:name="T2" style:family="text">
      <style:text-properties fo:color="#000000" style:font-name="ＭＳ Ｐゴシック" style:font-name-asian="ＭＳ Ｐゴシック" style:font-name-complex="ＭＳ Ｐゴシック" fo:font-size="9pt" style:font-size-asian="9pt" style:font-size-complex="9pt" style:font-family-generic="modern"/>
    </style:style>
    <style:style style:name="T3" style:family="text">
      <style:text-properties fo:color="#000000" style:font-name="ＭＳ Ｐゴシック" style:font-name-asian="ＭＳ Ｐゴシック" style:font-name-complex="ＭＳ Ｐゴシック" fo:font-size="20pt" style:font-size-asian="20pt" style:font-size-complex="20pt" style:font-family-generic="modern"/>
    </style:style>
    <style:style style:name="T4" style:family="text">
      <style:text-properties fo:color="#000000" style:font-name="ＭＳ Ｐゴシック" style:font-name-asian="ＭＳ Ｐゴシック" style:font-name-complex="ＭＳ Ｐゴシック" fo:font-size="9pt" style:font-size-asian="9pt" style:font-size-complex="9pt" style:font-family-generic="moder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T2">Copyright©</text:span><text:span text:style-name="T2"> </text:span><text:span text:style-name="T2">Raytec</text:span><text:span text:style-name="T2"> </text:span><text:span text:style-name="T2">Co.,</text:span><text:span text:style-name="T2"> </text:span><text:span text:style-name="T2">Ltd.</text:span><text:span text:style-name="T2"> </text:span><text:span text:style-name="T2">All</text:span><text:span text:style-name="T2"> </text:span><text:span text:style-name="T2">Rights</text:span><text:span text:style-name="T2"> </text:span><text:span text:style-name="T2">Reserved.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<text:span text:style-name="T3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T4">Copyright©</text:span><text:span text:style-name="T4"> </text:span><text:span text:style-name="T4">Raytec</text:span><text:span text:style-name="T4"> </text:span><text:span text:style-name="T4">Co.,</text:span><text:span text:style-name="T4"> </text:span><text:span text:style-name="T4">Ltd.</text:span><text:span text:style-name="T4"> </text:span><text:span text:style-name="T4">All</text:span><text:span text:style-name="T4"> </text:span><text:span text:style-name="T4">Rights</text:span><text:span text:style-name="T4"> </text:span><text:span text:style-name="T4">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/>
    <dc:creator/>
    <meta:creation-date>2006-09-16T00:00:00Z</meta:creation-date>
    <dc:date>2021-06-23T05:16:53Z</dc:date>
  </office:meta>
</office:document-meta>
</file>